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tyles.xml"/>
  <manifest:file-entry manifest:media-type="text/xml" manifest:full-path="Object 90/settings.xml"/>
  <manifest:file-entry manifest:media-type="application/vnd.oasis.opendocument.spreadsheet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tyles.xml"/>
  <manifest:file-entry manifest:media-type="text/xml" manifest:full-path="Object 91/settings.xml"/>
  <manifest:file-entry manifest:media-type="application/vnd.oasis.opendocument.spreadsheet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tyles.xml"/>
  <manifest:file-entry manifest:media-type="text/xml" manifest:full-path="Object 92/settings.xml"/>
  <manifest:file-entry manifest:media-type="application/vnd.oasis.opendocument.spreadsheet" manifest:version="1.2" manifest:full-path="Object 92/"/>
  <manifest:file-entry manifest:media-type="text/xml" manifest:full-path="Object 93/content.xml"/>
  <manifest:file-entry manifest:media-type="text/xml" manifest:full-path="Object 93/styles.xml"/>
  <manifest:file-entry manifest:media-type="text/xml" manifest:full-path="Object 93/settings.xml"/>
  <manifest:file-entry manifest:media-type="application/vnd.oasis.opendocument.spreadsheet" manifest:version="1.2" manifest:full-path="Object 93/"/>
  <manifest:file-entry manifest:media-type="text/xml" manifest:full-path="Object 94/content.xml"/>
  <manifest:file-entry manifest:media-type="text/xml" manifest:full-path="Object 94/styles.xml"/>
  <manifest:file-entry manifest:media-type="text/xml" manifest:full-path="Object 94/settings.xml"/>
  <manifest:file-entry manifest:media-type="application/vnd.oasis.opendocument.spreadsheet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tyles.xml"/>
  <manifest:file-entry manifest:media-type="text/xml" manifest:full-path="Object 95/settings.xml"/>
  <manifest:file-entry manifest:media-type="application/vnd.oasis.opendocument.spreadsheet" manifest:version="1.2" manifest:full-path="Object 95/"/>
  <manifest:file-entry manifest:media-type="text/xml" manifest:full-path="Object 96/content.xml"/>
  <manifest:file-entry manifest:media-type="text/xml" manifest:full-path="Object 96/styles.xml"/>
  <manifest:file-entry manifest:media-type="text/xml" manifest:full-path="Object 96/settings.xml"/>
  <manifest:file-entry manifest:media-type="application/vnd.oasis.opendocument.spreadsheet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tyles.xml"/>
  <manifest:file-entry manifest:media-type="text/xml" manifest:full-path="Object 97/settings.xml"/>
  <manifest:file-entry manifest:media-type="application/vnd.oasis.opendocument.spreadsheet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settings.xml"/>
  <manifest:file-entry manifest:media-type="application/vnd.oasis.opendocument.spreadsheet" manifest:version="1.2" manifest:full-path="Object 40/"/>
  <manifest:file-entry manifest:media-type="text/xml" manifest:full-path="Object 98/content.xml"/>
  <manifest:file-entry manifest:media-type="text/xml" manifest:full-path="Object 98/styles.xml"/>
  <manifest:file-entry manifest:media-type="text/xml" manifest:full-path="Object 98/meta.xml"/>
  <manifest:file-entry manifest:media-type="application/vnd.oasis.opendocument.chart" manifest:full-path="Object 98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settings.xml"/>
  <manifest:file-entry manifest:media-type="application/vnd.oasis.opendocument.spreadsheet" manifest:version="1.2" manifest:full-path="Object 41/"/>
  <manifest:file-entry manifest:media-type="text/xml" manifest:full-path="Object 99/content.xml"/>
  <manifest:file-entry manifest:media-type="text/xml" manifest:full-path="Object 99/styles.xml"/>
  <manifest:file-entry manifest:media-type="text/xml" manifest:full-path="Object 99/meta.xml"/>
  <manifest:file-entry manifest:media-type="application/vnd.oasis.opendocument.chart" manifest:full-path="Object 99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settings.xml"/>
  <manifest:file-entry manifest:media-type="application/vnd.oasis.opendocument.spreadsheet" manifest:version="1.2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settings.xml"/>
  <manifest:file-entry manifest:media-type="application/vnd.oasis.opendocument.spreadsheet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settings.xml"/>
  <manifest:file-entry manifest:media-type="application/vnd.oasis.opendocument.spreadsheet" manifest:version="1.2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vnd.oasis.opendocument.spreadsheet" manifest:version="1.2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settings.xml"/>
  <manifest:file-entry manifest:media-type="application/vnd.oasis.opendocument.spreadsheet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settings.xml"/>
  <manifest:file-entry manifest:media-type="application/vnd.oasis.opendocument.spreadsheet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settings.xml"/>
  <manifest:file-entry manifest:media-type="application/vnd.oasis.opendocument.spreadsheet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settings.xml"/>
  <manifest:file-entry manifest:media-type="application/vnd.oasis.opendocument.spreadsheet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settings.xml"/>
  <manifest:file-entry manifest:media-type="application/vnd.oasis.opendocument.spreadsheet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settings.xml"/>
  <manifest:file-entry manifest:media-type="application/vnd.oasis.opendocument.spreadsheet" manifest:version="1.2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settings.xml"/>
  <manifest:file-entry manifest:media-type="application/vnd.oasis.opendocument.spreadsheet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vnd.oasis.opendocument.spreadsheet" manifest:version="1.2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vnd.oasis.opendocument.spreadsheet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spreadsheet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tyles.xml"/>
  <manifest:file-entry manifest:media-type="text/xml" manifest:full-path="Object 56/settings.xml"/>
  <manifest:file-entry manifest:media-type="application/vnd.oasis.opendocument.spreadsheet" manifest:version="1.2" manifest:full-path="Object 56/"/>
  <manifest:file-entry manifest:media-type="text/xml" manifest:full-path="Object 57/content.xml"/>
  <manifest:file-entry manifest:media-type="text/xml" manifest:full-path="Object 57/styles.xml"/>
  <manifest:file-entry manifest:media-type="text/xml" manifest:full-path="Object 57/settings.xml"/>
  <manifest:file-entry manifest:media-type="application/vnd.oasis.opendocument.spreadsheet" manifest:version="1.2" manifest:full-path="Object 57/"/>
  <manifest:file-entry manifest:media-type="text/xml" manifest:full-path="Object 58/content.xml"/>
  <manifest:file-entry manifest:media-type="text/xml" manifest:full-path="Object 58/styles.xml"/>
  <manifest:file-entry manifest:media-type="text/xml" manifest:full-path="Object 58/meta.xml"/>
  <manifest:file-entry manifest:media-type="application/vnd.oasis.opendocument.chart" manifest:full-path="Object 58/"/>
  <manifest:file-entry manifest:media-type="text/xml" manifest:full-path="Object 59/content.xml"/>
  <manifest:file-entry manifest:media-type="text/xml" manifest:full-path="Object 59/styles.xml"/>
  <manifest:file-entry manifest:media-type="text/xml" manifest:full-path="Object 59/settings.xml"/>
  <manifest:file-entry manifest:media-type="application/vnd.oasis.opendocument.spreadsheet" manifest:version="1.2" manifest:full-path="Object 59/"/>
  <manifest:file-entry manifest:media-type="text/xml" manifest:full-path="Object 100/content.xml"/>
  <manifest:file-entry manifest:media-type="text/xml" manifest:full-path="Object 100/styles.xml"/>
  <manifest:file-entry manifest:media-type="text/xml" manifest:full-path="Object 100/meta.xml"/>
  <manifest:file-entry manifest:media-type="application/vnd.oasis.opendocument.chart" manifest:full-path="Object 100/"/>
  <manifest:file-entry manifest:media-type="text/xml" manifest:full-path="Object 101/content.xml"/>
  <manifest:file-entry manifest:media-type="text/xml" manifest:full-path="Object 101/styles.xml"/>
  <manifest:file-entry manifest:media-type="text/xml" manifest:full-path="Object 101/settings.xml"/>
  <manifest:file-entry manifest:media-type="application/vnd.oasis.opendocument.spreadsheet" manifest:version="1.2" manifest:full-path="Object 101/"/>
  <manifest:file-entry manifest:media-type="text/xml" manifest:full-path="Object 102/content.xml"/>
  <manifest:file-entry manifest:media-type="text/xml" manifest:full-path="Object 102/styles.xml"/>
  <manifest:file-entry manifest:media-type="text/xml" manifest:full-path="Object 102/settings.xml"/>
  <manifest:file-entry manifest:media-type="application/vnd.oasis.opendocument.spreadsheet" manifest:version="1.2" manifest:full-path="Object 102/"/>
  <manifest:file-entry manifest:media-type="application/rdf+xml" manifest:full-path="manifest.rdf"/>
  <manifest:file-entry manifest:media-type="text/xml" manifest:full-path="Object 103/content.xml"/>
  <manifest:file-entry manifest:media-type="text/xml" manifest:full-path="Object 103/styles.xml"/>
  <manifest:file-entry manifest:media-type="text/xml" manifest:full-path="Object 103/settings.xml"/>
  <manifest:file-entry manifest:media-type="application/vnd.oasis.opendocument.spreadsheet" manifest:version="1.2" manifest:full-path="Object 103/"/>
  <manifest:file-entry manifest:media-type="text/xml" manifest:full-path="Object 104/content.xml"/>
  <manifest:file-entry manifest:media-type="text/xml" manifest:full-path="Object 104/styles.xml"/>
  <manifest:file-entry manifest:media-type="text/xml" manifest:full-path="Object 104/settings.xml"/>
  <manifest:file-entry manifest:media-type="application/vnd.oasis.opendocument.spreadsheet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tyles.xml"/>
  <manifest:file-entry manifest:media-type="text/xml" manifest:full-path="Object 105/settings.xml"/>
  <manifest:file-entry manifest:media-type="application/vnd.oasis.opendocument.spreadsheet" manifest:version="1.2" manifest:full-path="Object 105/"/>
  <manifest:file-entry manifest:media-type="text/xml" manifest:full-path="Object 106/content.xml"/>
  <manifest:file-entry manifest:media-type="text/xml" manifest:full-path="Object 106/styles.xml"/>
  <manifest:file-entry manifest:media-type="text/xml" manifest:full-path="Object 106/meta.xml"/>
  <manifest:file-entry manifest:media-type="application/vnd.oasis.opendocument.chart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tyles.xml"/>
  <manifest:file-entry manifest:media-type="text/xml" manifest:full-path="Object 107/settings.xml"/>
  <manifest:file-entry manifest:media-type="application/vnd.oasis.opendocument.spreadsheet" manifest:version="1.2" manifest:full-path="Object 107/"/>
  <manifest:file-entry manifest:media-type="text/xml" manifest:full-path="Object 108/content.xml"/>
  <manifest:file-entry manifest:media-type="text/xml" manifest:full-path="Object 108/styles.xml"/>
  <manifest:file-entry manifest:media-type="text/xml" manifest:full-path="Object 108/settings.xml"/>
  <manifest:file-entry manifest:media-type="application/vnd.oasis.opendocument.spreadsheet" manifest:version="1.2" manifest:full-path="Object 108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" manifest:full-path="ObjectReplacements/Object 93"/>
  <manifest:file-entry manifest:media-type="" manifest:full-path="ObjectReplacements/Object 94"/>
  <manifest:file-entry manifest:media-type="application/x-openoffice-gdimetafile;windows_formatname=&quot;GDIMetaFile&quot;" manifest:full-path="ObjectReplacements/Object 95"/>
  <manifest:file-entry manifest:media-type="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" manifest:full-path="ObjectReplacements/Object 41"/>
  <manifest:file-entry manifest:media-type="application/x-openoffice-gdimetafile;windows_formatname=&quot;GDIMetaFile&quot;" manifest:full-path="ObjectReplacements/Object 99"/>
  <manifest:file-entry manifest:media-type="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" manifest:full-path="ObjectReplacements/Object 52"/>
  <manifest:file-entry manifest:media-type="application/x-openoffice-gdimetafile;windows_formatname=&quot;GDIMetaFile&quot;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" manifest:full-path="ObjectReplacements/Object 57"/>
  <manifest:file-entry manifest:media-type="application/x-openoffice-gdimetafile;windows_formatname=&quot;GDIMetaFile&quot;" manifest:full-path="ObjectReplacements/Object 58"/>
  <manifest:file-entry manifest:media-type="" manifest:full-path="ObjectReplacements/Object 59"/>
  <manifest:file-entry manifest:media-type="application/x-openoffice-gdimetafile;windows_formatname=&quot;GDIMetaFile&quot;" manifest:full-path="ObjectReplacements/Object 100"/>
  <manifest:file-entry manifest:media-type="" manifest:full-path="ObjectReplacements/Object 101"/>
  <manifest:file-entry manifest:media-type="" manifest:full-path="ObjectReplacements/Object 102"/>
  <manifest:file-entry manifest:media-type="" manifest:full-path="ObjectReplacements/Object 103"/>
  <manifest:file-entry manifest:media-type="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" manifest:full-path="ObjectReplacements/Object 108"/>
  <manifest:file-entry manifest:media-type="application/x-openoffice-gdimetafile;windows_formatname=&quot;GDIMetaFile&quot;" manifest:full-path="ObjectReplacements/Object 109"/>
  <manifest:file-entry manifest:media-type="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" manifest:full-path="ObjectReplacements/Object 10"/>
  <manifest:file-entry manifest:media-type="application/x-openoffice-gdimetafile;windows_formatname=&quot;GDIMetaFile&quot;" manifest:full-path="ObjectReplacements/Object 68"/>
  <manifest:file-entry manifest:media-type="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" manifest:full-path="ObjectReplacements/Object 79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" manifest:full-path="ObjectReplacements/Object 121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80"/>
  <manifest:file-entry manifest:media-type="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" manifest:full-path="ObjectReplacements/Object 88"/>
  <manifest:file-entry manifest:media-type="" manifest:full-path="ObjectReplacements/Object 30"/>
  <manifest:file-entry manifest:media-type="" manifest:full-path="ObjectReplacements/Object 89"/>
  <manifest:file-entry manifest:media-type="application/x-openoffice-gdimetafile;windows_formatname=&quot;GDIMetaFile&quot;" manifest:full-path="ObjectReplacements/Object 32"/>
  <manifest:file-entry manifest:media-type="" manifest:full-path="ObjectReplacements/Object 34"/>
  <manifest:file-entry manifest:media-type="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Object 109/content.xml"/>
  <manifest:file-entry manifest:media-type="text/xml" manifest:full-path="Object 109/styles.xml"/>
  <manifest:file-entry manifest:media-type="text/xml" manifest:full-path="Object 109/settings.xml"/>
  <manifest:file-entry manifest:media-type="application/vnd.oasis.opendocument.spreadsheet" manifest:version="1.2" manifest:full-path="Object 109/"/>
  <manifest:file-entry manifest:media-type="text/xml" manifest:full-path="Object 60/content.xml"/>
  <manifest:file-entry manifest:media-type="text/xml" manifest:full-path="Object 60/styles.xml"/>
  <manifest:file-entry manifest:media-type="text/xml" manifest:full-path="Object 60/settings.xml"/>
  <manifest:file-entry manifest:media-type="application/vnd.oasis.opendocument.spreadsheet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tyles.xml"/>
  <manifest:file-entry manifest:media-type="text/xml" manifest:full-path="Object 61/settings.xml"/>
  <manifest:file-entry manifest:media-type="application/vnd.oasis.opendocument.spreadsheet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tyles.xml"/>
  <manifest:file-entry manifest:media-type="text/xml" manifest:full-path="Object 62/settings.xml"/>
  <manifest:file-entry manifest:media-type="application/vnd.oasis.opendocument.spreadsheet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tyles.xml"/>
  <manifest:file-entry manifest:media-type="text/xml" manifest:full-path="Object 63/settings.xml"/>
  <manifest:file-entry manifest:media-type="application/vnd.oasis.opendocument.spreadsheet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tyles.xml"/>
  <manifest:file-entry manifest:media-type="text/xml" manifest:full-path="Object 64/settings.xml"/>
  <manifest:file-entry manifest:media-type="application/vnd.oasis.opendocument.spreadsheet" manifest:version="1.2" manifest:full-path="Object 64/"/>
  <manifest:file-entry manifest:media-type="text/xml" manifest:full-path="Object 65/content.xml"/>
  <manifest:file-entry manifest:media-type="text/xml" manifest:full-path="Object 65/styles.xml"/>
  <manifest:file-entry manifest:media-type="text/xml" manifest:full-path="Object 65/settings.xml"/>
  <manifest:file-entry manifest:media-type="application/vnd.oasis.opendocument.spreadsheet" manifest:version="1.2" manifest:full-path="Object 65/"/>
  <manifest:file-entry manifest:media-type="text/xml" manifest:full-path="Object 66/content.xml"/>
  <manifest:file-entry manifest:media-type="text/xml" manifest:full-path="Object 66/styles.xml"/>
  <manifest:file-entry manifest:media-type="text/xml" manifest:full-path="Object 66/meta.xml"/>
  <manifest:file-entry manifest:media-type="application/vnd.oasis.opendocument.chart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tyles.xml"/>
  <manifest:file-entry manifest:media-type="text/xml" manifest:full-path="Object 67/settings.xml"/>
  <manifest:file-entry manifest:media-type="application/vnd.oasis.opendocument.spreadsheet" manifest:version="1.2" manifest:full-path="Object 67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tyles.xml"/>
  <manifest:file-entry manifest:media-type="text/xml" manifest:full-path="Object 68/settings.xml"/>
  <manifest:file-entry manifest:media-type="application/vnd.oasis.opendocument.spreadsheet" manifest:version="1.2" manifest:full-path="Object 68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tyles.xml"/>
  <manifest:file-entry manifest:media-type="text/xml" manifest:full-path="Object 69/settings.xml"/>
  <manifest:file-entry manifest:media-type="application/vnd.oasis.opendocument.spreadsheet" manifest:version="1.2" manifest:full-path="Object 69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spreadsheet" manifest:version="1.2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settings.xml"/>
  <manifest:file-entry manifest:media-type="application/vnd.oasis.opendocument.spreadsheet" manifest:version="1.2" manifest:full-path="Object 19/"/>
  <manifest:file-entry manifest:media-type="text/xml" manifest:full-path="Object 110/content.xml"/>
  <manifest:file-entry manifest:media-type="text/xml" manifest:full-path="Object 110/styles.xml"/>
  <manifest:file-entry manifest:media-type="text/xml" manifest:full-path="Object 110/settings.xml"/>
  <manifest:file-entry manifest:media-type="application/vnd.oasis.opendocument.spreadsheet" manifest:version="1.2" manifest:full-path="Object 110/"/>
  <manifest:file-entry manifest:media-type="text/xml" manifest:full-path="Object 111/content.xml"/>
  <manifest:file-entry manifest:media-type="text/xml" manifest:full-path="Object 111/styles.xml"/>
  <manifest:file-entry manifest:media-type="text/xml" manifest:full-path="Object 111/settings.xml"/>
  <manifest:file-entry manifest:media-type="application/vnd.oasis.opendocument.spreadsheet" manifest:version="1.2" manifest:full-path="Object 111/"/>
  <manifest:file-entry manifest:media-type="text/xml" manifest:full-path="Object 112/content.xml"/>
  <manifest:file-entry manifest:media-type="text/xml" manifest:full-path="Object 112/styles.xml"/>
  <manifest:file-entry manifest:media-type="text/xml" manifest:full-path="Object 112/settings.xml"/>
  <manifest:file-entry manifest:media-type="application/vnd.oasis.opendocument.spreadsheet" manifest:version="1.2" manifest:full-path="Object 112/"/>
  <manifest:file-entry manifest:media-type="text/xml" manifest:full-path="Object 113/content.xml"/>
  <manifest:file-entry manifest:media-type="text/xml" manifest:full-path="Object 113/styles.xml"/>
  <manifest:file-entry manifest:media-type="text/xml" manifest:full-path="Object 113/settings.xml"/>
  <manifest:file-entry manifest:media-type="application/vnd.oasis.opendocument.spreadsheet" manifest:version="1.2" manifest:full-path="Object 113/"/>
  <manifest:file-entry manifest:media-type="text/xml" manifest:full-path="Object 114/content.xml"/>
  <manifest:file-entry manifest:media-type="text/xml" manifest:full-path="Object 114/styles.xml"/>
  <manifest:file-entry manifest:media-type="text/xml" manifest:full-path="Object 114/settings.xml"/>
  <manifest:file-entry manifest:media-type="application/vnd.oasis.opendocument.spreadsheet" manifest:version="1.2" manifest:full-path="Object 114/"/>
  <manifest:file-entry manifest:media-type="text/xml" manifest:full-path="Object 115/content.xml"/>
  <manifest:file-entry manifest:media-type="text/xml" manifest:full-path="Object 115/styles.xml"/>
  <manifest:file-entry manifest:media-type="text/xml" manifest:full-path="Object 115/settings.xml"/>
  <manifest:file-entry manifest:media-type="application/vnd.oasis.opendocument.spreadsheet" manifest:version="1.2" manifest:full-path="Object 115/"/>
  <manifest:file-entry manifest:media-type="text/xml" manifest:full-path="Object 116/content.xml"/>
  <manifest:file-entry manifest:media-type="text/xml" manifest:full-path="Object 116/styles.xml"/>
  <manifest:file-entry manifest:media-type="text/xml" manifest:full-path="Object 116/settings.xml"/>
  <manifest:file-entry manifest:media-type="application/vnd.oasis.opendocument.spreadsheet" manifest:version="1.2" manifest:full-path="Object 116/"/>
  <manifest:file-entry manifest:media-type="text/xml" manifest:full-path="Object 117/content.xml"/>
  <manifest:file-entry manifest:media-type="text/xml" manifest:full-path="Object 117/styles.xml"/>
  <manifest:file-entry manifest:media-type="text/xml" manifest:full-path="Object 117/settings.xml"/>
  <manifest:file-entry manifest:media-type="application/vnd.oasis.opendocument.spreadsheet" manifest:version="1.2" manifest:full-path="Object 117/"/>
  <manifest:file-entry manifest:media-type="text/xml" manifest:full-path="Object 118/content.xml"/>
  <manifest:file-entry manifest:media-type="text/xml" manifest:full-path="Object 118/styles.xml"/>
  <manifest:file-entry manifest:media-type="text/xml" manifest:full-path="Object 118/settings.xml"/>
  <manifest:file-entry manifest:media-type="application/vnd.oasis.opendocument.spreadsheet" manifest:version="1.2" manifest:full-path="Object 118/"/>
  <manifest:file-entry manifest:media-type="text/xml" manifest:full-path="Object 119/content.xml"/>
  <manifest:file-entry manifest:media-type="text/xml" manifest:full-path="Object 119/styles.xml"/>
  <manifest:file-entry manifest:media-type="text/xml" manifest:full-path="Object 119/settings.xml"/>
  <manifest:file-entry manifest:media-type="application/vnd.oasis.opendocument.spreadsheet" manifest:version="1.2" manifest:full-path="Object 1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tyles.xml"/>
  <manifest:file-entry manifest:media-type="text/xml" manifest:full-path="Object 70/settings.xml"/>
  <manifest:file-entry manifest:media-type="application/vnd.oasis.opendocument.spreadsheet" manifest:version="1.2" manifest:full-path="Object 70/"/>
  <manifest:file-entry manifest:media-type="text/xml" manifest:full-path="Object 71/content.xml"/>
  <manifest:file-entry manifest:media-type="text/xml" manifest:full-path="Object 71/styles.xml"/>
  <manifest:file-entry manifest:media-type="text/xml" manifest:full-path="Object 71/meta.xml"/>
  <manifest:file-entry manifest:media-type="application/vnd.oasis.opendocument.chart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tyles.xml"/>
  <manifest:file-entry manifest:media-type="text/xml" manifest:full-path="Object 72/settings.xml"/>
  <manifest:file-entry manifest:media-type="application/vnd.oasis.opendocument.spreadsheet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tyles.xml"/>
  <manifest:file-entry manifest:media-type="text/xml" manifest:full-path="Object 73/settings.xml"/>
  <manifest:file-entry manifest:media-type="application/vnd.oasis.opendocument.spreadsheet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tyles.xml"/>
  <manifest:file-entry manifest:media-type="text/xml" manifest:full-path="Object 74/settings.xml"/>
  <manifest:file-entry manifest:media-type="application/vnd.oasis.opendocument.spreadsheet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tyles.xml"/>
  <manifest:file-entry manifest:media-type="text/xml" manifest:full-path="Object 75/settings.xml"/>
  <manifest:file-entry manifest:media-type="application/vnd.oasis.opendocument.spreadsheet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tyles.xml"/>
  <manifest:file-entry manifest:media-type="text/xml" manifest:full-path="Object 76/settings.xml"/>
  <manifest:file-entry manifest:media-type="application/vnd.oasis.opendocument.spreadsheet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tyles.xml"/>
  <manifest:file-entry manifest:media-type="text/xml" manifest:full-path="Object 77/settings.xml"/>
  <manifest:file-entry manifest:media-type="application/vnd.oasis.opendocument.spreadsheet" manifest:version="1.2" manifest:full-path="Object 77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spreadsheet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tyles.xml"/>
  <manifest:file-entry manifest:media-type="text/xml" manifest:full-path="Object 78/settings.xml"/>
  <manifest:file-entry manifest:media-type="application/vnd.oasis.opendocument.spreadsheet" manifest:version="1.2" manifest:full-path="Object 78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79/content.xml"/>
  <manifest:file-entry manifest:media-type="text/xml" manifest:full-path="Object 79/styles.xml"/>
  <manifest:file-entry manifest:media-type="text/xml" manifest:full-path="Object 79/settings.xml"/>
  <manifest:file-entry manifest:media-type="application/vnd.oasis.opendocument.spreadsheet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spreadsheet" manifest:version="1.2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settings.xml"/>
  <manifest:file-entry manifest:media-type="application/vnd.oasis.opendocument.spreadsheet" manifest:version="1.2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vnd.oasis.opendocument.spreadsheet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settings.xml"/>
  <manifest:file-entry manifest:media-type="application/vnd.oasis.opendocument.spreadsheet" manifest:version="1.2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settings.xml"/>
  <manifest:file-entry manifest:media-type="application/vnd.oasis.opendocument.spreadsheet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settings.xml"/>
  <manifest:file-entry manifest:media-type="application/vnd.oasis.opendocument.spreadsheet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tyles.xml"/>
  <manifest:file-entry manifest:media-type="text/xml" manifest:full-path="Object 120/settings.xml"/>
  <manifest:file-entry manifest:media-type="application/vnd.oasis.opendocument.spreadsheet" manifest:version="1.2" manifest:full-path="Object 120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21/content.xml"/>
  <manifest:file-entry manifest:media-type="text/xml" manifest:full-path="Object 121/styles.xml"/>
  <manifest:file-entry manifest:media-type="text/xml" manifest:full-path="Object 121/settings.xml"/>
  <manifest:file-entry manifest:media-type="application/vnd.oasis.opendocument.spreadsheet" manifest:version="1.2" manifest:full-path="Object 12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tyles.xml"/>
  <manifest:file-entry manifest:media-type="text/xml" manifest:full-path="Object 80/settings.xml"/>
  <manifest:file-entry manifest:media-type="application/vnd.oasis.opendocument.spreadsheet" manifest:version="1.2" manifest:full-path="Object 80/"/>
  <manifest:file-entry manifest:media-type="text/xml" manifest:full-path="Object 81/content.xml"/>
  <manifest:file-entry manifest:media-type="text/xml" manifest:full-path="Object 81/styles.xml"/>
  <manifest:file-entry manifest:media-type="text/xml" manifest:full-path="Object 81/settings.xml"/>
  <manifest:file-entry manifest:media-type="application/vnd.oasis.opendocument.spreadsheet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tyles.xml"/>
  <manifest:file-entry manifest:media-type="text/xml" manifest:full-path="Object 82/settings.xml"/>
  <manifest:file-entry manifest:media-type="application/vnd.oasis.opendocument.spreadsheet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tyles.xml"/>
  <manifest:file-entry manifest:media-type="text/xml" manifest:full-path="Object 83/settings.xml"/>
  <manifest:file-entry manifest:media-type="application/vnd.oasis.opendocument.spreadsheet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tyles.xml"/>
  <manifest:file-entry manifest:media-type="text/xml" manifest:full-path="Object 84/settings.xml"/>
  <manifest:file-entry manifest:media-type="application/vnd.oasis.opendocument.spreadsheet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tyles.xml"/>
  <manifest:file-entry manifest:media-type="text/xml" manifest:full-path="Object 85/settings.xml"/>
  <manifest:file-entry manifest:media-type="application/vnd.oasis.opendocument.spreadsheet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tyles.xml"/>
  <manifest:file-entry manifest:media-type="text/xml" manifest:full-path="Object 86/settings.xml"/>
  <manifest:file-entry manifest:media-type="application/vnd.oasis.opendocument.spreadsheet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tyles.xml"/>
  <manifest:file-entry manifest:media-type="text/xml" manifest:full-path="Object 87/settings.xml"/>
  <manifest:file-entry manifest:media-type="application/vnd.oasis.opendocument.spreadsheet" manifest:version="1.2" manifest:full-path="Object 87/"/>
  <manifest:file-entry manifest:media-type="text/xml" manifest:full-path="Object 88/content.xml"/>
  <manifest:file-entry manifest:media-type="text/xml" manifest:full-path="Object 88/styles.xml"/>
  <manifest:file-entry manifest:media-type="text/xml" manifest:full-path="Object 88/settings.xml"/>
  <manifest:file-entry manifest:media-type="application/vnd.oasis.opendocument.spreadsheet" manifest:version="1.2" manifest:full-path="Object 88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version="1.2" manifest:full-path="Object 30/"/>
  <manifest:file-entry manifest:media-type="text/xml" manifest:full-path="Object 89/content.xml"/>
  <manifest:file-entry manifest:media-type="text/xml" manifest:full-path="Object 89/styles.xml"/>
  <manifest:file-entry manifest:media-type="text/xml" manifest:full-path="Object 89/settings.xml"/>
  <manifest:file-entry manifest:media-type="application/vnd.oasis.opendocument.spreadsheet" manifest:version="1.2" manifest:full-path="Object 89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settings.xml"/>
  <manifest:file-entry manifest:media-type="application/vnd.oasis.opendocument.spreadsheet" manifest:version="1.2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settings.xml"/>
  <manifest:file-entry manifest:media-type="application/vnd.oasis.opendocument.spreadsheet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settings.xml"/>
  <manifest:file-entry manifest:media-type="application/vnd.oasis.opendocument.spreadsheet" manifest:version="1.2" manifest:full-path="Object 36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settings.xml"/>
  <manifest:file-entry manifest:media-type="application/vnd.oasis.opendocument.spreadsheet" manifest:version="1.2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settings.xml"/>
  <manifest:file-entry manifest:media-type="application/vnd.oasis.opendocument.spreadsheet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 1</text:p>
      <text:p text:style-name="Standard"/>
      <text:p text:style-name="Standard"><draw:frame draw:style-name="fr1" draw:name="Objeto1" text:anchor-type="paragraph" svg:x="0.307cm" svg:y="0.037cm" svg:width="12.414cm" svg:height="4.969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to2" text:anchor-type="paragraph" svg:width="12.273cm" svg:height="5.789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PROB 2</text:p>
      <text:p text:style-name="Standard"><draw:frame draw:style-name="fr1" draw:name="Objeto4" text:anchor-type="paragraph" svg:x="0.415cm" svg:y="0.445cm" svg:width="11.354cm" svg:height="9.035cm" draw:z-index="117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to3" text:anchor-type="paragraph" svg:x="0.466cm" svg:y="0.141cm" svg:width="5.166cm" svg:height="1.355cm" draw:z-index="116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oft-page-break/>PROB 3</text:p>
      <text:p text:style-name="Standard"/>
      <text:p text:style-name="Standard"/>
      <text:p text:style-name="Standard"><draw:frame draw:style-name="fr2" draw:name="Objeto5" text:anchor-type="paragraph" svg:width="15.806cm" svg:height="2.709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to6" text:anchor-type="paragraph" svg:x="0.526cm" svg:y="0.116cm" svg:width="4.517cm" svg:height="1.356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P1">PROB 4</text:p>
      <text:p text:style-name="Standard"/>
      <text:p text:style-name="Standard"><draw:frame draw:style-name="fr2" draw:name="Objeto7" text:anchor-type="paragraph" svg:width="15.806cm" svg:height="2.711cm" draw:z-index="10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8" text:anchor-type="paragraph" svg:x="0.579cm" svg:y="3.05cm" svg:width="4.517cm" svg:height="1.356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P1">PROB 5</text:p>
      <text:p text:style-name="Standard"/>
      <text:p text:style-name="Standard"><draw:frame draw:style-name="fr1" draw:name="Objeto9" text:anchor-type="paragraph" svg:x="0.596cm" svg:y="0.062cm" svg:width="15.806cm" svg:height="0.452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1">PROB 6</text:p>
      <text:p text:style-name="Standard"/>
      <text:p text:style-name="Standard"><draw:frame draw:style-name="fr2" draw:name="Objeto10" text:anchor-type="paragraph" svg:width="15.806cm" svg:height="4.066cm" draw:z-index="13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11" text:anchor-type="paragraph" svg:x="0.552cm" svg:y="4.484cm" svg:width="4.517cm" svg:height="0.905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Nota: com a valor màxim del darrer interval s'ha utilitzat el valor 100000. Qualsevol altre valor “raonable” també seria vàlid. </text:p>
      <text:p text:style-name="Standard"/>
      <text:p text:style-name="Standard"/>
      <text:p text:style-name="Standard"/>
      <text:p text:style-name="Standard"/>
      <text:p text:style-name="P1"><text:soft-page-break/>PROB 7</text:p>
      <text:p text:style-name="Standard"/>
      <text:p text:style-name="Standard"><draw:frame draw:style-name="fr2" draw:name="Objeto12" text:anchor-type="paragraph" svg:width="15.806cm" svg:height="3.163cm" draw:z-index="15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13" text:anchor-type="paragraph" svg:x="0.605cm" svg:y="3.491cm" svg:width="4.517cm" svg:height="0.905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PROB 8</text:p>
      <text:p text:style-name="Standard"/>
      <text:p text:style-name="Standard"><draw:frame draw:style-name="fr1" draw:name="Objeto14" text:anchor-type="paragraph" svg:x="0.111cm" svg:y="0.037cm" svg:width="6.775cm" svg:height="0.452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2" draw:name="Objeto15" text:anchor-type="paragraph" svg:width="11.292cm" svg:height="6.324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Objeto16" text:anchor-type="paragraph" svg:x="0.217cm" svg:y="0.037cm" svg:width="6.775cm" svg:height="0.905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<draw:frame draw:style-name="fr2" draw:name="Objeto17" text:anchor-type="paragraph" svg:width="11.497cm" svg:height="8.761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text:soft-page-break/>PROB 9</text:p>
      <text:p text:style-name="Standard"/>
      <text:p text:style-name="Standard"><draw:frame draw:style-name="fr1" draw:name="Objeto18" text:anchor-type="paragraph" svg:x="0.217cm" svg:y="0.035cm" svg:width="6.775cm" svg:height="0.453cm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><draw:frame draw:style-name="fr2" draw:name="Objeto19" text:anchor-type="paragraph" svg:width="11.292cm" svg:height="7.227cm" draw:z-index="22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o20" text:anchor-type="paragraph" svg:x="0.658cm" svg:y="7.661cm" svg:width="4.517cm" svg:height="1.355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draw:frame draw:style-name="fr2" draw:name="Objeto21" text:anchor-type="paragraph" svg:width="10.112cm" svg:height="5.683cm" draw:z-index="24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to22" text:anchor-type="paragraph" svg:x="-0.071cm" svg:y="7.144cm" svg:width="17.138cm" svg:height="1.866cm" draw:z-index="119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PROB 10</text:p>
      <text:p text:style-name="Standard"><draw:frame draw:style-name="fr1" draw:name="Objeto23" text:anchor-type="paragraph" svg:x="0.182cm" svg:y="2.873cm" svg:width="4.517cm" svg:height="1.356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1" draw:name="Objeto24" text:anchor-type="paragraph" svg:x="4.777cm" svg:y="1.976cm" svg:width="12.231cm" svg:height="4.083cm" draw:z-index="118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PROB 11</text:p>
      <text:p text:style-name="Standard"/>
      <text:p text:style-name="Standard"/>
      <text:p text:style-name="Standard"><draw:frame draw:style-name="fr2" draw:name="Objeto25" text:anchor-type="paragraph" svg:width="14.379cm" svg:height="3.163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1">PROB 12</text:p>
      <text:p text:style-name="Standard"><draw:frame draw:style-name="fr1" draw:name="Objeto26" text:anchor-type="paragraph" svg:x="1.064cm" svg:y="0.476cm" svg:width="14.104cm" svg:height="3.574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">PROB 13</text:p>
      <text:p text:style-name="Standard"><draw:frame draw:style-name="fr1" draw:name="Objeto27" text:anchor-type="paragraph" svg:x="0.631cm" svg:y="0.365cm" svg:width="4.517cm" svg:height="0.453cm" draw:z-index="28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draw:frame draw:style-name="fr1" draw:name="Objeto28" text:anchor-type="paragraph" svg:x="0.076cm" svg:y="0cm" svg:width="17.24cm" svg:height="4.352cm" draw:z-index="121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1" draw:name="Objeto32" text:anchor-type="paragraph" svg:x="3.641cm" svg:y="0.032cm" svg:width="13.772cm" svg:height="7.375cm" draw:z-index="120"><draw:object xlink:href="./Object 32" xlink:type="simple" xlink:show="embed" xlink:actuate="onLoad"/><draw:image xlink:href="./ObjectReplacements/Object 32" xlink:type="simple" xlink:show="embed" xlink:actuate="onLoad"/></draw:frame><draw:frame draw:style-name="fr1" draw:name="Objeto29" text:anchor-type="paragraph" svg:x="0.263cm" svg:y="0.03cm" svg:width="5.346cm" svg:height="2.492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PROB 14</text:p>
      <text:p text:style-name="Standard"/>
      <text:p text:style-name="Standard"><draw:frame draw:style-name="fr1" draw:name="Objeto36" text:anchor-type="paragraph" svg:x="11.003cm" svg:y="4.531cm" svg:width="5.454cm" svg:height="0.452cm" draw:z-index="32"><draw:object xlink:href="./Object 36" xlink:type="simple" xlink:show="embed" xlink:actuate="onLoad"/><draw:image xlink:href="./ObjectReplacements/Object 36" xlink:type="simple" xlink:show="embed" xlink:actuate="onLoad"/></draw:frame><draw:frame draw:style-name="fr1" draw:name="Objeto34" text:anchor-type="paragraph" svg:x="0.314cm" svg:y="4.514cm" svg:width="4.517cm" svg:height="1.356cm" draw:z-index="30"><draw:object xlink:href="./Object 34" xlink:type="simple" xlink:show="embed" xlink:actuate="onLoad"/><draw:image xlink:href="./ObjectReplacements/Object 34" xlink:type="simple" xlink:show="embed" xlink:actuate="onLoad"/></draw:frame><draw:frame draw:style-name="fr1" draw:name="Objeto35" text:anchor-type="paragraph" svg:x="5.764cm" svg:y="4.531cm" svg:width="4.517cm" svg:height="0.905cm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draw:frame draw:style-name="fr3" draw:name="Objeto30" text:anchor-type="paragraph" svg:width="17.186cm" svg:height="3.683cm" draw:z-index="122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draw:frame draw:style-name="fr1" draw:name="Objeto38" text:anchor-type="paragraph" svg:x="11.289cm" svg:y="2.409cm" svg:width="5.034cm" svg:height="2.26cm" draw:z-index="134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/>
      <text:p text:style-name="Standard"/>
      <text:p text:style-name="Standard"><draw:line text:anchor-type="paragraph" draw:z-index="129" draw:style-name="gr1" draw:text-style-name="P6" svg:x1="0.25cm" svg:y1="6.987cm" svg:x2="0.238cm" svg:y2="0.452cm"><text:p/></draw:line><draw:frame text:anchor-type="paragraph" draw:z-index="130" draw:style-name="gr2" svg:width="4.045cm" svg:height="0.766cm" svg:x="1.667cm" svg:y="0.035cm"><draw:text-box><text:p>Histograma freq. abs.</text:p></draw:text-box></draw:frame></text:p>
      <text:p text:style-name="Standard"><draw:rect text:anchor-type="paragraph" draw:z-index="125" draw:style-name="gr1" draw:text-style-name="P6" svg:width="1.431cm" svg:height="5.379cm" svg:x="3.182cm" svg:y="1.122cm"><text:p/></draw:rect><draw:line text:anchor-type="paragraph" draw:z-index="0" draw:style-name="gr1" draw:text-style-name="P6" svg:x1="0.238cm" svg:y1="2.94cm" svg:x2="16.822cm" svg:y2="2.94cm"><text:p/></draw:line><draw:line text:anchor-type="paragraph" draw:z-index="1" draw:style-name="gr1" draw:text-style-name="P6" svg:x1="0.25cm" svg:y1="2.071cm" svg:x2="16.834cm" svg:y2="2.071cm"><text:p/></draw:line><draw:line text:anchor-type="paragraph" draw:z-index="2" draw:style-name="gr1" draw:text-style-name="P6" svg:x1="0.238cm" svg:y1="1.171cm" svg:x2="16.822cm" svg:y2="1.171cm"><text:p/></draw:line><draw:frame text:anchor-type="paragraph" draw:z-index="131" draw:style-name="gr3" svg:width="1.087cm" svg:height="0.489cm" svg:x="0.238cm" svg:y="0.683cm"><draw:text-box><text:p>30</text:p></draw:text-box></draw:frame><draw:frame text:anchor-type="paragraph" draw:z-index="132" draw:style-name="gr3" svg:width="1.087cm" svg:height="0.489cm" svg:x="0.25cm" svg:y="2.452cm"><draw:text-box><text:p>20</text:p></draw:text-box></draw:frame></text:p>
      <text:p text:style-name="Standard"/>
      <text:p text:style-name="Standard"><draw:line text:anchor-type="paragraph" draw:z-index="3" draw:style-name="gr1" draw:text-style-name="P6" svg:x1="0.238cm" svg:y1="0.035cm" svg:x2="16.822cm" svg:y2="0.035cm"><text:p/></draw:line></text:p>
      <text:p text:style-name="Standard"><draw:frame text:anchor-type="paragraph" draw:z-index="133" draw:style-name="gr3" svg:width="1.087cm" svg:height="0.489cm" svg:x="0.238cm" svg:y="0.016cm"><draw:text-box><text:p>10</text:p></draw:text-box></draw:frame></text:p>
      <text:p text:style-name="Standard"><draw:rect text:anchor-type="paragraph" draw:z-index="124" draw:style-name="gr1" draw:text-style-name="P6" svg:width="1.602cm" svg:height="1.456cm" svg:x="1.58cm" svg:y="0.376cm"><text:p/></draw:rect><draw:rect text:anchor-type="paragraph" draw:z-index="126" draw:style-name="gr1" draw:text-style-name="P6" svg:width="2.026cm" svg:height="1.456cm" svg:x="4.613cm" svg:y="0.376cm"><text:p/></draw:rect><draw:line text:anchor-type="paragraph" draw:z-index="4" draw:style-name="gr1" draw:text-style-name="P6" svg:x1="0.238cm" svg:y1="0.018cm" svg:x2="16.822cm" svg:y2="0.018cm"><text:p/></draw:line></text:p>
      <text:p text:style-name="Standard"><draw:line text:anchor-type="paragraph" draw:z-index="5" draw:style-name="gr1" draw:text-style-name="P6" svg:x1="0.25cm" svg:y1="0.411cm" svg:x2="16.834cm" svg:y2="0.411cm"><text:p/></draw:line></text:p>
      <text:p text:style-name="Standard"/>
      <text:p text:style-name="Standard"><draw:rect text:anchor-type="paragraph" draw:z-index="123" draw:style-name="gr1" draw:text-style-name="P6" svg:width="1.331cm" svg:height="0.369cm" svg:x="0.25cm" svg:y="0.002cm"><text:p/></draw:rect><draw:rect text:anchor-type="paragraph" draw:z-index="127" draw:style-name="gr1" draw:text-style-name="P6" svg:width="4.146cm" svg:height="0.272cm" svg:x="6.638cm" svg:y="0.099cm"><text:p/></draw:rect><draw:rect text:anchor-type="paragraph" draw:z-index="128" draw:style-name="gr1" draw:text-style-name="P6" svg:width="6.176cm" svg:height="0.121cm" svg:x="10.783cm" svg:y="0.24cm"><text:p/></draw:rect></text:p>
      <text:p text:style-name="Standard"><draw:frame text:anchor-type="paragraph" draw:z-index="135" draw:style-name="gr4" svg:width="0.271cm" svg:height="0.489cm" svg:x="1.446cm" svg:y="0.085cm"><draw:text-box><text:p>5</text:p></draw:text-box></draw:frame><draw:frame text:anchor-type="paragraph" draw:z-index="136" draw:style-name="gr5" svg:width="0.495cm" svg:height="0.489cm" svg:x="2.974cm" svg:y="0.062cm"><draw:text-box><text:p>13</text:p></draw:text-box></draw:frame><draw:frame text:anchor-type="paragraph" draw:z-index="137" draw:style-name="gr6" svg:width="0.569cm" svg:height="0.489cm" svg:x="4.429cm" svg:y="0.037cm"><draw:text-box><text:p>20</text:p></draw:text-box></draw:frame><draw:frame text:anchor-type="paragraph" draw:z-index="138" draw:style-name="gr7" svg:width="0.641cm" svg:height="0.489cm" svg:x="6.38cm" svg:y="0.011cm"><draw:text-box><text:p>30</text:p></draw:text-box></draw:frame><draw:frame text:anchor-type="paragraph" draw:z-index="139" draw:style-name="gr6" svg:width="0.495cm" svg:height="0.489cm" svg:x="10.569cm" svg:y="0.035cm"><draw:text-box><text:p>50</text:p></draw:text-box></draw:frame></text:p>
      <text:p text:style-name="Standard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ROB 15</text:p>
      <text:p text:style-name="Standard"><draw:frame draw:style-name="fr1" draw:name="Objeto39" text:anchor-type="paragraph" svg:x="0.164cm" svg:y="0.365cm" svg:width="6.775cm" svg:height="0.473cm" draw:z-index="33"><draw:object xlink:href="./Object 39" xlink:type="simple" xlink:show="embed" xlink:actuate="onLoad"/><draw:image xlink:href="./ObjectReplacements/Object 39" xlink:type="simple" xlink:show="embed" xlink:actuate="onLoad"/></draw:frame></text:p>
      <text:p text:style-name="P2">1967</text:p>
      <text:p text:style-name="Standard"><draw:frame draw:style-name="fr1" draw:name="Objeto42" text:anchor-type="paragraph" svg:x="6.345cm" svg:y="5.551cm" svg:width="5.05cm" svg:height="2.26cm" draw:z-index="36"><draw:object xlink:href="./Object 42" xlink:type="simple" xlink:show="embed" xlink:actuate="onLoad"/><draw:image xlink:href="./ObjectReplacements/Object 42" xlink:type="simple" xlink:show="embed" xlink:actuate="onLoad"/></draw:frame><draw:frame draw:style-name="fr1" draw:name="Objeto41" text:anchor-type="paragraph" svg:x="0.074cm" svg:y="5.808cm" svg:width="5.05cm" svg:height="1.415cm" draw:z-index="35"><draw:object xlink:href="./Object 41" xlink:type="simple" xlink:show="embed" xlink:actuate="onLoad"/><draw:image xlink:href="./ObjectReplacements/Object 41" xlink:type="simple" xlink:show="embed" xlink:actuate="onLoad"/></draw:frame><draw:frame draw:style-name="fr1" draw:name="Objeto40" text:anchor-type="paragraph" svg:x="0.005cm" svg:y="0.415cm" svg:width="16.856cm" svg:height="4.923cm" draw:z-index="34"><draw:object xlink:href="./Object 40" xlink:type="simple" xlink:show="embed" xlink:actuate="onLoad"/><draw:image xlink:href="./ObjectReplacements/Object 40" xlink:type="simple" xlink:show="embed" xlink:actuate="onLoad"/></draw:frame><draw:frame draw:style-name="fr1" draw:name="Objeto43" text:anchor-type="paragraph" svg:x="0.097cm" svg:y="8.192cm" svg:width="7.437cm" svg:height="1.415cm" draw:z-index="37"><draw:object xlink:href="./Object 43" xlink:type="simple" xlink:show="embed" xlink:actuate="onLoad"/><draw:image xlink:href="./ObjectReplacements/Object 43" xlink:type="simple" xlink:show="embed" xlink:actuate="onLoad"/></draw:frame></text:p>
      <text:p text:style-name="P2">1970</text:p>
      <text:p text:style-name="Standard"/>
      <text:p text:style-name="Standard"><draw:frame draw:style-name="fr1" draw:name="Objeto45" text:anchor-type="paragraph" svg:x="0.127cm" svg:y="5.368cm" svg:width="5.05cm" svg:height="1.415cm" draw:z-index="39"><draw:object xlink:href="./Object 45" xlink:type="simple" xlink:show="embed" xlink:actuate="onLoad"/><draw:image xlink:href="./ObjectReplacements/Object 45" xlink:type="simple" xlink:show="embed" xlink:actuate="onLoad"/></draw:frame><draw:frame draw:style-name="fr1" draw:name="Objeto44" text:anchor-type="paragraph" svg:x="0.032cm" svg:y="0.053cm" svg:width="16.618cm" svg:height="4.923cm" draw:z-index="38"><draw:object xlink:href="./Object 44" xlink:type="simple" xlink:show="embed" xlink:actuate="onLoad"/><draw:image xlink:href="./ObjectReplacements/Object 44" xlink:type="simple" xlink:show="embed" xlink:actuate="onLoad"/></draw:frame><draw:frame draw:style-name="fr1" draw:name="Objeto46" text:anchor-type="paragraph" svg:x="5.974cm" svg:y="5.285cm" svg:width="5.05cm" svg:height="2.357cm" draw:z-index="40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<draw:frame draw:style-name="fr1" draw:name="Objeto47" text:anchor-type="paragraph" svg:x="0.085cm" svg:y="0.55cm" svg:width="10.303cm" svg:height="1.854cm" draw:z-index="41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<draw:frame draw:style-name="fr1" draw:name="Objeto48" text:anchor-type="paragraph" svg:x="10.853cm" svg:y="0.064cm" svg:width="6.246cm" svg:height="1.774cm" draw:z-index="42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/>
      <text:p text:style-name="P1"><text:soft-page-break/>PROB 16</text:p>
      <text:p text:style-name="Standard"/>
      <text:p text:style-name="Standard"><draw:frame draw:style-name="fr1" draw:name="Objeto49" text:anchor-type="paragraph" svg:x="0.164cm" svg:y="0.236cm" svg:width="16.75cm" svg:height="5.373cm" draw:z-index="43"><draw:object xlink:href="./Object 49" xlink:type="simple" xlink:show="embed" xlink:actuate="onLoad"/><draw:image xlink:href="./ObjectReplacements/Object 49" xlink:type="simple" xlink:show="embed" xlink:actuate="onLoad"/></draw:frame><draw:frame draw:style-name="fr1" draw:name="Objeto50" text:anchor-type="paragraph" svg:x="0.259cm" svg:y="5.906cm" svg:width="5.048cm" svg:height="1.808cm" draw:z-index="44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ROB 17</text:p>
      <text:p text:style-name="Standard"><draw:frame draw:style-name="fr1" draw:name="Objeto51" text:anchor-type="paragraph" svg:x="0.222cm" svg:y="1.328cm" svg:width="15.453cm" svg:height="8.521cm" draw:z-index="45"><draw:object xlink:href="./Object 51" xlink:type="simple" xlink:show="embed" xlink:actuate="onLoad"/><draw:image xlink:href="./ObjectReplacements/Object 51" xlink:type="simple" xlink:show="embed" xlink:actuate="onLoad"/></draw:frame><draw:frame draw:style-name="fr1" draw:name="Objeto52" text:anchor-type="paragraph" svg:x="0.203cm" svg:y="0.471cm" svg:width="4.581cm" svg:height="0.473cm" draw:z-index="46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to53" text:anchor-type="paragraph" svg:x="2.464cm" svg:y="0.302cm" svg:width="11.762cm" svg:height="7.678cm" draw:z-index="47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ROB 18</text:p>
      <text:p text:style-name="Standard"/>
      <text:p text:style-name="Standard"><draw:frame draw:style-name="fr1" draw:name="Objeto54" text:anchor-type="paragraph" svg:x="0.203cm" svg:y="0.09cm" svg:width="4.581cm" svg:height="0.453cm" draw:z-index="48"><draw:object xlink:href="./Object 54" xlink:type="simple" xlink:show="embed" xlink:actuate="onLoad"/><draw:image xlink:href="./ObjectReplacements/Object 54" xlink:type="simple" xlink:show="embed" xlink:actuate="onLoad"/></draw:frame><draw:frame draw:style-name="fr1" draw:name="Objeto55" text:anchor-type="paragraph" svg:x="-0.042cm" svg:y="0.771cm" svg:width="16.718cm" svg:height="4.711cm" draw:z-index="49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to56" text:anchor-type="paragraph" svg:x="0.164cm" svg:y="0.332cm" svg:width="14.554cm" svg:height="4.473cm" draw:z-index="50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draw:frame draw:style-name="fr1" draw:name="Objeto57" text:anchor-type="paragraph" svg:x="0.173cm" svg:y="0.153cm" svg:width="9.245cm" svg:height="5.42cm" draw:z-index="51"><draw:object xlink:href="./Object 57" xlink:type="simple" xlink:show="embed" xlink:actuate="onLoad"/><draw:image xlink:href="./ObjectReplacements/Object 57" xlink:type="simple" xlink:show="embed" xlink:actuate="onLoad"/></draw:frame><draw:frame draw:style-name="fr1" draw:name="Objeto58" text:anchor-type="paragraph" svg:x="3.762cm" svg:y="5.9cm" svg:width="7.168cm" svg:height="7.278cm" draw:z-index="52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/>
      <text:p text:style-name="P1"><text:soft-page-break/>PROB 19</text:p>
      <text:p text:style-name="Standard"/>
      <text:p text:style-name="Standard"><draw:frame draw:style-name="fr1" draw:name="Objeto59" text:anchor-type="paragraph" svg:x="0.392cm" svg:y="0.286cm" svg:width="13.675cm" svg:height="3.614cm" draw:z-index="53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PROB 20</text:p>
      <text:p text:style-name="Standard"/>
      <text:p text:style-name="Standard"><draw:frame draw:style-name="fr1" draw:name="Objeto60" text:anchor-type="paragraph" svg:x="0.083cm" svg:y="0.035cm" svg:width="15.933cm" svg:height="0.453cm" draw:z-index="54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to61" text:anchor-type="paragraph" svg:x="0.217cm" svg:y="0.34cm" svg:width="5.921cm" svg:height="0.875cm" draw:z-index="55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ROB 21</text:p>
      <text:p text:style-name="Standard"><draw:frame draw:style-name="fr1" draw:name="Objeto62" text:anchor-type="paragraph" svg:x="0.15cm" svg:y="0.418cm" svg:width="4.581cm" svg:height="0.474cm" draw:z-index="56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to63" text:anchor-type="paragraph" svg:x="0.085cm" svg:y="0.254cm" svg:width="16.75cm" svg:height="3.593cm" draw:z-index="57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<draw:frame draw:style-name="fr1" draw:name="Objeto64" text:anchor-type="paragraph" svg:x="0.138cm" svg:y="0.037cm" svg:width="13.945cm" svg:height="3.124cm" draw:z-index="58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to65" text:anchor-type="paragraph" svg:x="0.437cm" svg:y="0.302cm" svg:width="9.245cm" svg:height="5.42cm" draw:z-index="59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<draw:frame draw:style-name="fr2" draw:name="Objeto66" text:anchor-type="paragraph" svg:width="7.999cm" svg:height="7.001cm" draw:z-index="60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/>
      <text:p text:style-name="Standard"/>
      <text:p text:style-name="P1"><text:soft-page-break/>PROB 22</text:p>
      <text:p text:style-name="Standard"><draw:frame draw:style-name="fr1" draw:name="Objeto67" text:anchor-type="paragraph" svg:x="0.15cm" svg:y="0.432cm" svg:width="4.581cm" svg:height="0.474cm" draw:z-index="61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><draw:frame draw:style-name="fr1" draw:name="Objeto68" text:anchor-type="paragraph" svg:x="0.164cm" svg:y="0.097cm" svg:width="16.247cm" svg:height="6.299cm" draw:z-index="62"><draw:object xlink:href="./Object 68" xlink:type="simple" xlink:show="embed" xlink:actuate="onLoad"/><draw:image xlink:href="./ObjectReplacements/Object 68" xlink:type="simple" xlink:show="embed" xlink:actuate="onLoad"/></draw:frame><draw:frame draw:style-name="fr1" draw:name="Objeto69" text:anchor-type="paragraph" svg:x="0.164cm" svg:y="6.817cm" svg:width="14.263cm" svg:height="5.823cm" draw:z-index="63"><draw:object xlink:href="./Object 69" xlink:type="simple" xlink:show="embed" xlink:actuate="onLoad"/><draw:image xlink:href="./ObjectReplacements/Object 69" xlink:type="simple" xlink:show="embed" xlink:actuate="onLoad"/></draw:frame><draw:frame draw:style-name="fr1" draw:name="Objeto70" text:anchor-type="paragraph" svg:x="0.173cm" svg:y="13.042cm" svg:width="9.245cm" svg:height="5.42cm" draw:z-index="64"><draw:object xlink:href="./Object 70" xlink:type="simple" xlink:show="embed" xlink:actuate="onLoad"/><draw:image xlink:href="./ObjectReplacements/Object 70" xlink:type="simple" xlink:show="embed" xlink:actuate="onLoad"/></draw:frame><draw:frame draw:style-name="fr1" draw:name="Objeto71" text:anchor-type="paragraph" svg:x="9.689cm" svg:y="14.277cm" svg:width="6.907cm" svg:height="6.854cm" draw:z-index="65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p text:style-name="Standard">Comentaris respecte a Prob 21: <text:s/></text:p>
      <text:list xml:id="list588050857" text:style-name="L1">
        <text:list-item>
          <text:p text:style-name="P4">major rang interquartílic en Prob 22 (0,24, comparat amb 0,08), això indica major dispersió</text:p>
        </text:list-item>
        <text:list-item>
          <text:p text:style-name="P4">mediana major en Prob 22 (0,76, comparat amb 0,56), això indica que el pes ha augmentat.</text:p>
        </text:list-item>
      </text:list>
      <text:p text:style-name="P1"><text:soft-page-break/>PROB 23</text:p>
      <text:p text:style-name="Standard"><draw:frame draw:style-name="fr1" draw:name="Objeto72" text:anchor-type="paragraph" svg:x="0.347cm" svg:y="0.286cm" svg:width="15.55cm" svg:height="2.709cm" draw:z-index="66"><draw:object xlink:href="./Object 72" xlink:type="simple" xlink:show="embed" xlink:actuate="onLoad"/><draw:image xlink:href="./ObjectReplacements/Object 72" xlink:type="simple" xlink:show="embed" xlink:actuate="onLoad"/></draw:frame></text:p>
      <text:p text:style-name="Standard"/>
      <text:p text:style-name="Standard"/>
      <text:p text:style-name="Standard"/>
      <text:p text:style-name="P1">PROB 24</text:p>
      <text:p text:style-name="Standard"/>
      <text:p text:style-name="Standard"><draw:frame draw:style-name="fr1" draw:name="Objeto73" text:anchor-type="paragraph" svg:x="0.18cm" svg:y="0.037cm" svg:width="13.675cm" svg:height="4.517cm" draw:z-index="67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draw:frame draw:style-name="fr1" draw:name="Objeto74" text:anchor-type="paragraph" svg:x="1.242cm" svg:y="0.09cm" svg:width="10.179cm" svg:height="2.26cm" draw:z-index="68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to75" text:anchor-type="paragraph" svg:x="1.247cm" svg:y="0.143cm" svg:width="10.259cm" svg:height="2.26cm" draw:z-index="69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to76" text:anchor-type="paragraph" svg:x="0.109cm" svg:y="0.116cm" svg:width="9.16cm" svg:height="2.26cm" draw:z-index="70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to77" text:anchor-type="paragraph" svg:x="0.198cm" svg:y="0.185cm" svg:width="11.615cm" svg:height="2.711cm" draw:z-index="71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oft-page-break/>PROB 25</text:p>
      <text:p text:style-name="Standard"/>
      <text:p text:style-name="Standard"><draw:frame draw:style-name="fr1" draw:name="Objeto78" text:anchor-type="paragraph" svg:x="0.178cm" svg:y="0.242cm" svg:width="12.49cm" svg:height="4.473cm" draw:z-index="72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to79" text:anchor-type="paragraph" svg:x="0.494cm" svg:y="0.222cm" svg:width="4.581cm" svg:height="1.356cm" draw:z-index="73"><draw:object xlink:href="./Object 79" xlink:type="simple" xlink:show="embed" xlink:actuate="onLoad"/><draw:image xlink:href="./ObjectReplacements/Object 79" xlink:type="simple" xlink:show="embed" xlink:actuate="onLoad"/></draw:frame><draw:frame draw:style-name="fr1" draw:name="Objeto80" text:anchor-type="paragraph" svg:x="6.182cm" svg:y="0.24cm" svg:width="4.581cm" svg:height="1.355cm" draw:z-index="74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/>
      <text:p text:style-name="P1"/>
      <text:p text:style-name="P3">PROB 26</text:p>
      <text:p text:style-name="Standard"/>
      <text:p text:style-name="Standard"><draw:frame draw:style-name="fr1" draw:name="Objeto81" text:anchor-type="paragraph" svg:x="0.176cm" svg:y="0.011cm" svg:width="4.581cm" svg:height="0.905cm" draw:z-index="75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to82" text:anchor-type="paragraph" svg:x="0.233cm" svg:y="0.037cm" svg:width="13.675cm" svg:height="3.667cm" draw:z-index="76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to83" text:anchor-type="paragraph" svg:x="0.303cm" svg:y="0.169cm" svg:width="11.418cm" svg:height="4.113cm" draw:z-index="77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to84" text:anchor-type="paragraph" svg:x="0.231cm" svg:y="0.476cm" svg:width="15.983cm" svg:height="3.184cm" draw:z-index="78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to85" text:anchor-type="paragraph" svg:x="0.295cm" svg:y="0.143cm" svg:width="9.16cm" svg:height="3.205cm" draw:z-index="79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3">PROB 27</text:p>
      <text:p text:style-name="Standard"/>
      <text:p text:style-name="Standard"><draw:frame draw:style-name="fr1" draw:name="Objeto86" text:anchor-type="paragraph" svg:x="0.205cm" svg:y="0.009cm" svg:width="6.854cm" svg:height="0.875cm" draw:z-index="80"><draw:object xlink:href="./Object 86" xlink:type="simple" xlink:show="embed" xlink:actuate="onLoad"/><draw:image xlink:href="./ObjectReplacements/Object 86" xlink:type="simple" xlink:show="embed" xlink:actuate="onLoad"/></draw:frame><draw:frame draw:style-name="fr1" draw:name="Objeto87" text:anchor-type="paragraph" svg:x="0.178cm" svg:y="1.332cm" svg:width="12.146cm" svg:height="3.124cm" draw:z-index="81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to89" text:anchor-type="paragraph" svg:x="5.865cm" svg:y="0.064cm" svg:width="4.581cm" svg:height="0.905cm" draw:z-index="83"><draw:object xlink:href="./Object 89" xlink:type="simple" xlink:show="embed" xlink:actuate="onLoad"/><draw:image xlink:href="./ObjectReplacements/Object 89" xlink:type="simple" xlink:show="embed" xlink:actuate="onLoad"/></draw:frame><draw:frame draw:style-name="fr1" draw:name="Objeto88" text:anchor-type="paragraph" svg:x="0.415cm" svg:y="0.074cm" svg:width="4.581cm" svg:height="0.905cm" draw:z-index="82"><draw:object xlink:href="./Object 88" xlink:type="simple" xlink:show="embed" xlink:actuate="onLoad"/><draw:image xlink:href="./ObjectReplacements/Object 88" xlink:type="simple" xlink:show="embed" xlink:actuate="onLoad"/></draw:frame><draw:frame draw:style-name="fr1" draw:name="Objeto90" text:anchor-type="paragraph" svg:x="11.105cm" svg:y="0.067cm" svg:width="5.108cm" svg:height="0.875cm" draw:z-index="84"><draw:object xlink:href="./Object 90" xlink:type="simple" xlink:show="embed" xlink:actuate="onLoad"/><draw:image xlink:href="./ObjectReplacements/Object 9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OB 28</text:p>
      <text:p text:style-name="Standard"><draw:frame draw:style-name="fr1" draw:name="Objeto91" text:anchor-type="paragraph" svg:x="0.282cm" svg:y="0.339cm" svg:width="4.581cm" svg:height="0.905cm" draw:z-index="85"><draw:object xlink:href="./Object 91" xlink:type="simple" xlink:show="embed" xlink:actuate="onLoad"/><draw:image xlink:href="./ObjectReplacements/Object 91" xlink:type="simple" xlink:show="embed" xlink:actuate="onLoad"/></draw:frame><draw:frame draw:style-name="fr1" draw:name="Objeto92" text:anchor-type="paragraph" svg:x="0.363cm" svg:y="1.729cm" svg:width="12.199cm" svg:height="2.674cm" draw:z-index="86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<draw:frame draw:style-name="fr1" draw:name="Objeto93" text:anchor-type="paragraph" svg:x="0.335cm" svg:y="0.064cm" svg:width="4.581cm" svg:height="1.808cm" draw:z-index="87"><draw:object xlink:href="./Object 93" xlink:type="simple" xlink:show="embed" xlink:actuate="onLoad"/><draw:image xlink:href="./ObjectReplacements/Object 93" xlink:type="simple" xlink:show="embed" xlink:actuate="onLoad"/></draw:frame><draw:frame draw:style-name="fr1" draw:name="Objeto94" text:anchor-type="paragraph" svg:x="5.442cm" svg:y="0.056cm" svg:width="4.581cm" svg:height="0.905cm" draw:z-index="88"><draw:object xlink:href="./Object 94" xlink:type="simple" xlink:show="embed" xlink:actuate="onLoad"/><draw:image xlink:href="./ObjectReplacements/Object 94" xlink:type="simple" xlink:show="embed" xlink:actuate="onLoad"/></draw:frame><draw:frame draw:style-name="fr1" draw:name="Objeto95" text:anchor-type="paragraph" svg:x="10.709cm" svg:y="0.067cm" svg:width="5.267cm" svg:height="0.875cm" draw:z-index="89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B 29</text:p>
      <text:p text:style-name="Standard"><draw:frame draw:style-name="fr1" draw:name="Objeto99" text:anchor-type="paragraph" svg:x="0.266cm" svg:y="11.471cm" svg:width="7.997cm" svg:height="6.904cm" draw:z-index="93"><draw:object xlink:href="./Object 99" xlink:type="simple" xlink:show="embed" xlink:actuate="onLoad"/><draw:image xlink:href="./ObjectReplacements/Object 99" xlink:type="simple" xlink:show="embed" xlink:actuate="onLoad"/></draw:frame><draw:frame draw:style-name="fr1" draw:name="Objeto97" text:anchor-type="paragraph" svg:x="8.38cm" svg:y="0.459cm" svg:width="7.701cm" svg:height="4.923cm" draw:z-index="91"><draw:object xlink:href="./Object 97" xlink:type="simple" xlink:show="embed" xlink:actuate="onLoad"/><draw:image xlink:href="./ObjectReplacements/Object 97" xlink:type="simple" xlink:show="embed" xlink:actuate="onLoad"/></draw:frame><draw:frame draw:style-name="fr1" draw:name="Objeto96" text:anchor-type="paragraph" svg:x="0.185cm" svg:y="0.376cm" svg:width="6.839cm" svg:height="1.808cm" draw:z-index="90"><draw:object xlink:href="./Object 96" xlink:type="simple" xlink:show="embed" xlink:actuate="onLoad"/><draw:image xlink:href="./ObjectReplacements/Object 96" xlink:type="simple" xlink:show="embed" xlink:actuate="onLoad"/></draw:frame><draw:frame draw:style-name="fr1" draw:name="Objeto98" text:anchor-type="paragraph" svg:x="0.266cm" svg:y="5.403cm" svg:width="7.997cm" svg:height="6.904cm" draw:z-index="92"><draw:object xlink:href="./Object 98" xlink:type="simple" xlink:show="embed" xlink:actuate="onLoad"/><draw:image xlink:href="./ObjectReplacements/Object 98" xlink:type="simple" xlink:show="embed" xlink:actuate="onLoad"/></draw:frame><draw:frame draw:style-name="fr1" draw:name="Objeto100" text:anchor-type="paragraph" svg:x="0.266cm" svg:y="17.912cm" svg:width="7.997cm" svg:height="6.904cm" draw:z-index="94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/>
      <text:p text:style-name="Standard"/>
      <text:p text:style-name="Standard"><draw:frame draw:style-name="fr1" draw:name="Objeto101" text:anchor-type="paragraph" svg:x="6.712cm" svg:y="1.723cm" svg:width="4.581cm" svg:height="0.905cm" draw:z-index="95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to102" text:anchor-type="paragraph" svg:x="6.659cm" svg:y="0.224cm" svg:width="4.581cm" svg:height="0.905cm" draw:z-index="96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/>
      <text:p text:style-name="Standard"><draw:frame draw:style-name="fr1" draw:name="Objeto103" text:anchor-type="paragraph" svg:x="6.712cm" svg:y="1.535cm" svg:width="4.581cm" svg:height="0.905cm" draw:z-index="97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/>
      <text:p text:style-name="Standard"/>
      <text:p text:style-name="P1"><text:soft-page-break/>PROB 30</text:p>
      <text:p text:style-name="Standard"/>
      <text:p text:style-name="Standard"><draw:frame draw:style-name="fr1" draw:name="Objeto104" text:anchor-type="paragraph" svg:x="0.291cm" svg:y="0.09cm" svg:width="6.839cm" svg:height="0.905cm" draw:z-index="9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to105" text:anchor-type="paragraph" svg:x="0.423cm" svg:y="0.249cm" svg:width="7.103cm" svg:height="4.985cm" draw:z-index="99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<draw:frame draw:style-name="fr1" draw:name="Objeto106" text:anchor-type="paragraph" svg:x="3.521cm" svg:y="0.143cm" svg:width="7.999cm" svg:height="6.96cm" draw:z-index="100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to107" text:anchor-type="paragraph" svg:x="0.646cm" svg:y="0.383cm" svg:width="9.647cm" svg:height="0.875cm" draw:z-index="101"><draw:object xlink:href="./Object 107" xlink:type="simple" xlink:show="embed" xlink:actuate="onLoad"/><draw:image xlink:href="./ObjectReplacements/Object 107" xlink:type="simple" xlink:show="embed" xlink:actuate="onLoad"/></draw:frame></text:p>
      <text:p text:style-name="Standard"/>
      <text:p text:style-name="Standard"/>
      <text:p text:style-name="P3">PROB 31</text:p>
      <text:p text:style-name="Standard"><draw:frame draw:style-name="fr1" draw:name="Objeto109" text:anchor-type="paragraph" svg:x="0.496cm" svg:y="2.21cm" svg:width="5.743cm" svg:height="8.548cm" draw:z-index="103"><draw:object xlink:href="./Object 109" xlink:type="simple" xlink:show="embed" xlink:actuate="onLoad"/><draw:image xlink:href="./ObjectReplacements/Object 109" xlink:type="simple" xlink:show="embed" xlink:actuate="onLoad"/></draw:frame><draw:frame draw:style-name="fr1" draw:name="Objeto108" text:anchor-type="paragraph" svg:x="0.494cm" svg:y="0.445cm" svg:width="4.581cm" svg:height="1.356cm" draw:z-index="102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Standard"><draw:frame draw:style-name="fr1" draw:name="Objeto110" text:anchor-type="paragraph" svg:x="0.6cm" svg:y="0.169cm" svg:width="4.581cm" svg:height="1.82cm" draw:z-index="104"><draw:object xlink:href="./Object 110" xlink:type="simple" xlink:show="embed" xlink:actuate="onLoad"/><draw:image xlink:href="./ObjectReplacements/Object 110" xlink:type="simple" xlink:show="embed" xlink:actuate="onLoad"/></draw:frame><draw:frame draw:style-name="fr1" draw:name="Objeto111" text:anchor-type="paragraph" svg:x="6.182cm" svg:y="0.191cm" svg:width="4.581cm" svg:height="1.824cm" draw:z-index="105"><draw:object xlink:href="./Object 111" xlink:type="simple" xlink:show="embed" xlink:actuate="onLoad"/><draw:image xlink:href="./ObjectReplacements/Object 111" xlink:type="simple" xlink:show="embed" xlink:actuate="onLoad"/></draw:frame><draw:frame draw:style-name="fr1" draw:name="Objeto112" text:anchor-type="paragraph" svg:x="11.712cm" svg:y="0.22cm" svg:width="4.581cm" svg:height="1.824cm" draw:z-index="106"><draw:object xlink:href="./Object 112" xlink:type="simple" xlink:show="embed" xlink:actuate="onLoad"/><draw:image xlink:href="./ObjectReplacements/Object 112" xlink:type="simple" xlink:show="embed" xlink:actuate="onLoad"/></draw:frame></text:p>
      <text:p text:style-name="Standard"/>
      <text:p text:style-name="Standard"><draw:frame draw:style-name="fr1" draw:name="Objeto113" text:anchor-type="paragraph" svg:x="0.6cm" svg:y="0.339cm" svg:width="4.581cm" svg:height="1.82cm" draw:z-index="107"><draw:object xlink:href="./Object 113" xlink:type="simple" xlink:show="embed" xlink:actuate="onLoad"/><draw:image xlink:href="./ObjectReplacements/Object 113" xlink:type="simple" xlink:show="embed" xlink:actuate="onLoad"/></draw:frame><draw:frame draw:style-name="fr1" draw:name="Objeto114" text:anchor-type="paragraph" svg:x="6.156cm" svg:y="0.37cm" svg:width="4.581cm" svg:height="1.819cm" draw:z-index="108"><draw:object xlink:href="./Object 114" xlink:type="simple" xlink:show="embed" xlink:actuate="onLoad"/><draw:image xlink:href="./ObjectReplacements/Object 114" xlink:type="simple" xlink:show="embed" xlink:actuate="onLoad"/></draw:frame><draw:frame draw:style-name="fr1" draw:name="Objeto115" text:anchor-type="paragraph" svg:x="11.818cm" svg:y="0.326cm" svg:width="4.581cm" svg:height="1.817cm" draw:z-index="109"><draw:object xlink:href="./Object 115" xlink:type="simple" xlink:show="embed" xlink:actuate="onLoad"/><draw:image xlink:href="./ObjectReplacements/Object 11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B 32</text:p>
      <text:p text:style-name="Standard"/>
      <text:p text:style-name="Standard"><draw:frame draw:style-name="fr1" draw:name="Objeto116" text:anchor-type="paragraph" svg:x="0.309cm" svg:y="0.143cm" svg:width="4.581cm" svg:height="0.905cm" draw:z-index="110"><draw:object xlink:href="./Object 116" xlink:type="simple" xlink:show="embed" xlink:actuate="onLoad"/><draw:image xlink:href="./ObjectReplacements/Object 116" xlink:type="simple" xlink:show="embed" xlink:actuate="onLoad"/></draw:frame></text:p>
      <text:p text:style-name="Standard"/>
      <text:p text:style-name="Standard"><draw:frame draw:style-name="fr1" draw:name="Objeto117" text:anchor-type="paragraph" svg:x="0.33cm" svg:y="0cm" svg:width="11.418cm" svg:height="2.711cm" draw:z-index="111"><draw:object xlink:href="./Object 117" xlink:type="simple" xlink:show="embed" xlink:actuate="onLoad"/><draw:image xlink:href="./ObjectReplacements/Object 117" xlink:type="simple" xlink:show="embed" xlink:actuate="onLoad"/></draw:frame></text:p>
      <text:p text:style-name="Standard"><draw:frame draw:style-name="fr1" draw:name="Objeto118" text:anchor-type="paragraph" svg:x="0.356cm" svg:y="0.392cm" svg:width="11.418cm" svg:height="1.817cm" draw:z-index="112"><draw:object xlink:href="./Object 118" xlink:type="simple" xlink:show="embed" xlink:actuate="onLoad"/><draw:image xlink:href="./ObjectReplacements/Object 118" xlink:type="simple" xlink:show="embed" xlink:actuate="onLoad"/></draw:frame></text:p>
      <text:p text:style-name="Standard"><draw:frame draw:style-name="fr1" draw:name="Objeto119" text:anchor-type="paragraph" svg:x="0.335cm" svg:y="0.021cm" svg:width="4.581cm" svg:height="0.905cm" draw:z-index="113"><draw:object xlink:href="./Object 119" xlink:type="simple" xlink:show="embed" xlink:actuate="onLoad"/><draw:image xlink:href="./ObjectReplacements/Object 119" xlink:type="simple" xlink:show="embed" xlink:actuate="onLoad"/></draw:frame></text:p>
      <text:p text:style-name="Standard"/>
      <text:p text:style-name="Standard"><draw:frame draw:style-name="fr1" draw:name="Objeto120" text:anchor-type="paragraph" svg:x="0.303cm" svg:y="0.011cm" svg:width="11.418cm" svg:height="2.275cm" draw:z-index="114"><draw:object xlink:href="./Object 120" xlink:type="simple" xlink:show="embed" xlink:actuate="onLoad"/><draw:image xlink:href="./ObjectReplacements/Object 120" xlink:type="simple" xlink:show="embed" xlink:actuate="onLoad"/></draw:frame></text:p>
      <text:p text:style-name="Standard"><draw:frame draw:style-name="fr1" draw:name="Objeto121" text:anchor-type="paragraph" svg:x="0.374cm" svg:y="0.222cm" svg:width="9.16cm" svg:height="0.905cm" draw:z-index="115"><draw:object xlink:href="./Object 121" xlink:type="simple" xlink:show="embed" xlink:actuate="onLoad"/><draw:image xlink:href="./ObjectReplacements/Object 12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07T14:04:08</dc:date>
    <meta:editing-duration>PT4H3M8S</meta:editing-duration>
    <meta:editing-cycles>24</meta:editing-cycles>
    <meta:generator>OpenOffice.org/3.3$Unix OpenOffice.org_project/330m20$Build-9567</meta:generator>
    <dc:creator>José Luis Lisani</dc:creator>
    <meta:document-statistic meta:table-count="0" meta:image-count="0" meta:object-count="118" meta:page-count="21" meta:paragraph-count="38" meta:word-count="124" meta:character-count="56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Any</text:p>
          </table:table-cell>
          <table:table-cell office:value-type="string">
            <text:p>nombre restaurants</text:p>
          </table:table-cell>
          <table:table-cell office:value-type="string">
            <text:p>nombre estimat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/>
          <table:table-cell office:value-type="float" office:value="586">
            <text:p>5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ariable 1</text:p>
          </table:table-cell>
          <table:table-cell office:value-type="string">
            <text:p>nombre de restaurants de la franquicia</text:p>
          </table:table-cell>
          <table:table-cell/>
        </table:table-row>
        <table:table-row table:style-name="ro1">
          <table:table-cell office:value-type="string">
            <text:p>Variable 2</text:p>
          </table:table-cell>
          <table:table-cell office:value-type="string">
            <text:p>nombre esperat de restaurants de la franquicia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69">
          <table:table-cell table:number-columns-repeated="7"/>
        </table:table-row>
        <table:table-row table:style-name="ro1">
          <table:table-cell office:value-type="string">
            <text:p>Variable: nombre d'unitats venudes de cada llib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73]+[.B73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73]" office:value-type="float" office:value="500">
            <text:p>500</text:p>
          </table:table-cell>
          <table:table-cell table:formula="of:=[.D73]/[.$D$78]" office:value-type="float" office:value="0.125">
            <text:p>0,13</text:p>
          </table:table-cell>
          <table:table-cell table:formula="of:=[.E73]/[.$D$78]" office:value-type="float" office:value="0.125">
            <text:p>0,1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74]+[.B74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74]+[.E73]" office:value-type="float" office:value="1300">
            <text:p>1300</text:p>
          </table:table-cell>
          <table:table-cell table:formula="of:=[.D74]/[.$D$78]" office:value-type="float" office:value="0.2">
            <text:p>0,2</text:p>
          </table:table-cell>
          <table:table-cell table:formula="of:=[.E74]/[.$D$78]" office:value-type="float" office:value="0.325">
            <text:p>0,3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75]+[.B75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75]+[.E74]" office:value-type="float" office:value="2000">
            <text:p>2000</text:p>
          </table:table-cell>
          <table:table-cell table:formula="of:=[.D75]/[.$D$78]" office:value-type="float" office:value="0.175">
            <text:p>0,18</text:p>
          </table:table-cell>
          <table:table-cell table:formula="of:=[.E75]/[.$D$78]" office:value-type="float" office:value="0.5">
            <text:p>0,5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76]+[.B76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76]+[.E75]" office:value-type="float" office:value="3500">
            <text:p>3500</text:p>
          </table:table-cell>
          <table:table-cell table:formula="of:=[.D76]/[.$D$78]" office:value-type="float" office:value="0.375">
            <text:p>0,38</text:p>
          </table:table-cell>
          <table:table-cell table:formula="of:=[.E76]/[.$D$78]" office:value-type="float" office:value="0.875">
            <text:p>0,8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formula="of:=([.A77]+[.B77])/2" office:value-type="float" office:value="75000">
            <text:p>75000</text:p>
          </table:table-cell>
          <table:table-cell office:value-type="float" office:value="500">
            <text:p>500</text:p>
          </table:table-cell>
          <table:table-cell table:formula="of:=[.D77]+[.E76]" office:value-type="float" office:value="4000">
            <text:p>4000</text:p>
          </table:table-cell>
          <table:table-cell table:formula="of:=[.D77]/[.$D$78]" office:value-type="float" office:value="0.125">
            <text:p>0,13</text:p>
          </table:table-cell>
          <table:table-cell table:formula="of:=[.E77]/[.$D$78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73:.D77])" office:value-type="float" office:value="4000">
            <text:p>4000</text:p>
          </table:table-cell>
          <table:table-cell table:number-columns-repeated="3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97cm" svg:height="6.903cm" xlink:href="." xlink:type="simple" chart:class="chart:scatter" chart:style-name="ch1">
        <chart:title svg:x="2.721cm" svg:y="0.145cm" chart:style-name="ch2">
          <text:p>dispersió Z-V</text:p>
        </chart:title>
        <chart:plot-area chart:style-name="ch3" chart:data-source-has-labels="both" svg:x="0.159cm" svg:y="0.773cm" svg:width="5.998cm" svg:height="4.678cm">
          <chartooo:coordinate-region svg:x="0.558cm" svg:y="0.922cm" svg:width="5.45cm" svg:height="3.983cm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08">
          <table:table-cell table:number-columns-repeated="2"/>
        </table:table-row>
        <table:table-row table:style-name="ro1">
          <table:table-cell office:value-type="string">
            <text:p>CovXI</text:p>
          </table:table-cell>
          <table:table-cell table:style-name="ce1" office:value-type="float" office:value="154.166666666667">
            <text:p>154,17</text:p>
          </table:table-cell>
        </table:table-row>
        <table:table-row table:style-name="ro1">
          <table:table-cell office:value-type="string">
            <text:p>rXI</text:p>
          </table:table-cell>
          <table:table-cell table:style-name="ce1" office:value-type="float" office:value="0.974345154073838">
            <text:p>0,97</text:p>
          </table:table-cell>
        </table:table-row>
      </table:table>
    </office:spreadsheet>
  </office:body>
</office:document-content>
</file>

<file path=Object 10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59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11">
          <table:table-cell table:number-columns-repeated="2"/>
        </table:table-row>
        <table:table-row table:style-name="ro1">
          <table:table-cell office:value-type="string">
            <text:p>CovIZ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office:value-type="string">
            <text:p>rIZ</text:p>
          </table:table-cell>
          <table:table-cell table:style-name="ce1" office:value-type="float" office:value="0.105376736672326">
            <text:p>0,11</text:p>
          </table:table-cell>
        </table:table-row>
      </table:table>
    </office:spreadsheet>
  </office:body>
</office:document-content>
</file>

<file path=Object 10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5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14">
          <table:table-cell table:number-columns-repeated="2"/>
        </table:table-row>
        <table:table-row table:style-name="ro1">
          <table:table-cell office:value-type="string">
            <text:p>CovZV</text:p>
          </table:table-cell>
          <table:table-cell table:style-name="ce1" office:value-type="float" office:value="-2.66666666666666">
            <text:p>-2,67</text:p>
          </table:table-cell>
        </table:table-row>
        <table:table-row table:style-name="ro1">
          <table:table-cell office:value-type="string">
            <text:p>rZV</text:p>
          </table:table-cell>
          <table:table-cell table:style-name="ce1" office:value-type="float" office:value="-0.999999999999999">
            <text:p>-1</text:p>
          </table:table-cell>
        </table:table-row>
      </table:table>
    </office:spreadsheet>
  </office:body>
</office:document-content>
</file>

<file path=Object 10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39">
          <table:table-cell table:number-columns-repeated="2"/>
        </table:table-row>
        <table:table-row table:style-name="ro1">
          <table:table-cell office:value-type="string">
            <text:p>Variable X: qualificació usuari A</text:p>
          </table:table-cell>
          <table:table-cell/>
        </table:table-row>
        <table:table-row table:style-name="ro1">
          <table:table-cell office:value-type="string">
            <text:p>Variable Y: qualificació usuari B</text:p>
          </table:table-cell>
          <table:table-cell/>
        </table:table-row>
      </table:table>
    </office:spreadsheet>
  </office:body>
</office:document-content>
</file>

<file path=Object 10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142">
          <table:table-cell table:number-columns-repeated="3"/>
        </table:table-row>
        <table:table-row table:style-name="ro1">
          <table:table-cell table:style-name="ce1" office:value-type="string">
            <text:p>Detergen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table:style-name="ce1" office:value-type="string">
            <text:p>A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 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 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 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itjana</text:p>
          </table:table-cell>
          <table:table-cell table:formula="of:=AVERAGE([.B1144:.B1149])" office:value-type="float" office:value="3.5">
            <text:p>3,5</text:p>
          </table:table-cell>
          <table:table-cell table:formula="of:=AVERAGE([.C1144:.C1149])" office:value-type="float" office:value="3.5">
            <text:p>3,5</text:p>
          </table:table-cell>
        </table:table-row>
        <table:table-row table:style-name="ro1">
          <table:table-cell office:value-type="string">
            <text:p>Var</text:p>
          </table:table-cell>
          <table:table-cell table:formula="of:=VARP([.B1144:.B1149])" office:value-type="float" office:value="2.91666666666667">
            <text:p>2,92</text:p>
          </table:table-cell>
          <table:table-cell table:formula="of:=VARP([.C1144:.C1149])" office:value-type="float" office:value="2.91666666666667">
            <text:p>2,92</text:p>
          </table:table-cell>
        </table:table-row>
        <table:table-row table:style-name="ro1">
          <table:table-cell office:value-type="string">
            <text:p>DesvTip</text:p>
          </table:table-cell>
          <table:table-cell table:formula="of:=SQRT([.B1152])" office:value-type="float" office:value="1.70782512765993">
            <text:p>1,71</text:p>
          </table:table-cell>
          <table:table-cell table:formula="of:=SQRT([.C1152])" office:value-type="float" office:value="1.70782512765993">
            <text:p>1,71</text:p>
          </table:table-cell>
        </table:table-row>
      </table:table>
    </office:spreadsheet>
  </office:body>
</office:document-content>
</file>

<file path=Object 1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98cm" svg:height="6.96cm" xlink:href="." xlink:type="simple" chart:class="chart:scatter" chart:style-name="ch1">
        <chart:title svg:x="2.689cm" svg:y="0.143cm" chart:style-name="ch2">
          <text:p>dispersió X-Y</text:p>
        </chart:title>
        <chart:plot-area chart:style-name="ch3" chart:data-source-has-labels="both" svg:x="0.159cm" svg:y="0.776cm" svg:width="7.678cm" svg:height="6.043cm">
          <chartooo:coordinate-region svg:x="0.558cm" svg:y="0.925cm" svg:width="7.203cm" svg:height="5.348cm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0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68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row table:style-name="ro1" table:number-rows-repeated="1154">
          <table:table-cell table:number-columns-repeated="21"/>
        </table:table-row>
        <table:table-row table:style-name="ro1">
          <table:table-cell office:value-type="string">
            <text:p>CovXY</text:p>
          </table:table-cell>
          <table:table-cell table:style-name="ce1" office:value-type="float" office:value="2.08333333333333">
            <text:p>2,08</text:p>
          </table:table-cell>
          <table:table-cell table:number-columns-repeated="19"/>
        </table:table-row>
        <table:table-row table:style-name="ro1">
          <table:table-cell office:value-type="string">
            <text:p>rXY</text:p>
          </table:table-cell>
          <table:table-cell table:style-name="ce1" office:value-type="float" office:value="0.714285714285715">
            <text:p>0,71</text:p>
          </table:table-cell>
          <table:table-cell office:value-type="string">
            <text:p>relativament forta correlació lineal</text:p>
          </table:table-cell>
          <table:table-cell table:number-columns-repeated="18"/>
        </table:table-row>
      </table:table>
    </office:spreadsheet>
  </office:body>
</office:document-content>
</file>

<file path=Object 10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64">
          <table:table-cell table:number-columns-repeated="2"/>
        </table:table-row>
        <table:table-row table:style-name="ro1">
          <table:table-cell office:value-type="string">
            <text:p>Variable X: persuasió</text:p>
          </table:table-cell>
          <table:table-cell/>
        </table:table-row>
        <table:table-row table:style-name="ro1">
          <table:table-cell office:value-type="string">
            <text:p>Variable Y: retentiva</text:p>
          </table:table-cell>
          <table:table-cell/>
        </table:table-row>
        <table:table-row table:style-name="ro1">
          <table:table-cell office:value-type="string">
            <text:p>Variable Z: prudència</text:p>
          </table:table-cell>
          <table:table-cell/>
        </table:table-row>
      </table:table>
    </office:spreadsheet>
  </office:body>
</office:document-content>
</file>

<file path=Object 10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5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168">
          <table:table-cell table:number-columns-repeated="4"/>
        </table:table-row>
        <table:table-row table:style-name="ro1">
          <table:table-cell table:style-name="ce1" office:value-type="string">
            <text:p>Emplea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</table:table-row>
      </table:table>
    </office:spreadsheet>
  </office:body>
</office:document-content>
</file>

<file path=Object 10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71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26724.5625">
            <text:p>26724,56</text:p>
          </table:table-cell>
        </table:table-row>
        <table:table-row table:style-name="ro1">
          <table:table-cell table:number-columns-repeated="10"/>
          <table:table-cell office:value-type="string">
            <text:p>desv tip</text:p>
          </table:table-cell>
          <table:table-cell table:style-name="ce1" office:value-type="float" office:value="23610.4936289427">
            <text:p>23610,49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3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89">
          <table:table-cell table:number-columns-repeated="2"/>
        </table:table-row>
        <table:table-row table:style-name="ro1">
          <table:table-cell table:style-name="ce1" office:value-type="string">
            <text:p>X 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</table:table>
    </office:spreadsheet>
  </office:body>
</office:document-content>
</file>

<file path=Object 1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95">
          <table:table-cell table:number-columns-repeated="2"/>
        </table:table-row>
        <table:table-row table:style-name="ro1">
          <table:table-cell table:style-name="ce1" office:value-type="string">
            <text:p>Y 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</table:table>
    </office:spreadsheet>
  </office:body>
</office:document-content>
</file>

<file path=Object 1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01">
          <table:table-cell table:number-columns-repeated="2"/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</table:table>
    </office:spreadsheet>
  </office:body>
</office:document-content>
</file>

<file path=Object 1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07">
          <table:table-cell table:number-columns-repeated="2"/>
        </table:table-row>
        <table:table-row table:style-name="ro1">
          <table:table-cell table:style-name="ce1" office:value-type="string">
            <text:p>X|(Y&lt;&gt;0)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</table:table>
    </office:spreadsheet>
  </office:body>
</office:document-content>
</file>

<file path=Object 1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13">
          <table:table-cell table:number-columns-repeated="2"/>
        </table:table-row>
        <table:table-row table:style-name="ro1">
          <table:table-cell table:style-name="ce1" office:value-type="string">
            <text:p>Z|(Y&lt;&gt;0)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</table:table-row>
      </table:table>
    </office:spreadsheet>
  </office:body>
</office:document-content>
</file>

<file path=Object 1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19">
          <table:table-cell table:number-columns-repeated="2"/>
        </table:table-row>
        <table:table-row table:style-name="ro1">
          <table:table-cell table:style-name="ce1" office:value-type="string">
            <text:p>X|(Y=1, Z=1)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Object 1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28">
          <table:table-cell table:number-columns-repeated="2"/>
        </table:table-row>
        <table:table-row table:style-name="ro1">
          <table:table-cell office:value-type="string">
            <text:p>Variable X: rendibilitat 1</text:p>
          </table:table-cell>
          <table:table-cell/>
        </table:table-row>
        <table:table-row table:style-name="ro1">
          <table:table-cell office:value-type="string">
            <text:p>Variable Y: rendibilitat 2</text:p>
          </table:table-cell>
          <table:table-cell/>
        </table:table-row>
      </table:table>
    </office:spreadsheet>
  </office:body>
</office:document-content>
</file>

<file path=Object 1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4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231">
          <table:table-cell table:number-columns-repeated="5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\X</text:p>
          </table:table-cell>
          <table:table-cell table:style-name="ce2" office:value-type="string">
            <text:p>5-10</text:p>
          </table:table-cell>
          <table:table-cell table:style-name="ce2" office:value-type="string">
            <text:p>10-15</text:p>
          </table:table-cell>
          <table:table-cell office:value-type="string">
            <text:p>Marginal Y</text:p>
          </table:table-cell>
          <table:table-cell/>
        </table:table-row>
        <table:table-row table:style-name="ro1">
          <table:table-cell table:style-name="ce2" office:value-type="string">
            <text:p>0-5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.02">
            <text:p>0,02</text:p>
          </table:table-cell>
          <table:table-cell table:formula="of:=SUM([.B1234:.C1234])" office:value-type="float" office:value="0.08">
            <text:p>0,08</text:p>
          </table:table-cell>
          <table:table-cell/>
        </table:table-row>
        <table:table-row table:style-name="ro1">
          <table:table-cell table:style-name="ce2" office:value-type="string">
            <text:p>5-10</text:p>
          </table:table-cell>
          <table:table-cell table:style-name="ce1" office:value-type="float" office:value="0.14">
            <text:p>0,14</text:p>
          </table:table-cell>
          <table:table-cell table:style-name="ce1" office:value-type="float" office:value="0.38">
            <text:p>0,38</text:p>
          </table:table-cell>
          <table:table-cell table:formula="of:=SUM([.B1235:.C1235])" office:value-type="float" office:value="0.52">
            <text:p>0,52</text:p>
          </table:table-cell>
          <table:table-cell/>
        </table:table-row>
        <table:table-row table:style-name="ro1">
          <table:table-cell table:style-name="ce2" office:value-type="string">
            <text:p>10-15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1">
            <text:p>0,1</text:p>
          </table:table-cell>
          <table:table-cell table:formula="of:=SUM([.B1236:.C1236])"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marginal X</text:p>
          </table:table-cell>
          <table:table-cell table:formula="of:=SUM([.B1234:.B1236])" office:value-type="float" office:value="0.5">
            <text:p>0,5</text:p>
          </table:table-cell>
          <table:table-cell table:formula="of:=SUM([.C1234:.C1236])" office:value-type="float" office:value="0.5">
            <text:p>0,5</text:p>
          </table:table-cell>
          <table:table-cell table:formula="of:=SUM([.B1234:.C1236])" office:value-type="float" office:value="1">
            <text:p>1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1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  <style:style style:name="ce3" style:family="table-cell" style:parent-style-name="Default" style:data-style-name="N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239">
          <table:table-cell table:number-columns-repeated="5"/>
        </table:table-row>
        <table:table-row table:style-name="ro1">
          <table:table-cell office:value-type="string">
            <text:p>Variable X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terval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l</text:p>
          </table:table-cell>
        </table:table-row>
        <table:table-row table:style-name="ro1">
          <table:table-cell table:style-name="ce2" office:value-type="string">
            <text:p>5-10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formula="of:=([.B1242]+[.C1242])/2" office:value-type="float" office:value="7.5">
            <text:p>7,5</text:p>
          </table:table-cell>
          <table:table-cell table:style-name="ce1" office:value-type="float" office:value="0.5">
            <text:p>0,5</text:p>
          </table:table-cell>
        </table:table-row>
        <table:table-row table:style-name="ro1">
          <table:table-cell table:style-name="ce2" office:value-type="string">
            <text:p>10-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table:formula="of:=([.B1243]+[.C1243])/2" office:value-type="float" office:value="12.5">
            <text:p>12,5</text:p>
          </table:table-cell>
          <table:table-cell table:style-name="ce1" office:value-type="float" office:value="0.5">
            <text:p>0,5</text:p>
          </table:table-cell>
        </table:table-row>
      </table:table>
    </office:spreadsheet>
  </office:body>
</office:document-content>
</file>

<file path=Object 1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44">
          <table:table-cell table:number-columns-repeated="2"/>
        </table:table-row>
        <table:table-row table:style-name="ro1">
          <table:table-cell office:value-type="string">
            <text:p>Mitjana X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office:value-type="string">
            <text:p>Variància X</text:p>
          </table:table-cell>
          <table:table-cell table:style-name="ce1" office:value-type="float" office:value="6.25">
            <text:p>6,25</text:p>
          </table:table-cell>
        </table:table-row>
      </table:table>
    </office:spreadsheet>
  </office:body>
</office:document-content>
</file>

<file path=Object 1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82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84]+[.B84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84]" office:value-type="float" office:value="500">
            <text:p>500</text:p>
          </table:table-cell>
          <table:table-cell table:number-columns-repeated="2" table:style-name="ce1" office:value-type="float" office:value="0.125">
            <text:p>0,1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85]+[.B85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85]+[.E84]" office:value-type="float" office:value="1300">
            <text:p>1300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25">
            <text:p>0,3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86]+[.B86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86]+[.E85]" office:value-type="float" office:value="2000">
            <text:p>2000</text:p>
          </table:table-cell>
          <table:table-cell table:style-name="ce1" office:value-type="float" office:value="0.175">
            <text:p>0,18</text:p>
          </table:table-cell>
          <table:table-cell table:style-name="ce1" office:value-type="float" office:value="0.5">
            <text:p>0,5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87]+[.B87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87]+[.E86]" office:value-type="float" office:value="3500">
            <text:p>3500</text:p>
          </table:table-cell>
          <table:table-cell table:style-name="ce1" office:value-type="float" office:value="0.375">
            <text:p>0,38</text:p>
          </table:table-cell>
          <table:table-cell table:style-name="ce1" office:value-type="float" office:value="0.875">
            <text:p>0,8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0">
            <text:p>1000000</text:p>
          </table:table-cell>
          <table:table-cell table:formula="of:=([.A88]+[.B88])/2" office:value-type="float" office:value="525000">
            <text:p>525000</text:p>
          </table:table-cell>
          <table:table-cell office:value-type="float" office:value="500">
            <text:p>500</text:p>
          </table:table-cell>
          <table:table-cell table:formula="of:=[.D88]+[.E87]" office:value-type="float" office:value="4000">
            <text:p>4000</text:p>
          </table:table-cell>
          <table:table-cell table:style-name="ce1" office:value-type="float" office:value="0.125">
            <text:p>0,13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84:.D88])" office:value-type="float" office:value="4000">
            <text:p>4000</text:p>
          </table:table-cell>
          <table:table-cell table:number-columns-repeated="3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  <style:style style:name="ce3" style:family="table-cell" style:parent-style-name="Default" style:data-style-name="N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249">
          <table:table-cell table:number-columns-repeated="5"/>
        </table:table-row>
        <table:table-row table:style-name="ro1">
          <table:table-cell office:value-type="string">
            <text:p>Variable Y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terval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l</text:p>
          </table:table-cell>
        </table:table-row>
        <table:table-row table:style-name="ro1">
          <table:table-cell table:style-name="ce1" office:value-type="string">
            <text:p>0-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table:formula="of:=([.B1252]+[.C1252])/2" office:value-type="float" office:value="2.5">
            <text:p>2,5</text:p>
          </table:table-cell>
          <table:table-cell table:style-name="ce1" office:value-type="float" office:value="0.08">
            <text:p>0,08</text:p>
          </table:table-cell>
        </table:table-row>
        <table:table-row table:style-name="ro1">
          <table:table-cell table:style-name="ce2" office:value-type="string">
            <text:p>5-10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formula="of:=([.B1253]+[.C1253])/2" office:value-type="float" office:value="7.5">
            <text:p>7,5</text:p>
          </table:table-cell>
          <table:table-cell table:style-name="ce1" office:value-type="float" office:value="0.52">
            <text:p>0,52</text:p>
          </table:table-cell>
        </table:table-row>
        <table:table-row table:style-name="ro1">
          <table:table-cell table:style-name="ce2" office:value-type="string">
            <text:p>10-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table:formula="of:=([.B1254]+[.C1254])/2" office:value-type="float" office:value="12.5">
            <text:p>12,5</text:p>
          </table:table-cell>
          <table:table-cell table:style-name="ce1" office:value-type="float" office:value="0.4">
            <text:p>0,4</text:p>
          </table:table-cell>
        </table:table-row>
      </table:table>
    </office:spreadsheet>
  </office:body>
</office:document-content>
</file>

<file path=Object 1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1255">
          <table:table-cell table:number-columns-repeated="4"/>
        </table:table-row>
        <table:table-row table:style-name="ro1">
          <table:table-cell office:value-type="string">
            <text:p>Mitjana Y</text:p>
          </table:table-cell>
          <table:table-cell table:style-name="ce1" office:value-type="float" office:value="9.1">
            <text:p>9,1</text:p>
          </table:table-cell>
          <table:table-cell office:value-type="string">
            <text:p>(menor que MitjanaX)</text:p>
          </table:table-cell>
          <table:table-cell/>
        </table:table-row>
        <table:table-row table:style-name="ro1">
          <table:table-cell office:value-type="string">
            <text:p>Variància Y</text:p>
          </table:table-cell>
          <table:table-cell table:style-name="ce1" office:value-type="float" office:value="9.44">
            <text:p>9,44</text:p>
          </table:table-cell>
          <table:table-cell office:value-type="string">
            <text:p>(major que VarianciaX)</text:p>
          </table:table-cell>
          <table:table-cell/>
        </table:table-row>
      </table:table>
    </office:spreadsheet>
  </office:body>
</office:document-content>
</file>

<file path=Object 1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82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82974.5625">
            <text:p>82974,56</text:p>
          </table:table-cell>
        </table:table-row>
        <table:table-row table:style-name="ro1">
          <table:table-cell table:number-columns-repeated="10"/>
          <table:table-cell office:value-type="string">
            <text:p>desv tip</text:p>
          </table:table-cell>
          <table:table-cell table:style-name="ce1" office:value-type="float" office:value="167740.512781356">
            <text:p>167740,51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5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93">
          <table:table-cell/>
        </table:table-row>
        <table:table-row table:style-name="ro1">
          <table:table-cell office:value-type="string">
            <text:p>Variable: nota prova selecció aspirants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95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E99]" office:value-type="float" office:value="1">
            <text:p>1</text:p>
          </table:table-cell>
          <table:table-cell table:formula="of:=[.E99]/[.$E$109]" office:value-type="float" office:value="0.02">
            <text:p>0,02</text:p>
          </table:table-cell>
          <table:table-cell table:formula="of:=[.F99]/[.$E$109]" office:value-type="float" office:value="0.02">
            <text:p>0,0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[.E100]+[.F99]" office:value-type="float" office:value="3">
            <text:p>3</text:p>
          </table:table-cell>
          <table:table-cell table:formula="of:=[.E100]/[.$E$109]" office:value-type="float" office:value="0.04">
            <text:p>0,04</text:p>
          </table:table-cell>
          <table:table-cell table:formula="of:=[.F100]/[.$E$109]" office:value-type="float" office:value="0.06">
            <text:p>0,06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01]+[.F100]" office:value-type="float" office:value="5">
            <text:p>5</text:p>
          </table:table-cell>
          <table:table-cell table:formula="of:=[.E101]/[.$E$109]" office:value-type="float" office:value="0.04">
            <text:p>0,04</text:p>
          </table:table-cell>
          <table:table-cell table:formula="of:=[.F101]/[.$E$109]" office:value-type="float" office:value="0.1">
            <text:p>0,1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E102]+[.F101]" office:value-type="float" office:value="12">
            <text:p>12</text:p>
          </table:table-cell>
          <table:table-cell table:formula="of:=[.E102]/[.$E$109]" office:value-type="float" office:value="0.14">
            <text:p>0,14</text:p>
          </table:table-cell>
          <table:table-cell table:formula="of:=[.F102]/[.$E$109]" office:value-type="float" office:value="0.24">
            <text:p>0,24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E103]+[.F102]" office:value-type="float" office:value="19">
            <text:p>19</text:p>
          </table:table-cell>
          <table:table-cell table:formula="of:=[.E103]/[.$E$109]" office:value-type="float" office:value="0.14">
            <text:p>0,14</text:p>
          </table:table-cell>
          <table:table-cell table:formula="of:=[.F103]/[.$E$109]" office:value-type="float" office:value="0.38">
            <text:p>0,3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E104]+[.F103]" office:value-type="float" office:value="33">
            <text:p>33</text:p>
          </table:table-cell>
          <table:table-cell table:formula="of:=[.E104]/[.$E$109]" office:value-type="float" office:value="0.28">
            <text:p>0,28</text:p>
          </table:table-cell>
          <table:table-cell table:formula="of:=[.F104]/[.$E$109]" office:value-type="float" office:value="0.66">
            <text:p>0,6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E105]+[.F104]" office:value-type="float" office:value="42">
            <text:p>42</text:p>
          </table:table-cell>
          <table:table-cell table:formula="of:=[.E105]/[.$E$109]" office:value-type="float" office:value="0.18">
            <text:p>0,18</text:p>
          </table:table-cell>
          <table:table-cell table:formula="of:=[.F105]/[.$E$109]" office:value-type="float" office:value="0.84">
            <text:p>0,84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06]+[.F105]" office:value-type="float" office:value="47">
            <text:p>47</text:p>
          </table:table-cell>
          <table:table-cell table:formula="of:=[.E106]/[.$E$109]" office:value-type="float" office:value="0.1">
            <text:p>0,1</text:p>
          </table:table-cell>
          <table:table-cell table:formula="of:=[.F106]/[.$E$109]" office:value-type="float" office:value="0.94">
            <text:p>0,94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E107]+[.F106]" office:value-type="float" office:value="49">
            <text:p>49</text:p>
          </table:table-cell>
          <table:table-cell table:formula="of:=[.E107]/[.$E$109]" office:value-type="float" office:value="0.04">
            <text:p>0,04</text:p>
          </table:table-cell>
          <table:table-cell table:formula="of:=[.F107]/[.$E$109]" office:value-type="float" office:value="0.98">
            <text:p>0,98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108]+[.F107]" office:value-type="float" office:value="50">
            <text:p>50</text:p>
          </table:table-cell>
          <table:table-cell table:formula="of:=[.E108]/[.$E$109]" office:value-type="float" office:value="0.02">
            <text:p>0,02</text:p>
          </table:table-cell>
          <table:table-cell table:formula="of:=[.F108]/[.$E$109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99:.E108])" office:value-type="float" office:value="50">
            <text:p>50</text:p>
          </table:table-cell>
          <table:table-cell table:number-columns-repeated="3"/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6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Millors 20%</text:p>
          </table:table-cell>
          <table:table-cell office:value-type="string">
            <text:p>Nota mínima=7</text:p>
          </table:table-cell>
          <table:table-cell/>
        </table:table-row>
        <table:table-row table:style-name="ro1">
          <table:table-cell table:number-columns-repeated="10"/>
          <table:table-cell table:style-name="ce1" office:value-type="float" office:value="0.34">
            <text:p>0,34</text:p>
          </table:table-cell>
          <table:table-cell office:value-type="string">
            <text:p>(34%)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6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99897289276123pt" style:font-size-asian="8.99897289276123pt" style:font-size-complex="8.99897289276123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96cm" svg:height="8.76cm" xlink:href="." xlink:type="simple" chart:class="chart:bar" chart:style-name="ch1">
        <chart:plot-area chart:style-name="ch2" chart:data-source-has-labels="both" svg:x="1.018cm" svg:y="0.174cm" svg:width="10.248cm" svg:height="8.41cm">
          <chartooo:coordinate-region svg:x="1.59cm" svg:y="0.323cm" svg:width="9.676cm" svg:height="7.715cm"/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4">
            <chart:title svg:x="0.232cm" svg:y="4.975cm" chart:style-name="ch5">
              <text:p>freq abs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ab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150">
          <table:table-cell/>
        </table:table-row>
        <table:table-row table:style-name="ro1">
          <table:table-cell office:value-type="string">
            <text:p>Variable: alçada alumnes (cm)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15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formula="of:=[.E156]" office:value-type="float" office:value="1">
            <text:p>1</text:p>
          </table:table-cell>
          <table:table-cell table:formula="of:=[.E156]/[.$E$168]" office:value-type="float" office:value="0.05">
            <text:p>0,05</text:p>
          </table:table-cell>
          <table:table-cell table:style-name="ce1" table:formula="of:=[.F156]/[.$E$168]" office:value-type="float" office:value="0.05">
            <text:p>0,05</text:p>
          </table:table-cell>
        </table:table-row>
        <table:table-row table:style-name="ro1">
          <table:table-cell table:number-columns-repeated="3"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formula="of:=[.E157]+[.F156]" office:value-type="float" office:value="3">
            <text:p>3</text:p>
          </table:table-cell>
          <table:table-cell table:formula="of:=[.E157]/[.$E$168]" office:value-type="float" office:value="0.1">
            <text:p>0,1</text:p>
          </table:table-cell>
          <table:table-cell table:style-name="ce1" table:formula="of:=[.F157]/[.$E$168]" office:value-type="float" office:value="0.15">
            <text:p>0,15</text:p>
          </table:table-cell>
        </table:table-row>
        <table:table-row table:style-name="ro1">
          <table:table-cell table:number-columns-repeated="3"/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table:formula="of:=[.E158]+[.F157]" office:value-type="float" office:value="6">
            <text:p>6</text:p>
          </table:table-cell>
          <table:table-cell table:formula="of:=[.E158]/[.$E$168]" office:value-type="float" office:value="0.15">
            <text:p>0,15</text:p>
          </table:table-cell>
          <table:table-cell table:style-name="ce1" table:formula="of:=[.F158]/[.$E$168]" office:value-type="float" office:value="0.3">
            <text:p>0,30</text:p>
          </table:table-cell>
        </table:table-row>
        <table:table-row table:style-name="ro1">
          <table:table-cell table:number-columns-repeated="3"/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formula="of:=[.E159]+[.F158]" office:value-type="float" office:value="10">
            <text:p>10</text:p>
          </table:table-cell>
          <table:table-cell table:formula="of:=[.E159]/[.$E$168]" office:value-type="float" office:value="0.2">
            <text:p>0,2</text:p>
          </table:table-cell>
          <table:table-cell table:style-name="ce1" table:formula="of:=[.F159]/[.$E$168]" office:value-type="float" office:value="0.5">
            <text:p>0,50</text:p>
          </table:table-cell>
        </table:table-row>
        <table:table-row table:style-name="ro1">
          <table:table-cell table:number-columns-repeated="3"/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[.E160]+[.F159]" office:value-type="float" office:value="12">
            <text:p>12</text:p>
          </table:table-cell>
          <table:table-cell table:formula="of:=[.E160]/[.$E$168]" office:value-type="float" office:value="0.1">
            <text:p>0,1</text:p>
          </table:table-cell>
          <table:table-cell table:style-name="ce1" table:formula="of:=[.F160]/[.$E$168]" office:value-type="float" office:value="0.6">
            <text:p>0,60</text:p>
          </table:table-cell>
        </table:table-row>
        <table:table-row table:style-name="ro1">
          <table:table-cell table:number-columns-repeated="3"/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table:formula="of:=[.E161]+[.F160]" office:value-type="float" office:value="14">
            <text:p>14</text:p>
          </table:table-cell>
          <table:table-cell table:formula="of:=[.E161]/[.$E$168]" office:value-type="float" office:value="0.1">
            <text:p>0,1</text:p>
          </table:table-cell>
          <table:table-cell table:style-name="ce1" table:formula="of:=[.F161]/[.$E$168]" office:value-type="float" office:value="0.7">
            <text:p>0,70</text:p>
          </table:table-cell>
        </table:table-row>
        <table:table-row table:style-name="ro1">
          <table:table-cell table:number-columns-repeated="3"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formula="of:=[.E162]+[.F161]" office:value-type="float" office:value="15">
            <text:p>15</text:p>
          </table:table-cell>
          <table:table-cell table:formula="of:=[.E162]/[.$E$168]" office:value-type="float" office:value="0.05">
            <text:p>0,05</text:p>
          </table:table-cell>
          <table:table-cell table:style-name="ce1" table:formula="of:=[.F162]/[.$E$168]" office:value-type="float" office:value="0.75">
            <text:p>0,75</text:p>
          </table:table-cell>
        </table:table-row>
        <table:table-row table:style-name="ro1">
          <table:table-cell table:number-columns-repeated="3"/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formula="of:=[.E163]+[.F162]" office:value-type="float" office:value="16">
            <text:p>16</text:p>
          </table:table-cell>
          <table:table-cell table:formula="of:=[.E163]/[.$E$168]" office:value-type="float" office:value="0.05">
            <text:p>0,05</text:p>
          </table:table-cell>
          <table:table-cell table:style-name="ce1" table:formula="of:=[.F163]/[.$E$168]" office:value-type="float" office:value="0.8">
            <text:p>0,80</text:p>
          </table:table-cell>
        </table:table-row>
        <table:table-row table:style-name="ro1">
          <table:table-cell table:number-columns-repeated="3"/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table:formula="of:=[.E164]+[.F163]" office:value-type="float" office:value="17">
            <text:p>17</text:p>
          </table:table-cell>
          <table:table-cell table:formula="of:=[.E164]/[.$E$168]" office:value-type="float" office:value="0.05">
            <text:p>0,05</text:p>
          </table:table-cell>
          <table:table-cell table:style-name="ce1" table:formula="of:=[.F164]/[.$E$168]" office:value-type="float" office:value="0.85">
            <text:p>0,85</text:p>
          </table:table-cell>
        </table:table-row>
        <table:table-row table:style-name="ro1">
          <table:table-cell table:number-columns-repeated="3"/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E165]+[.F164]" office:value-type="float" office:value="18">
            <text:p>18</text:p>
          </table:table-cell>
          <table:table-cell table:formula="of:=[.E165]/[.$E$168]" office:value-type="float" office:value="0.05">
            <text:p>0,05</text:p>
          </table:table-cell>
          <table:table-cell table:style-name="ce1" table:formula="of:=[.F165]/[.$E$168]" office:value-type="float" office:value="0.9">
            <text:p>0,90</text:p>
          </table:table-cell>
        </table:table-row>
        <table:table-row table:style-name="ro1">
          <table:table-cell table:number-columns-repeated="3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formula="of:=[.E166]+[.F165]" office:value-type="float" office:value="19">
            <text:p>19</text:p>
          </table:table-cell>
          <table:table-cell table:formula="of:=[.E166]/[.$E$168]" office:value-type="float" office:value="0.05">
            <text:p>0,05</text:p>
          </table:table-cell>
          <table:table-cell table:style-name="ce1" table:formula="of:=[.F166]/[.$E$168]" office:value-type="float" office:value="0.95">
            <text:p>0,95</text:p>
          </table:table-cell>
        </table:table-row>
        <table:table-row table:style-name="ro1">
          <table:table-cell table:number-columns-repeated="3"/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[.E167]+[.F166]" office:value-type="float" office:value="20">
            <text:p>20</text:p>
          </table:table-cell>
          <table:table-cell table:formula="of:=[.E167]/[.$E$168]" office:value-type="float" office:value="0.05">
            <text:p>0,05</text:p>
          </table:table-cell>
          <table:table-cell table:style-name="ce1" table:formula="of:=[.F167]/[.$E$168]" office:value-type="float" office:value="1">
            <text:p>1,00</text:p>
          </table:table-cell>
        </table:table-row>
        <table:table-row table:style-name="ro1">
          <table:table-cell table:number-columns-repeated="4"/>
          <table:table-cell table:formula="of:=SUM([.E156:.E167])" office:value-type="float" office:value="20">
            <text:p>20</text:p>
          </table:table-cell>
          <table:table-cell table:number-columns-repeated="3"/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graphic-properties draw:stroke="none" svg:stroke-color="#b3b3b3" draw:fill="none" draw:fill-color="#e6e6e6"/>
      <style:text-properties fo:font-size="6.45711898803711pt" style:font-size-asian="6.45711898803711pt" style:font-size-complex="6.45711898803711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72cm" svg:height="5.788cm" xlink:href="." xlink:type="simple" chart:class="chart:bar" chart:style-name="ch1">
        <chart:legend chart:legend-position="end" svg:x="9.124cm" svg:y="2.473cm" chart:style-name="ch2"/>
        <chart:plot-area chart:style-name="ch3" chart:data-source-has-labels="both" svg:x="0.244cm" svg:y="0.115cm" svg:width="8.635cm" svg:height="5.441cm">
          <chartooo:coordinate-region svg:x="0.964cm" svg:y="0.264cm" svg:width="7.915cm" svg:height="4.746cm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restaurants</text:p>
              </table:table-cell>
              <table:table-cell office:value-type="string">
                <text:p>nombre estimat</text:p>
              </table:table-cell>
            </table:table-row>
          </table:table-header-rows>
          <table:table-rows>
            <table:table-row>
              <table:table-cell office:value-type="string">
                <text:p>199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155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Moda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table:number-columns-repeated="9"/>
          <table:table-cell office:value-type="string">
            <text:p>Mediana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table:number-columns-repeated="9"/>
          <table:table-cell office:value-type="string">
            <text:p>Mitjana</text:p>
          </table:table-cell>
          <table:table-cell table:style-name="ce1" office:value-type="float" office:value="171.1">
            <text:p>171,1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7.05254459381104pt" style:font-size-asian="7.05254459381104pt" style:font-size-complex="7.05254459381104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12cm" svg:height="5.682cm" xlink:href="." xlink:type="simple" chart:class="chart:bar" chart:style-name="ch1">
        <chart:plot-area chart:style-name="ch2" chart:data-source-has-labels="both" svg:x="0.841cm" svg:y="0.113cm" svg:width="9.068cm" svg:height="5.454cm">
          <chartooo:coordinate-region svg:x="1.487cm" svg:y="0.262cm" svg:width="8.422cm" svg:height="4.759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title svg:x="0.205cm" svg:y="3.586cm" chart:style-name="ch5">
              <text:p>freq absoluta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abs</text:p>
              </table:table-cell>
            </table:table-row>
          </table:table-header-rows>
          <table:table-rows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191">
          <table:table-cell table:number-columns-repeated="8"/>
        </table:table-row>
        <table:table-row table:style-name="ro2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[162, 172)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formula="of:=([.B193]+[.C193])/2" office:value-type="float" office:value="167">
            <text:p>167</text:p>
          </table:table-cell>
          <table:table-cell office:value-type="float" office:value="12">
            <text:p>12</text:p>
          </table:table-cell>
          <table:table-cell table:formula="of:=[.E193]" office:value-type="float" office:value="12">
            <text:p>12</text:p>
          </table:table-cell>
          <table:table-cell table:formula="of:=[.E193]/[.$E$196]" office:value-type="float" office:value="0.6">
            <text:p>0,6</text:p>
          </table:table-cell>
          <table:table-cell table:formula="of:=[.F193]/[.$E$196]" office:value-type="float" office:value="0.6">
            <text:p>0,6</text:p>
          </table:table-cell>
        </table:table-row>
        <table:table-row table:style-name="ro1">
          <table:table-cell office:value-type="string">
            <text:p>[172, 182)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table:formula="of:=([.B194]+[.C194])/2" office:value-type="float" office:value="177">
            <text:p>177</text:p>
          </table:table-cell>
          <table:table-cell office:value-type="float" office:value="6">
            <text:p>6</text:p>
          </table:table-cell>
          <table:table-cell table:formula="of:=[.E194]+[.F193]" office:value-type="float" office:value="18">
            <text:p>18</text:p>
          </table:table-cell>
          <table:table-cell table:formula="of:=[.E194]/[.$E$196]" office:value-type="float" office:value="0.3">
            <text:p>0,3</text:p>
          </table:table-cell>
          <table:table-cell table:formula="of:=[.F194]/[.$E$196]" office:value-type="float" office:value="0.9">
            <text:p>0,9</text:p>
          </table:table-cell>
        </table:table-row>
        <table:table-row table:style-name="ro1">
          <table:table-cell office:value-type="string">
            <text:p>[182, 192)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formula="of:=([.B195]+[.C195])/2" office:value-type="float" office:value="187">
            <text:p>187</text:p>
          </table:table-cell>
          <table:table-cell office:value-type="float" office:value="2">
            <text:p>2</text:p>
          </table:table-cell>
          <table:table-cell table:formula="of:=[.E195]+[.F194]" office:value-type="float" office:value="20">
            <text:p>20</text:p>
          </table:table-cell>
          <table:table-cell table:formula="of:=[.E195]/[.$E$196]" office:value-type="float" office:value="0.1">
            <text:p>0,1</text:p>
          </table:table-cell>
          <table:table-cell table:formula="of:=[.F195]/[.$E$196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193:.E195])" office:value-type="float" office:value="20">
            <text:p>20</text:p>
          </table:table-cell>
          <table:table-cell table:number-columns-repeated="3"/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14:0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191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table:style-name="ce1" office:value-type="float" office:value="167">
            <text:p>167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table:style-name="ce1" office:value-type="float" office:value="170.333333333333">
            <text:p>170,33</text:p>
          </table:table-cell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72">
            <text:p>172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9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gap-width="0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3cm" svg:height="4.083cm" xlink:href="." xlink:type="simple" chart:class="chart:bar" chart:style-name="ch1">
        <chart:plot-area chart:style-name="ch2" chart:data-source-has-labels="both" svg:x="1.575cm" svg:y="0.023cm" svg:width="10.409cm" svg:height="4.182cm">
          <chartooo:coordinate-region svg:x="2.221cm" svg:y="0.173cm" svg:width="9.763cm" svg:height="3.486cm"/>
          <chart:axis chart:dimension="x" chart:name="primary-x" chart:style-name="ch3">
            <chart:categories table:cell-range-address="local-table.$A$2:.$A$4"/>
          </chart:axis>
          <chart:axis chart:dimension="y" chart:name="primary-y" chart:style-name="ch4">
            <chart:title svg:x="0.257cm" svg:y="2.595cm" chart:style-name="ch5">
              <text:p>Histograma 
freq absoluta</text:p>
            </chart:title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[162, 172)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[172, 182)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[182, 192)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15">
          <table:table-cell table:number-columns-repeated="6"/>
        </table:table-row>
        <table:table-row table:style-name="ro1">
          <table:table-cell/>
          <table:table-cell office:value-type="string">
            <text:p>Factoria 1</text:p>
          </table:table-cell>
          <table:table-cell office:value-type="string">
            <text:p>Factoria 2</text:p>
          </table:table-cell>
          <table:table-cell office:value-type="string">
            <text:p>Factoria 3</text:p>
          </table:table-cell>
          <table:table-cell office:value-type="string">
            <text:p>Total</text:p>
          </table:table-cell>
          <table:table-cell office:value-type="string">
            <text:p>Dies laborables</text:p>
          </table:table-cell>
        </table:table-row>
        <table:table-row table:style-name="ro1">
          <table:table-cell office:value-type="string">
            <text:p>1er trimestre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550">
            <text:p>550</text:p>
          </table:table-cell>
          <table:table-cell table:formula="of:=SUM([.B217:.D217])" office:value-type="float" office:value="1800">
            <text:p>18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on trimestre</text:p>
          </table:table-cell>
          <table:table-cell office:value-type="float" office:value="750">
            <text:p>750</text:p>
          </table:table-cell>
          <table:table-cell office:value-type="float" office:value="1200">
            <text:p>1200</text:p>
          </table:table-cell>
          <table:table-cell office:value-type="float" office:value="900">
            <text:p>900</text:p>
          </table:table-cell>
          <table:table-cell table:formula="of:=SUM([.B218:.D218])" office:value-type="float" office:value="2850">
            <text:p>285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3er trimestre</text:p>
          </table:table-cell>
          <table:table-cell office:value-type="float" office:value="850">
            <text:p>850</text:p>
          </table:table-cell>
          <table:table-cell office:value-type="float" office:value="1250">
            <text:p>1250</text:p>
          </table:table-cell>
          <table:table-cell office:value-type="float" office:value="1050">
            <text:p>1050</text:p>
          </table:table-cell>
          <table:table-cell table:formula="of:=SUM([.B219:.D219])" office:value-type="float" office:value="3150">
            <text:p>315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4rt trimestre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formula="of:=SUM([.B220:.D220])" office:value-type="float" office:value="1850">
            <text:p>185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tjana trimestral</text:p>
          </table:table-cell>
          <table:table-cell table:formula="of:=SUM([.B217:.B220])/4" office:value-type="float" office:value="650">
            <text:p>650</text:p>
          </table:table-cell>
          <table:table-cell table:formula="of:=SUM([.C217:.C220])/4" office:value-type="float" office:value="975">
            <text:p>975</text:p>
          </table:table-cell>
          <table:table-cell table:formula="of:=SUM([.D217:.D220])/4" office:value-type="float" office:value="787.5">
            <text:p>787,5</text:p>
          </table:table-cell>
          <table:table-cell table:formula="of:=SUM([.E217:.E220])/4" office:value-type="float" office:value="2412.5">
            <text:p>2412,5</text:p>
          </table:table-cell>
          <table:table-cell/>
        </table:table-row>
        <table:table-row table:style-name="ro1">
          <table:table-cell office:value-type="string">
            <text:p>Mitjana diària</text:p>
          </table:table-cell>
          <table:table-cell table:formula="of:=SUM([.B217:.B220])/SUM([.F217:.F220])" office:value-type="float" office:value="9.48905109489051">
            <text:p>9,49</text:p>
          </table:table-cell>
          <table:table-cell table:formula="of:=SUM([.C217:.C220])/SUM([.F217:.F220])" office:value-type="float" office:value="14.2335766423358">
            <text:p>14,23</text:p>
          </table:table-cell>
          <table:table-cell table:formula="of:=SUM([.D217:.D220])/SUM([.F217:.F220])" office:value-type="float" office:value="11.4963503649635">
            <text:p>11,5</text:p>
          </table:table-cell>
          <table:table-cell table:formula="of:=SUM([.E217:.E220])/SUM([.F217:.F220])" office:value-type="float" office:value="35.2189781021898">
            <text:p>35,22</text:p>
          </table:table-cell>
          <table:table-cell/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7.0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26">
          <table:table-cell table:number-columns-repeated="4"/>
        </table:table-row>
        <table:table-row table:style-name="ro1">
          <table:table-cell office:value-type="string">
            <text:p>Preu</text:p>
          </table:table-cell>
          <table:table-cell office:value-type="string">
            <text:p>Quantitat (a)</text:p>
          </table:table-cell>
          <table:table-cell office:value-type="string">
            <text:p>Quantitat (b)</text:p>
          </table:table-cell>
          <table:table-cell office:value-type="string">
            <text:p>Quantitat (c) 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38250/[.A228]" office:value-type="float" office:value="170">
            <text:p>170</text:p>
          </table:table-cell>
          <table:table-cell office:value-type="string">
            <text:p>K/22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47500/[.A229]" office:value-type="float" office:value="190">
            <text:p>190</text:p>
          </table:table-cell>
          <table:table-cell office:value-type="string">
            <text:p>K/25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49500/[.A230]" office:value-type="float" office:value="165">
            <text:p>165</text:p>
          </table:table-cell>
          <table:table-cell office:value-type="string">
            <text:p>K/30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42000/[.A231]" office:value-type="float" office:value="210">
            <text:p>210</text:p>
          </table:table-cell>
          <table:table-cell office:value-type="string">
            <text:p>K/20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28:.B231])" office:value-type="float" office:value="735">
            <text:p>735</text:p>
          </table:table-cell>
          <table:table-cell office:value-type="string">
            <text:p>K(1/225+1/250+1/300+1/200)</text:p>
          </table:table-cell>
          <table:table-cell table:formula="of:=SUM([.D228:.D231])" office:value-type="float" office:value="766">
            <text:p>766</text:p>
          </table:table-cell>
        </table:table-row>
        <table:table-row table:style-name="ro1">
          <table:table-cell office:value-type="string">
            <text:p>Mitjana <text:s/></text:p>
          </table:table-cell>
          <table:table-cell table:formula="of:=SUMPRODUCT([.A228:.A231];[.B228:.B231])/[.B232]" office:value-type="float" office:value="241.156462585034">
            <text:p>241,16</text:p>
          </table:table-cell>
          <table:table-cell office:value-type="string">
            <text:p>4K/(K(1/225+1/250+1/300+1/200))=238,41</text:p>
          </table:table-cell>
          <table:table-cell table:formula="of:=SUMPRODUCT([.A228:.A231];[.D228:.D231])/[.D232]" office:value-type="float" office:value="242.885117493473">
            <text:p>242,89</text:p>
          </table:table-cell>
        </table:table-row>
      </table:table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238">
          <table:table-cell/>
        </table:table-row>
        <table:table-row table:style-name="ro1">
          <table:table-cell office:value-type="string">
            <text:p>Variable: preu venda article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2.801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24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office:value-type="string">
            <text:p>[3100, 3235)</text:p>
          </table:table-cell>
          <table:table-cell office:value-type="float" office:value="3100">
            <text:p>3100</text:p>
          </table:table-cell>
          <table:table-cell table:style-name="ce1" office:value-type="float" office:value="3235">
            <text:p>3235</text:p>
          </table:table-cell>
          <table:table-cell table:formula="of:=([.E245]+[.F245])/2" office:value-type="float" office:value="3167.5">
            <text:p>3167,5</text:p>
          </table:table-cell>
          <table:table-cell office:value-type="float" office:value="4">
            <text:p>4</text:p>
          </table:table-cell>
          <table:table-cell table:formula="of:=[.H245]/[.$H$251]" office:value-type="float" office:value="0.0714285714285714">
            <text:p>0,07</text:p>
          </table:table-cell>
          <table:table-cell table:formula="of:=[.H245]" office:value-type="float" office:value="4">
            <text:p>4</text:p>
          </table:table-cell>
          <table:table-cell table:formula="of:=[.J245]/[.$H$251]" office:value-type="float" office:value="0.0714285714285714">
            <text:p>0,07</text:p>
          </table:table-cell>
        </table:table-row>
        <table:table-row table:style-name="ro1">
          <table:table-cell table:number-columns-repeated="3"/>
          <table:table-cell office:value-type="string">
            <text:p>[3235, 3370)</text:p>
          </table:table-cell>
          <table:table-cell table:formula="of:=[.F245]" office:value-type="float" office:value="3235">
            <text:p>3235</text:p>
          </table:table-cell>
          <table:table-cell table:style-name="ce1" office:value-type="float" office:value="3370">
            <text:p>3370</text:p>
          </table:table-cell>
          <table:table-cell table:formula="of:=([.E246]+[.F246])/2" office:value-type="float" office:value="3302.5">
            <text:p>3302,5</text:p>
          </table:table-cell>
          <table:table-cell office:value-type="float" office:value="14">
            <text:p>14</text:p>
          </table:table-cell>
          <table:table-cell table:formula="of:=[.H246]/[.$H$251]" office:value-type="float" office:value="0.25">
            <text:p>0,25</text:p>
          </table:table-cell>
          <table:table-cell table:formula="of:=[.H246]+[.J245]" office:value-type="float" office:value="18">
            <text:p>18</text:p>
          </table:table-cell>
          <table:table-cell table:formula="of:=[.J246]/[.$H$251]" office:value-type="float" office:value="0.321428571428571">
            <text:p>0,32</text:p>
          </table:table-cell>
        </table:table-row>
        <table:table-row table:style-name="ro1">
          <table:table-cell table:number-columns-repeated="3"/>
          <table:table-cell office:value-type="string">
            <text:p>[3370, 3505)</text:p>
          </table:table-cell>
          <table:table-cell table:formula="of:=[.F246]" office:value-type="float" office:value="3370">
            <text:p>3370</text:p>
          </table:table-cell>
          <table:table-cell table:style-name="ce1" office:value-type="float" office:value="3505">
            <text:p>3505</text:p>
          </table:table-cell>
          <table:table-cell table:formula="of:=([.E247]+[.F247])/2" office:value-type="float" office:value="3437.5">
            <text:p>3437,5</text:p>
          </table:table-cell>
          <table:table-cell office:value-type="float" office:value="12">
            <text:p>12</text:p>
          </table:table-cell>
          <table:table-cell table:formula="of:=[.H247]/[.$H$251]" office:value-type="float" office:value="0.214285714285714">
            <text:p>0,21</text:p>
          </table:table-cell>
          <table:table-cell table:formula="of:=[.H247]+[.J246]" office:value-type="float" office:value="30">
            <text:p>30</text:p>
          </table:table-cell>
          <table:table-cell table:formula="of:=[.J247]/[.$H$251]" office:value-type="float" office:value="0.535714285714286">
            <text:p>0,54</text:p>
          </table:table-cell>
        </table:table-row>
        <table:table-row table:style-name="ro1">
          <table:table-cell table:number-columns-repeated="3"/>
          <table:table-cell office:value-type="string">
            <text:p>[3505, 3640)</text:p>
          </table:table-cell>
          <table:table-cell table:formula="of:=[.F247]" office:value-type="float" office:value="3505">
            <text:p>3505</text:p>
          </table:table-cell>
          <table:table-cell table:style-name="ce1" office:value-type="float" office:value="3640">
            <text:p>3640</text:p>
          </table:table-cell>
          <table:table-cell table:formula="of:=([.E248]+[.F248])/2" office:value-type="float" office:value="3572.5">
            <text:p>3572,5</text:p>
          </table:table-cell>
          <table:table-cell office:value-type="float" office:value="15">
            <text:p>15</text:p>
          </table:table-cell>
          <table:table-cell table:formula="of:=[.H248]/[.$H$251]" office:value-type="float" office:value="0.267857142857143">
            <text:p>0,27</text:p>
          </table:table-cell>
          <table:table-cell table:formula="of:=[.H248]+[.J247]" office:value-type="float" office:value="45">
            <text:p>45</text:p>
          </table:table-cell>
          <table:table-cell table:formula="of:=[.J248]/[.$H$251]" office:value-type="float" office:value="0.803571428571429">
            <text:p>0,8</text:p>
          </table:table-cell>
        </table:table-row>
        <table:table-row table:style-name="ro1">
          <table:table-cell table:number-columns-repeated="3"/>
          <table:table-cell office:value-type="string">
            <text:p>[3640, 3775)</text:p>
          </table:table-cell>
          <table:table-cell table:formula="of:=[.F248]" office:value-type="float" office:value="3640">
            <text:p>3640</text:p>
          </table:table-cell>
          <table:table-cell table:style-name="ce1" office:value-type="float" office:value="3775">
            <text:p>3775</text:p>
          </table:table-cell>
          <table:table-cell table:formula="of:=([.E249]+[.F249])/2" office:value-type="float" office:value="3707.5">
            <text:p>3707,5</text:p>
          </table:table-cell>
          <table:table-cell office:value-type="float" office:value="8">
            <text:p>8</text:p>
          </table:table-cell>
          <table:table-cell table:formula="of:=[.H249]/[.$H$251]" office:value-type="float" office:value="0.142857142857143">
            <text:p>0,14</text:p>
          </table:table-cell>
          <table:table-cell table:formula="of:=[.H249]+[.J248]" office:value-type="float" office:value="53">
            <text:p>53</text:p>
          </table:table-cell>
          <table:table-cell table:formula="of:=[.J249]/[.$H$251]" office:value-type="float" office:value="0.946428571428571">
            <text:p>0,95</text:p>
          </table:table-cell>
        </table:table-row>
        <table:table-row table:style-name="ro1">
          <table:table-cell table:number-columns-repeated="3"/>
          <table:table-cell office:value-type="string">
            <text:p>[3775, 3910]</text:p>
          </table:table-cell>
          <table:table-cell table:formula="of:=[.F249]" office:value-type="float" office:value="3775">
            <text:p>3775</text:p>
          </table:table-cell>
          <table:table-cell table:style-name="ce1" office:value-type="float" office:value="3910">
            <text:p>3910</text:p>
          </table:table-cell>
          <table:table-cell table:formula="of:=([.E250]+[.F250])/2" office:value-type="float" office:value="3842.5">
            <text:p>3842,5</text:p>
          </table:table-cell>
          <table:table-cell office:value-type="float" office:value="3">
            <text:p>3</text:p>
          </table:table-cell>
          <table:table-cell table:formula="of:=[.H250]/[.$H$251]" office:value-type="float" office:value="0.0535714285714286">
            <text:p>0,05</text:p>
          </table:table-cell>
          <table:table-cell table:formula="of:=[.H250]+[.J249]" office:value-type="float" office:value="56">
            <text:p>56</text:p>
          </table:table-cell>
          <table:table-cell table:formula="of:=[.J250]/[.$H$251]" office:value-type="float" office:value="1">
            <text:p>1</text:p>
          </table:table-cell>
        </table:table-row>
        <table:table-row table:style-name="ro1">
          <table:table-cell table:number-columns-repeated="7"/>
          <table:table-cell table:formula="of:=SUM([.H245:.H250])" office:value-type="float" office:value="56">
            <text:p>56</text:p>
          </table:table-cell>
          <table:table-cell table:number-columns-repeated="3"/>
        </table:table-row>
      </table:table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14:0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1.4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42">
          <table:table-cell table:number-columns-repeated="15"/>
        </table:table-row>
        <table:table-row table:style-name="ro2">
          <table:table-cell table:number-columns-repeated="13"/>
          <table:table-cell office:value-type="string">
            <text:p>Moda</text:p>
          </table:table-cell>
          <table:table-cell table:style-name="ce1" office:value-type="float" office:value="3572.5">
            <text:p>3572,5</text:p>
          </table:table-cell>
        </table:table-row>
        <table:table-row table:style-name="ro2">
          <table:table-cell table:number-columns-repeated="13"/>
          <table:table-cell office:value-type="string">
            <text:p>Mediana</text:p>
          </table:table-cell>
          <table:table-cell table:style-name="ce1" office:value-type="float" office:value="3482.5">
            <text:p>3482,5</text:p>
          </table:table-cell>
        </table:table-row>
        <table:table-row table:style-name="ro2">
          <table:table-cell table:number-columns-repeated="13"/>
          <table:table-cell office:value-type="string">
            <text:p>Mitjana</text:p>
          </table:table-cell>
          <table:table-cell table:style-name="ce1" office:value-type="float" office:value="3480.89285714286">
            <text:p>3480,89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14:0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3.1">
            <text:p>13,1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11:1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07">
          <table:table-cell table:number-columns-repeated="8"/>
        </table:table-row>
        <table:table-row table:style-name="ro1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menys de 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E309]" office:value-type="float" office:value="12">
            <text:p>12</text:p>
          </table:table-cell>
          <table:table-cell table:style-name="ce1" table:formula="of:=[.E309]/[.$E$316]" office:value-type="float" office:value="0.0285714285714286">
            <text:p>0,029</text:p>
          </table:table-cell>
          <table:table-cell table:style-name="ce1" table:formula="of:=[.F309]/[.$E$316]" office:value-type="float" office:value="0.0285714285714286">
            <text:p>0,029</text:p>
          </table:table-cell>
        </table:table-row>
        <table:table-row table:style-name="ro1">
          <table:table-cell office:value-type="string">
            <text:p>[5, 13)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B310]+[.C310])/2"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[.E310]+[.F309]" office:value-type="float" office:value="78">
            <text:p>78</text:p>
          </table:table-cell>
          <table:table-cell table:style-name="ce1" table:formula="of:=[.E310]/[.$E$316]" office:value-type="float" office:value="0.157142857142857">
            <text:p>0,157</text:p>
          </table:table-cell>
          <table:table-cell table:style-name="ce1" table:formula="of:=[.F310]/[.$E$316]" office:value-type="float" office:value="0.185714285714286">
            <text:p>0,186</text:p>
          </table:table-cell>
        </table:table-row>
        <table:table-row table:style-name="ro1">
          <table:table-cell office:value-type="string">
            <text:p>[13, 20)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B311]+[.C311])/2" office:value-type="float" office:value="16.5">
            <text:p>16,5</text:p>
          </table:table-cell>
          <table:table-cell office:value-type="float" office:value="212">
            <text:p>212</text:p>
          </table:table-cell>
          <table:table-cell table:formula="of:=[.E311]+[.F310]" office:value-type="float" office:value="290">
            <text:p>290</text:p>
          </table:table-cell>
          <table:table-cell table:style-name="ce1" table:formula="of:=[.E311]/[.$E$316]" office:value-type="float" office:value="0.504761904761905">
            <text:p>0,505</text:p>
          </table:table-cell>
          <table:table-cell table:style-name="ce1" table:formula="of:=[.F311]/[.$E$316]" office:value-type="float" office:value="0.69047619047619">
            <text:p>0,690</text:p>
          </table:table-cell>
        </table:table-row>
        <table:table-row table:style-name="ro1">
          <table:table-cell office:value-type="string">
            <text:p>[20, 30)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B312]+[.C312])/2" office:value-type="float" office:value="25">
            <text:p>25</text:p>
          </table:table-cell>
          <table:table-cell office:value-type="float" office:value="84">
            <text:p>84</text:p>
          </table:table-cell>
          <table:table-cell table:formula="of:=[.E312]+[.F311]" office:value-type="float" office:value="374">
            <text:p>374</text:p>
          </table:table-cell>
          <table:table-cell table:style-name="ce1" table:formula="of:=[.E312]/[.$E$316]" office:value-type="float" office:value="0.2">
            <text:p>0,200</text:p>
          </table:table-cell>
          <table:table-cell table:style-name="ce1" table:formula="of:=[.F312]/[.$E$316]" office:value-type="float" office:value="0.89047619047619">
            <text:p>0,890</text:p>
          </table:table-cell>
        </table:table-row>
        <table:table-row table:style-name="ro1">
          <table:table-cell office:value-type="string">
            <text:p>[30, 50)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([.B313]+[.C313])/2"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[.E313]+[.F312]" office:value-type="float" office:value="404">
            <text:p>404</text:p>
          </table:table-cell>
          <table:table-cell table:style-name="ce1" table:formula="of:=[.E313]/[.$E$316]" office:value-type="float" office:value="0.0714285714285714">
            <text:p>0,071</text:p>
          </table:table-cell>
          <table:table-cell table:style-name="ce1" table:formula="of:=[.F313]/[.$E$316]" office:value-type="float" office:value="0.961904761904762">
            <text:p>0,962</text:p>
          </table:table-cell>
        </table:table-row>
        <table:table-row table:style-name="ro1">
          <table:table-cell office:value-type="string">
            <text:p>[50, 100)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B314]+[.C314])/2"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[.E314]+[.F313]" office:value-type="float" office:value="418">
            <text:p>418</text:p>
          </table:table-cell>
          <table:table-cell table:style-name="ce1" table:formula="of:=[.E314]/[.$E$316]" office:value-type="float" office:value="0.0333333333333333">
            <text:p>0,033</text:p>
          </table:table-cell>
          <table:table-cell table:style-name="ce1" table:formula="of:=[.F314]/[.$E$316]" office:value-type="float" office:value="0.995238095238095">
            <text:p>0,995</text:p>
          </table:table-cell>
        </table:table-row>
        <table:table-row table:style-name="ro1">
          <table:table-cell office:value-type="string">
            <text:p>més de 100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formula="of:=[.E315]+[.F314]" office:value-type="float" office:value="420">
            <text:p>420</text:p>
          </table:table-cell>
          <table:table-cell table:style-name="ce1" table:formula="of:=[.E315]/[.$E$316]" office:value-type="float" office:value="0.00476190476190476">
            <text:p>0,005</text:p>
          </table:table-cell>
          <table:table-cell table:style-name="ce1" table:formula="of:=[.F315]/[.$E$316]" office:value-type="float" office:value="1">
            <text:p>1,000</text:p>
          </table:table-cell>
        </table:table-row>
        <table:table-row table:style-name="ro1">
          <table:table-cell table:number-columns-repeated="4"/>
          <table:table-cell table:formula="of:=SUM([.E309:.E315])" office:value-type="float" office:value="420">
            <text:p>420</text:p>
          </table:table-cell>
          <table:table-cell table:number-columns-repeated="3"/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13:16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gap-width="0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92811298370361pt" style:font-size-asian="8.92811298370361pt" style:font-size-complex="8.92811298370361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72cm" svg:height="7.374cm" xlink:href="." xlink:type="simple" chart:class="chart:bar" chart:style-name="ch1">
        <chart:plot-area chart:style-name="ch2" chart:data-source-has-labels="both" svg:x="0.965cm" svg:y="0.15cm" svg:width="12.529cm" svg:height="7.051cm">
          <chartooo:coordinate-region svg:x="1.759cm" svg:y="0.299cm" svg:width="11.735cm" svg:height="6.356cm"/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title svg:x="0.283cm" svg:y="4.601cm" chart:style-name="ch5">
              <text:p>Histograma 
freq absoluta</text:p>
            </chart:title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ura histograma</text:p>
              </table:table-cell>
            </table:table-row>
          </table:table-header-rows>
          <table:table-rows>
            <table:table-row>
              <table:table-cell office:value-type="string">
                <text:p>[3100, 3235)</text:p>
              </table:table-cell>
              <table:table-cell office:value-type="float" office:value="0.0296296296296296">
                <text:p>0.0296296296296296</text:p>
              </table:table-cell>
            </table:table-row>
            <table:table-row>
              <table:table-cell office:value-type="string">
                <text:p>[3235, 3370)</text:p>
              </table:table-cell>
              <table:table-cell office:value-type="float" office:value="0.103703703703704">
                <text:p>0.103703703703704</text:p>
              </table:table-cell>
            </table:table-row>
            <table:table-row>
              <table:table-cell office:value-type="string">
                <text:p>[3370, 3505)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[3505, 3640)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[3640, 3775)</text:p>
              </table:table-cell>
              <table:table-cell office:value-type="float" office:value="0.0592592592592593">
                <text:p>0.0592592592592593</text:p>
              </table:table-cell>
            </table:table-row>
            <table:table-row>
              <table:table-cell office:value-type="string">
                <text:p>[3775, 3910]</text:p>
              </table:table-cell>
              <table:table-cell office:value-type="float" office:value="0.0222222222222222">
                <text:p>0.022222222222222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306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Moda</text:p>
          </table:table-cell>
          <table:table-cell table:style-name="ce1" office:value-type="float" office:value="16.5">
            <text:p>16,5</text:p>
          </table:table-cell>
        </table:table-row>
        <table:table-row table:style-name="ro1">
          <table:table-cell table:number-columns-repeated="9"/>
          <table:table-cell office:value-type="string">
            <text:p>Mediana</text:p>
          </table:table-cell>
          <table:table-cell table:style-name="ce1" office:value-type="float" office:value="17.3584905660377">
            <text:p>17,36</text:p>
          </table:table-cell>
        </table:table-row>
        <table:table-row table:style-name="ro1">
          <table:table-cell table:number-columns-repeated="9"/>
          <table:table-cell office:value-type="string">
            <text:p>Mitjana</text:p>
          </table:table-cell>
          <table:table-cell table:style-name="ce1" office:value-type="float" office:value="21">
            <text:p>21</text:p>
          </table:table-cell>
        </table:table-row>
      </table:table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 table:number-rows-repeated="314">
          <table:table-cell table:number-columns-repeated="13"/>
        </table:table-row>
        <table:table-row table:style-name="ro1">
          <table:table-cell table:number-columns-repeated="11"/>
          <table:table-cell office:value-type="string">
            <text:p>variància</text:p>
          </table:table-cell>
          <table:table-cell table:style-name="ce1" office:value-type="float" office:value="266.035714285714">
            <text:p>266,04</text:p>
          </table:table-cell>
        </table:table-row>
        <table:table-row table:style-name="ro1">
          <table:table-cell table:number-columns-repeated="11"/>
          <table:table-cell office:value-type="string">
            <text:p>desv tipica</text:p>
          </table:table-cell>
          <table:table-cell table:formula="of:=SQRT([.M315])" office:value-type="float" office:value="16.310601285229">
            <text:p>16,31</text:p>
          </table:table-cell>
        </table:table-row>
      </table:table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8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15"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g1 (coef simetria)</text:p>
          </table:table-cell>
          <table:table-cell table:style-name="ce1" office:value-type="float" office:value="4.49681466825834">
            <text:p>4,5</text:p>
          </table:table-cell>
        </table:table-row>
      </table:table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318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simetria per la dreta (positiva)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Moda &lt; Mediana &lt; Mitjan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g1 &gt; 0</text:p>
          </table:table-cell>
          <table:table-cell/>
        </table:table-row>
      </table:table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339">
          <table:table-cell/>
        </table:table-row>
        <table:table-row table:style-name="ro1">
          <table:table-cell office:value-type="string">
            <text:p>Variable: ingressos mitjans (euros)</text:p>
          </table:table-cell>
        </table:table-row>
      </table:table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1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26]" office:value-type="float" office:value="1">
            <text:p>1</text:p>
          </table:table-cell>
          <table:table-cell table:formula="of:=[.E26]/[.$E$42]" office:value-type="float" office:value="0.05">
            <text:p>0,05</text:p>
          </table:table-cell>
          <table:table-cell table:formula="of:=[.F26]/[.$E$42]" office:value-type="float" office:value="0.05">
            <text:p>0,05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27]+[.F26]" office:value-type="float" office:value="2">
            <text:p>2</text:p>
          </table:table-cell>
          <table:table-cell table:formula="of:=[.E27]/[.$E$42]" office:value-type="float" office:value="0.05">
            <text:p>0,05</text:p>
          </table:table-cell>
          <table:table-cell table:formula="of:=[.F27]/[.$E$42]" office:value-type="float" office:value="0.1">
            <text:p>0,1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28]+[.F27]" office:value-type="float" office:value="3">
            <text:p>3</text:p>
          </table:table-cell>
          <table:table-cell table:formula="of:=[.E28]/[.$E$42]" office:value-type="float" office:value="0.05">
            <text:p>0,05</text:p>
          </table:table-cell>
          <table:table-cell table:formula="of:=[.F28]/[.$E$42]" office:value-type="float" office:value="0.15">
            <text:p>0,1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E29]+[.F28]" office:value-type="float" office:value="6">
            <text:p>6</text:p>
          </table:table-cell>
          <table:table-cell table:formula="of:=[.E29]/[.$E$42]" office:value-type="float" office:value="0.15">
            <text:p>0,15</text:p>
          </table:table-cell>
          <table:table-cell table:formula="of:=[.F29]/[.$E$42]" office:value-type="float" office:value="0.3">
            <text:p>0,3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30]+[.F29]" office:value-type="float" office:value="7">
            <text:p>7</text:p>
          </table:table-cell>
          <table:table-cell table:formula="of:=[.E30]/[.$E$42]" office:value-type="float" office:value="0.05">
            <text:p>0,05</text:p>
          </table:table-cell>
          <table:table-cell table:formula="of:=[.F30]/[.$E$42]" office:value-type="float" office:value="0.35">
            <text:p>0,35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E31]+[.F30]" office:value-type="float" office:value="8">
            <text:p>8</text:p>
          </table:table-cell>
          <table:table-cell table:formula="of:=[.E31]/[.$E$42]" office:value-type="float" office:value="0.05">
            <text:p>0,05</text:p>
          </table:table-cell>
          <table:table-cell table:formula="of:=[.F31]/[.$E$42]" office:value-type="float" office:value="0.4">
            <text:p>0,4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E32]+[.F31]" office:value-type="float" office:value="10">
            <text:p>10</text:p>
          </table:table-cell>
          <table:table-cell table:formula="of:=[.E32]/[.$E$42]" office:value-type="float" office:value="0.1">
            <text:p>0,1</text:p>
          </table:table-cell>
          <table:table-cell table:formula="of:=[.F32]/[.$E$42]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E33]+[.F32]" office:value-type="float" office:value="11">
            <text:p>11</text:p>
          </table:table-cell>
          <table:table-cell table:formula="of:=[.E33]/[.$E$42]" office:value-type="float" office:value="0.05">
            <text:p>0,05</text:p>
          </table:table-cell>
          <table:table-cell table:formula="of:=[.F33]/[.$E$42]" office:value-type="float" office:value="0.55">
            <text:p>0,55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E34]+[.F33]" office:value-type="float" office:value="13">
            <text:p>13</text:p>
          </table:table-cell>
          <table:table-cell table:formula="of:=[.E34]/[.$E$42]" office:value-type="float" office:value="0.1">
            <text:p>0,1</text:p>
          </table:table-cell>
          <table:table-cell table:formula="of:=[.F34]/[.$E$42]" office:value-type="float" office:value="0.65">
            <text:p>0,65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E35]+[.F34]" office:value-type="float" office:value="14">
            <text:p>14</text:p>
          </table:table-cell>
          <table:table-cell table:formula="of:=[.E35]/[.$E$42]" office:value-type="float" office:value="0.05">
            <text:p>0,05</text:p>
          </table:table-cell>
          <table:table-cell table:formula="of:=[.F35]/[.$E$42]" office:value-type="float" office:value="0.7">
            <text:p>0,7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36]+[.F35]" office:value-type="float" office:value="15">
            <text:p>15</text:p>
          </table:table-cell>
          <table:table-cell table:formula="of:=[.E36]/[.$E$42]" office:value-type="float" office:value="0.05">
            <text:p>0,05</text:p>
          </table:table-cell>
          <table:table-cell table:formula="of:=[.F36]/[.$E$42]" office:value-type="float" office:value="0.75">
            <text:p>0,75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E37]+[.F36]" office:value-type="float" office:value="16">
            <text:p>16</text:p>
          </table:table-cell>
          <table:table-cell table:formula="of:=[.E37]/[.$E$42]" office:value-type="float" office:value="0.05">
            <text:p>0,05</text:p>
          </table:table-cell>
          <table:table-cell table:formula="of:=[.F37]/[.$E$42]" office:value-type="float" office:value="0.8">
            <text:p>0,8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E38]+[.F37]" office:value-type="float" office:value="17">
            <text:p>17</text:p>
          </table:table-cell>
          <table:table-cell table:formula="of:=[.E38]/[.$E$42]" office:value-type="float" office:value="0.05">
            <text:p>0,05</text:p>
          </table:table-cell>
          <table:table-cell table:formula="of:=[.F38]/[.$E$42]" office:value-type="float" office:value="0.85">
            <text:p>0,85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E39]+[.F38]" office:value-type="float" office:value="18">
            <text:p>18</text:p>
          </table:table-cell>
          <table:table-cell table:formula="of:=[.E39]/[.$E$42]" office:value-type="float" office:value="0.05">
            <text:p>0,05</text:p>
          </table:table-cell>
          <table:table-cell table:formula="of:=[.F39]/[.$E$42]" office:value-type="float" office:value="0.9">
            <text:p>0,9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E40]+[.F39]" office:value-type="float" office:value="19">
            <text:p>19</text:p>
          </table:table-cell>
          <table:table-cell table:formula="of:=[.E40]/[.$E$42]" office:value-type="float" office:value="0.05">
            <text:p>0,05</text:p>
          </table:table-cell>
          <table:table-cell table:formula="of:=[.F40]/[.$E$42]" office:value-type="float" office:value="0.95">
            <text:p>0,95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E41]+[.F40]" office:value-type="float" office:value="20">
            <text:p>20</text:p>
          </table:table-cell>
          <table:table-cell table:formula="of:=[.E41]/[.$E$42]" office:value-type="float" office:value="0.05">
            <text:p>0,05</text:p>
          </table:table-cell>
          <table:table-cell table:formula="of:=[.F41]/[.$E$42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26:.E41])" office:value-type="float" office:value="20">
            <text:p>20</text:p>
          </table:table-cell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11:1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6cm"/>
    </style:style>
    <style:style style:name="co3" style:family="table-column">
      <style:table-column-properties fo:break-before="auto" style:column-width="1.7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41">
          <table:table-cell table:number-columns-repeated="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.02">
            <text:p>20,02</text:p>
          </table:table-cell>
          <table:table-cell table:formula="of:=[.D343]" office:value-type="float" office:value="20.02">
            <text:p>20,02</text:p>
          </table:table-cell>
          <table:table-cell table:style-name="ce1" table:formula="of:=[.D343]/100" office:value-type="float" office:value="0.2002">
            <text:p>0,200</text:p>
          </table:table-cell>
          <table:table-cell table:style-name="ce2" table:formula="of:=[.E343]/100" office:value-type="float" office:value="0.2002">
            <text:p>0,20</text:p>
          </table:table-cell>
          <table:table-cell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48.46">
            <text:p>48,46</text:p>
          </table:table-cell>
          <table:table-cell table:formula="of:=[.D344]+[.E343]" office:value-type="float" office:value="68.48">
            <text:p>68,48</text:p>
          </table:table-cell>
          <table:table-cell table:style-name="ce1" table:formula="of:=[.D344]/100" office:value-type="float" office:value="0.4846">
            <text:p>0,485</text:p>
          </table:table-cell>
          <table:table-cell table:style-name="ce2" table:formula="of:=[.E344]/100" office:value-type="float" office:value="0.6848">
            <text:p>0,68</text:p>
          </table:table-cell>
          <table:table-cell office:value-type="string">
            <text:p>Q1=mediana</text:p>
          </table:table-cell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7.27">
            <text:p>17,27</text:p>
          </table:table-cell>
          <table:table-cell table:formula="of:=[.D345]+[.E344]" office:value-type="float" office:value="85.75">
            <text:p>85,75</text:p>
          </table:table-cell>
          <table:table-cell table:style-name="ce1" table:formula="of:=[.D345]/100" office:value-type="float" office:value="0.1727">
            <text:p>0,173</text:p>
          </table:table-cell>
          <table:table-cell table:style-name="ce2" table:formula="of:=[.E345]/100" office:value-type="float" office:value="0.8575">
            <text:p>0,86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6.48">
            <text:p>6,48</text:p>
          </table:table-cell>
          <table:table-cell table:formula="of:=[.D346]+[.E345]" office:value-type="float" office:value="92.23">
            <text:p>92,23</text:p>
          </table:table-cell>
          <table:table-cell table:style-name="ce1" table:formula="of:=[.D346]/100" office:value-type="float" office:value="0.0648">
            <text:p>0,065</text:p>
          </table:table-cell>
          <table:table-cell table:style-name="ce2" table:formula="of:=[.E346]/100" office:value-type="float" office:value="0.9223">
            <text:p>0,92</text:p>
          </table:table-cell>
          <table:table-cell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5.14">
            <text:p>5,14</text:p>
          </table:table-cell>
          <table:table-cell table:formula="of:=[.D347]+[.E346]" office:value-type="float" office:value="97.37">
            <text:p>97,37</text:p>
          </table:table-cell>
          <table:table-cell table:style-name="ce1" table:formula="of:=[.D347]/100" office:value-type="float" office:value="0.0514">
            <text:p>0,051</text:p>
          </table:table-cell>
          <table:table-cell table:style-name="ce2" table:formula="of:=[.E347]/100" office:value-type="float" office:value="0.9737">
            <text:p>0,97</text:p>
          </table:table-cell>
          <table:table-cell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6">
            <text:p>1,46</text:p>
          </table:table-cell>
          <table:table-cell table:formula="of:=[.D348]+[.E347]" office:value-type="float" office:value="98.83">
            <text:p>98,83</text:p>
          </table:table-cell>
          <table:table-cell table:style-name="ce1" table:formula="of:=[.D348]/100" office:value-type="float" office:value="0.0146">
            <text:p>0,015</text:p>
          </table:table-cell>
          <table:table-cell table:style-name="ce2" table:formula="of:=[.E348]/100" office:value-type="float" office:value="0.9883">
            <text:p>0,99</text:p>
          </table:table-cell>
          <table:table-cell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8">
            <text:p>0,88</text:p>
          </table:table-cell>
          <table:table-cell table:formula="of:=[.D349]+[.E348]" office:value-type="float" office:value="99.71">
            <text:p>99,71</text:p>
          </table:table-cell>
          <table:table-cell table:style-name="ce1" table:formula="of:=[.D349]/100" office:value-type="float" office:value="0.0088">
            <text:p>0,009</text:p>
          </table:table-cell>
          <table:table-cell table:style-name="ce2" table:formula="of:=[.E349]/100" office:value-type="float" office:value="0.9971">
            <text:p>1,00</text:p>
          </table:table-cell>
          <table:table-cell/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21">
            <text:p>0,21</text:p>
          </table:table-cell>
          <table:table-cell table:formula="of:=[.D350]+[.E349]" office:value-type="float" office:value="99.92">
            <text:p>99,92</text:p>
          </table:table-cell>
          <table:table-cell table:style-name="ce1" table:formula="of:=[.D350]/100" office:value-type="float" office:value="0.0021">
            <text:p>0,002</text:p>
          </table:table-cell>
          <table:table-cell table:style-name="ce2" table:formula="of:=[.E350]/100" office:value-type="float" office:value="0.9992">
            <text:p>1,00</text:p>
          </table:table-cell>
          <table:table-cell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08">
            <text:p>0,08</text:p>
          </table:table-cell>
          <table:table-cell table:formula="of:=[.D351]+[.E350]" office:value-type="float" office:value="100">
            <text:p>100</text:p>
          </table:table-cell>
          <table:table-cell table:style-name="ce1" table:formula="of:=[.D351]/100" office:value-type="float" office:value="0.0008">
            <text:p>0,001</text:p>
          </table:table-cell>
          <table:table-cell table:style-name="ce2" table:formula="of:=[.E351]/100" office:value-type="float" office:value="1">
            <text:p>1,00</text:p>
          </table:table-cell>
          <table:table-cell/>
        </table:table-row>
      </table:table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43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Q1</text:p>
          </table:table-cell>
          <table:table-cell table:style-name="ce1" office:value-type="float" office:value="66.1659100288898">
            <text:p>66,17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table:style-name="ce1" office:value-type="float" office:value="97.1192736277342">
            <text:p>97,12</text:p>
          </table:table-cell>
        </table:table-row>
        <table:table-row table:style-name="ro1">
          <table:table-cell table:number-columns-repeated="10"/>
          <table:table-cell office:value-type="string">
            <text:p>Q3</text:p>
          </table:table-cell>
          <table:table-cell table:style-name="ce1" office:value-type="float" office:value="142.651997683845">
            <text:p>142,65</text:p>
          </table:table-cell>
        </table:table-row>
      </table:table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47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Interval</text:p>
          </table:table-cell>
          <table:table-cell office:value-type="string">
            <text:p>Classe</text:p>
          </table:table-cell>
        </table:table-row>
        <table:table-row table:style-name="ro1">
          <table:table-cell table:number-columns-repeated="10"/>
          <table:table-cell office:value-type="string">
            <text:p>menys de 66,17</text:p>
          </table:table-cell>
          <table:table-cell office:value-type="string">
            <text:p>baixa</text:p>
          </table:table-cell>
        </table:table-row>
        <table:table-row table:style-name="ro1">
          <table:table-cell table:number-columns-repeated="10"/>
          <table:table-cell office:value-type="string">
            <text:p>66,17-97,12</text:p>
          </table:table-cell>
          <table:table-cell office:value-type="string">
            <text:p>mitjana baixa</text:p>
          </table:table-cell>
        </table:table-row>
        <table:table-row table:style-name="ro1">
          <table:table-cell table:number-columns-repeated="10"/>
          <table:table-cell office:value-type="string">
            <text:p>97,12-142,65</text:p>
          </table:table-cell>
          <table:table-cell office:value-type="string">
            <text:p>mitjana alta</text:p>
          </table:table-cell>
        </table:table-row>
        <table:table-row table:style-name="ro1">
          <table:table-cell table:number-columns-repeated="10"/>
          <table:table-cell office:value-type="string">
            <text:p>més de 142,65</text:p>
          </table:table-cell>
          <table:table-cell office:value-type="string">
            <text:p>alta</text:p>
          </table:table-cell>
        </table:table-row>
      </table:table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48">
          <table:table-cell table:number-columns-repeated="15"/>
        </table:table-row>
        <table:table-row table:style-name="ro1">
          <table:table-cell table:number-columns-repeated="13"/>
          <table:table-cell office:value-type="string">
            <text:p>Distància baixa-alta=Q3-Q1</text:p>
          </table:table-cell>
          <table:table-cell table:style-name="ce1" office:value-type="float" office:value="76.486087654955">
            <text:p>76,49</text:p>
          </table:table-cell>
        </table:table-row>
        <table:table-row table:style-name="ro1">
          <table:table-cell table:number-columns-repeated="13"/>
          <table:table-cell office:value-type="string">
            <text:p>Rang Mitana baixa=Med-Q1</text:p>
          </table:table-cell>
          <table:table-cell table:style-name="ce1" office:value-type="float" office:value="30.9533635988444">
            <text:p>30,95</text:p>
          </table:table-cell>
        </table:table-row>
        <table:table-row table:style-name="ro1">
          <table:table-cell table:number-columns-repeated="13"/>
          <table:table-cell office:value-type="string">
            <text:p>Rang Mitjana alta=Q3-Med</text:p>
          </table:table-cell>
          <table:table-cell table:style-name="ce1" office:value-type="float" office:value="45.5327240561106">
            <text:p>45,53</text:p>
          </table:table-cell>
        </table:table-row>
      </table:table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1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1.6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54">
          <table:table-cell table:number-columns-repeated="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.87">
            <text:p>13,87</text:p>
          </table:table-cell>
          <table:table-cell table:formula="of:=[.D356]" office:value-type="float" office:value="13.87">
            <text:p>13,87</text:p>
          </table:table-cell>
          <table:table-cell table:style-name="ce1" table:formula="of:=[.D356]/100" office:value-type="float" office:value="0.1387">
            <text:p>0,139</text:p>
          </table:table-cell>
          <table:table-cell table:style-name="ce2" table:formula="of:=[.E356]/100" office:value-type="float" office:value="0.1387">
            <text:p>0,14</text:p>
          </table:table-cell>
          <table:table-cell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39.2">
            <text:p>39,2</text:p>
          </table:table-cell>
          <table:table-cell table:formula="of:=[.D357]+[.E356]" office:value-type="float" office:value="53.07">
            <text:p>53,07</text:p>
          </table:table-cell>
          <table:table-cell table:style-name="ce1" table:formula="of:=[.D357]/100" office:value-type="float" office:value="0.392">
            <text:p>0,392</text:p>
          </table:table-cell>
          <table:table-cell table:style-name="ce2" table:formula="of:=[.E357]/100" office:value-type="float" office:value="0.5307">
            <text:p>0,53</text:p>
          </table:table-cell>
          <table:table-cell office:value-type="string">
            <text:p>Q1=mediana</text:p>
          </table:table-cell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24.31">
            <text:p>24,31</text:p>
          </table:table-cell>
          <table:table-cell table:formula="of:=[.D358]+[.E357]" office:value-type="float" office:value="77.38">
            <text:p>77,38</text:p>
          </table:table-cell>
          <table:table-cell table:style-name="ce1" table:formula="of:=[.D358]/100" office:value-type="float" office:value="0.2431">
            <text:p>0,243</text:p>
          </table:table-cell>
          <table:table-cell table:style-name="ce2" table:formula="of:=[.E358]/100" office:value-type="float" office:value="0.7738">
            <text:p>0,77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11.44">
            <text:p>11,44</text:p>
          </table:table-cell>
          <table:table-cell table:formula="of:=[.D359]+[.E358]" office:value-type="float" office:value="88.82">
            <text:p>88,82</text:p>
          </table:table-cell>
          <table:table-cell table:style-name="ce1" table:formula="of:=[.D359]/100" office:value-type="float" office:value="0.1144">
            <text:p>0,114</text:p>
          </table:table-cell>
          <table:table-cell table:style-name="ce2" table:formula="of:=[.E359]/100" office:value-type="float" office:value="0.8882">
            <text:p>0,89</text:p>
          </table:table-cell>
          <table:table-cell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8.54">
            <text:p>8,54</text:p>
          </table:table-cell>
          <table:table-cell table:formula="of:=[.D360]+[.E359]" office:value-type="float" office:value="97.36">
            <text:p>97,36</text:p>
          </table:table-cell>
          <table:table-cell table:style-name="ce1" table:formula="of:=[.D360]/100" office:value-type="float" office:value="0.0854">
            <text:p>0,085</text:p>
          </table:table-cell>
          <table:table-cell table:style-name="ce2" table:formula="of:=[.E360]/100" office:value-type="float" office:value="0.9736">
            <text:p>0,97</text:p>
          </table:table-cell>
          <table:table-cell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2">
            <text:p>1,42</text:p>
          </table:table-cell>
          <table:table-cell table:formula="of:=[.D361]+[.E360]" office:value-type="float" office:value="98.78">
            <text:p>98,78</text:p>
          </table:table-cell>
          <table:table-cell table:style-name="ce1" table:formula="of:=[.D361]/100" office:value-type="float" office:value="0.0142">
            <text:p>0,014</text:p>
          </table:table-cell>
          <table:table-cell table:style-name="ce2" table:formula="of:=[.E361]/100" office:value-type="float" office:value="0.9878">
            <text:p>0,99</text:p>
          </table:table-cell>
          <table:table-cell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D362]+[.E361]" office:value-type="float" office:value="99.58">
            <text:p>99,58</text:p>
          </table:table-cell>
          <table:table-cell table:style-name="ce1" table:formula="of:=[.D362]/100" office:value-type="float" office:value="0.008">
            <text:p>0,008</text:p>
          </table:table-cell>
          <table:table-cell table:style-name="ce2" table:formula="of:=[.E362]/100" office:value-type="float" office:value="0.9958">
            <text:p>1,00</text:p>
          </table:table-cell>
          <table:table-cell/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3">
            <text:p>0,3</text:p>
          </table:table-cell>
          <table:table-cell table:formula="of:=[.D363]+[.E362]" office:value-type="float" office:value="99.88">
            <text:p>99,88</text:p>
          </table:table-cell>
          <table:table-cell table:style-name="ce1" table:formula="of:=[.D363]/100" office:value-type="float" office:value="0.003">
            <text:p>0,003</text:p>
          </table:table-cell>
          <table:table-cell table:style-name="ce2" table:formula="of:=[.E363]/100" office:value-type="float" office:value="0.9988">
            <text:p>1,00</text:p>
          </table:table-cell>
          <table:table-cell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12">
            <text:p>0,12</text:p>
          </table:table-cell>
          <table:table-cell table:formula="of:=[.D364]+[.E363]" office:value-type="float" office:value="100">
            <text:p>100</text:p>
          </table:table-cell>
          <table:table-cell table:style-name="ce1" table:formula="of:=[.D364]/100" office:value-type="float" office:value="0.0012">
            <text:p>0,001</text:p>
          </table:table-cell>
          <table:table-cell table:style-name="ce2" table:formula="of:=[.E364]/100" office:value-type="float" office:value="1">
            <text:p>1,00</text:p>
          </table:table-cell>
          <table:table-cell/>
        </table:table-row>
      </table:table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55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Q1</text:p>
          </table:table-cell>
          <table:table-cell table:style-name="ce1" office:value-type="float" office:value="77.0357142857143">
            <text:p>77,04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table:style-name="ce1" office:value-type="float" office:value="115.301020408163">
            <text:p>115,3</text:p>
          </table:table-cell>
        </table:table-row>
        <table:table-row table:style-name="ro1">
          <table:table-cell table:number-columns-repeated="10"/>
          <table:table-cell office:value-type="string">
            <text:p>Q3</text:p>
          </table:table-cell>
          <table:table-cell table:style-name="ce1" office:value-type="float" office:value="174.125874125874">
            <text:p>174,13</text:p>
          </table:table-cell>
        </table:table-row>
      </table:table>
    </office:spreadshee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59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Interval</text:p>
          </table:table-cell>
          <table:table-cell office:value-type="string">
            <text:p>Classe</text:p>
          </table:table-cell>
        </table:table-row>
        <table:table-row table:style-name="ro1">
          <table:table-cell table:number-columns-repeated="10"/>
          <table:table-cell office:value-type="string">
            <text:p>menys de 77,04</text:p>
          </table:table-cell>
          <table:table-cell office:value-type="string">
            <text:p>baixa</text:p>
          </table:table-cell>
        </table:table-row>
        <table:table-row table:style-name="ro1">
          <table:table-cell table:number-columns-repeated="10"/>
          <table:table-cell office:value-type="string">
            <text:p>77,04-115,3</text:p>
          </table:table-cell>
          <table:table-cell office:value-type="string">
            <text:p>mitjana baixa</text:p>
          </table:table-cell>
        </table:table-row>
        <table:table-row table:style-name="ro1">
          <table:table-cell table:number-columns-repeated="10"/>
          <table:table-cell office:value-type="string">
            <text:p>115,3-174,13</text:p>
          </table:table-cell>
          <table:table-cell office:value-type="string">
            <text:p>mitjana alta</text:p>
          </table:table-cell>
        </table:table-row>
        <table:table-row table:style-name="ro1">
          <table:table-cell table:number-columns-repeated="10"/>
          <table:table-cell office:value-type="string">
            <text:p>més de 174,13</text:p>
          </table:table-cell>
          <table:table-cell office:value-type="string">
            <text:p>alta</text:p>
          </table:table-cell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3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59">
          <table:table-cell table:number-columns-repeated="16"/>
        </table:table-row>
        <table:table-row table:style-name="ro2">
          <table:table-cell table:number-columns-repeated="15"/>
          <table:table-cell office:value-type="string">
            <text:p>diferència amb 1967</text:p>
          </table:table-cell>
        </table:table-row>
        <table:table-row table:style-name="ro2">
          <table:table-cell table:number-columns-repeated="13"/>
          <table:table-cell office:value-type="string">
            <text:p>Distància baixa-alta=Q3-Q1</text:p>
          </table:table-cell>
          <table:table-cell table:style-name="ce1" office:value-type="float" office:value="97.0901598401598">
            <text:p>97,09</text:p>
          </table:table-cell>
          <table:table-cell table:style-name="ce1" office:value-type="float" office:value="20.6040721852049">
            <text:p>20,6</text:p>
          </table:table-cell>
        </table:table-row>
        <table:table-row table:style-name="ro2">
          <table:table-cell table:number-columns-repeated="13"/>
          <table:table-cell office:value-type="string">
            <text:p>Rang Mitana baixa=Med-Q1</text:p>
          </table:table-cell>
          <table:table-cell table:style-name="ce1" office:value-type="float" office:value="38.265306122449">
            <text:p>38,27</text:p>
          </table:table-cell>
          <table:table-cell table:style-name="ce1" office:value-type="float" office:value="7.31194252360459">
            <text:p>7,31</text:p>
          </table:table-cell>
        </table:table-row>
        <table:table-row table:style-name="ro2">
          <table:table-cell table:number-columns-repeated="13"/>
          <table:table-cell office:value-type="string">
            <text:p>Rang Mitjana alta=Q3-Med</text:p>
          </table:table-cell>
          <table:table-cell table:style-name="ce1" office:value-type="float" office:value="58.8248537177109">
            <text:p>58,82</text:p>
          </table:table-cell>
          <table:table-cell table:style-name="ce1" office:value-type="float" office:value="13.2921296616003">
            <text:p>13,29</text:p>
          </table:table-cell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59">
          <table:table-cell table:number-columns-repeated="18"/>
        </table:table-row>
        <table:table-row table:style-name="ro1">
          <table:table-cell table:number-columns-repeated="16"/>
          <table:table-cell office:value-type="string">
            <text:p>Comentari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major que en 1967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major que en 1967</text:p>
          </table:table-cell>
          <table:table-cell office:value-type="string">
            <text:p>(menor increment)</text:p>
          </table:table-cell>
        </table:table-row>
        <table:table-row table:style-name="ro1">
          <table:table-cell table:number-columns-repeated="16"/>
          <table:table-cell office:value-type="string">
            <text:p>major que en 1967</text:p>
          </table:table-cell>
          <table:table-cell/>
        </table:table-row>
      </table:table>
    </office:spreadshee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1.4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369">
          <table:table-cell table:number-columns-repeated="8"/>
        </table:table-row>
        <table:table-row table:style-name="ro1">
          <table:table-cell office:value-type="string">
            <text:p>Variable: càrrega màxi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9.75">
            <text:p>9,75</text:p>
          </table:table-cell>
          <table:table-cell table:formula="of:=([.A373]+[.B373])/2" office:value-type="float" office:value="9.5">
            <text:p>9,5</text:p>
          </table:table-cell>
          <table:table-cell office:value-type="float" office:value="2">
            <text:p>2</text:p>
          </table:table-cell>
          <table:table-cell table:style-name="ce1" table:formula="of:=[.D373]/[.$D$381]" office:value-type="float" office:value="0.0333333333333333">
            <text:p>0,033</text:p>
          </table:table-cell>
          <table:table-cell table:formula="of:=[.D373]" office:value-type="float" office:value="2">
            <text:p>2</text:p>
          </table:table-cell>
          <table:table-cell table:style-name="ce1" table:formula="of:=[.F373]/[.$D$381]" office:value-type="float" office:value="0.0333333333333333">
            <text:p>0,033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0.25">
            <text:p>10,25</text:p>
          </table:table-cell>
          <table:table-cell table:formula="of:=([.A374]+[.B374])/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" table:formula="of:=[.D374]/[.$D$381]" office:value-type="float" office:value="0.0833333333333333">
            <text:p>0,083</text:p>
          </table:table-cell>
          <table:table-cell table:formula="of:=[.D374]+[.F373]" office:value-type="float" office:value="7">
            <text:p>7</text:p>
          </table:table-cell>
          <table:table-cell table:style-name="ce1" table:formula="of:=[.F374]/[.$D$381]" office:value-type="float" office:value="0.116666666666667">
            <text:p>0,117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0.75">
            <text:p>10,75</text:p>
          </table:table-cell>
          <table:table-cell table:formula="of:=([.A375]+[.B375])/2" office:value-type="float" office:value="10.5">
            <text:p>10,5</text:p>
          </table:table-cell>
          <table:table-cell office:value-type="float" office:value="12">
            <text:p>12</text:p>
          </table:table-cell>
          <table:table-cell table:style-name="ce1" table:formula="of:=[.D375]/[.$D$381]" office:value-type="float" office:value="0.2">
            <text:p>0,200</text:p>
          </table:table-cell>
          <table:table-cell table:formula="of:=[.D375]+[.F374]" office:value-type="float" office:value="19">
            <text:p>19</text:p>
          </table:table-cell>
          <table:table-cell table:style-name="ce1" table:formula="of:=[.F375]/[.$D$381]" office:value-type="float" office:value="0.316666666666667">
            <text:p>0,317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1.25">
            <text:p>11,25</text:p>
          </table:table-cell>
          <table:table-cell table:formula="of:=([.A376]+[.B376])/2"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1" table:formula="of:=[.D376]/[.$D$381]" office:value-type="float" office:value="0.283333333333333">
            <text:p>0,283</text:p>
          </table:table-cell>
          <table:table-cell table:formula="of:=[.D376]+[.F375]" office:value-type="float" office:value="36">
            <text:p>36</text:p>
          </table:table-cell>
          <table:table-cell table:style-name="ce1" table:formula="of:=[.F376]/[.$D$381]" office:value-type="float" office:value="0.6">
            <text:p>0,6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1.75">
            <text:p>11,75</text:p>
          </table:table-cell>
          <table:table-cell table:formula="of:=([.A377]+[.B377])/2" office:value-type="float" office:value="11.5">
            <text:p>11,5</text:p>
          </table:table-cell>
          <table:table-cell office:value-type="float" office:value="14">
            <text:p>14</text:p>
          </table:table-cell>
          <table:table-cell table:style-name="ce1" table:formula="of:=[.D377]/[.$D$381]" office:value-type="float" office:value="0.233333333333333">
            <text:p>0,233</text:p>
          </table:table-cell>
          <table:table-cell table:formula="of:=[.D377]+[.F376]" office:value-type="float" office:value="50">
            <text:p>50</text:p>
          </table:table-cell>
          <table:table-cell table:style-name="ce1" table:formula="of:=[.F377]/[.$D$381]" office:value-type="float" office:value="0.833333333333333">
            <text:p>0,833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2.25">
            <text:p>12,25</text:p>
          </table:table-cell>
          <table:table-cell table:formula="of:=([.A378]+[.B378])/2"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1" table:formula="of:=[.D378]/[.$D$381]" office:value-type="float" office:value="0.1">
            <text:p>0,100</text:p>
          </table:table-cell>
          <table:table-cell table:formula="of:=[.D378]+[.F377]" office:value-type="float" office:value="56">
            <text:p>56</text:p>
          </table:table-cell>
          <table:table-cell table:style-name="ce1" table:formula="of:=[.F378]/[.$D$381]" office:value-type="float" office:value="0.933333333333333">
            <text:p>0,933</text:p>
          </table:table-cell>
          <table:table-cell office:value-type="string">
            <text:p>P90</text:p>
          </table:table-cell>
        </table:table-row>
        <table:table-row table:style-name="ro1">
          <table:table-cell office:value-type="float" office:value="12.25">
            <text:p>12,25</text:p>
          </table:table-cell>
          <table:table-cell office:value-type="float" office:value="12.75">
            <text:p>12,75</text:p>
          </table:table-cell>
          <table:table-cell table:formula="of:=([.A379]+[.B379])/2" office:value-type="float" office:value="12.5">
            <text:p>12,5</text:p>
          </table:table-cell>
          <table:table-cell office:value-type="float" office:value="3">
            <text:p>3</text:p>
          </table:table-cell>
          <table:table-cell table:style-name="ce1" table:formula="of:=[.D379]/[.$D$381]" office:value-type="float" office:value="0.05">
            <text:p>0,050</text:p>
          </table:table-cell>
          <table:table-cell table:formula="of:=[.D379]+[.F378]" office:value-type="float" office:value="59">
            <text:p>59</text:p>
          </table:table-cell>
          <table:table-cell table:style-name="ce1" table:formula="of:=[.F379]/[.$D$381]" office:value-type="float" office:value="0.983333333333333">
            <text:p>0,983</text:p>
          </table:table-cell>
          <table:table-cell/>
        </table:table-row>
        <table:table-row table:style-name="ro1">
          <table:table-cell office:value-type="float" office:value="12.75">
            <text:p>12,75</text:p>
          </table:table-cell>
          <table:table-cell office:value-type="float" office:value="13.25">
            <text:p>13,25</text:p>
          </table:table-cell>
          <table:table-cell table:formula="of:=([.A380]+[.B380])/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D380]/[.$D$381]" office:value-type="float" office:value="0.0166666666666667">
            <text:p>0,017</text:p>
          </table:table-cell>
          <table:table-cell table:formula="of:=[.D380]+[.F379]" office:value-type="float" office:value="60">
            <text:p>60</text:p>
          </table:table-cell>
          <table:table-cell table:style-name="ce1" table:formula="of:=[.F380]/[.$D$381]" office:value-type="float" office:value="1">
            <text:p>1,000</text:p>
          </table:table-cell>
          <table:table-cell/>
        </table:table-row>
        <table:table-row table:style-name="ro1">
          <table:table-cell table:number-columns-repeated="3"/>
          <table:table-cell table:formula="of:=SUM([.D373:.D380])" office:value-type="float" office:value="60">
            <text:p>60</text:p>
          </table:table-cell>
          <table:table-cell table:number-columns-repeated="4"/>
        </table:table-row>
      </table:table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45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A47]+[.B47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47]" office:value-type="float" office:value="50">
            <text:p>50</text:p>
          </table:table-cell>
          <table:table-cell table:formula="of:=[.D47]/[.$D$51]" office:value-type="float" office:value="0.142857142857143">
            <text:p>0,14</text:p>
          </table:table-cell>
          <table:table-cell table:formula="of:=[.E47]/[.$D$51]" office:value-type="float" office:value="0.142857142857143">
            <text:p>0,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8]+[.B48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48]+[.E47]" office:value-type="float" office:value="200">
            <text:p>200</text:p>
          </table:table-cell>
          <table:table-cell table:formula="of:=[.D48]/[.$D$51]" office:value-type="float" office:value="0.428571428571429">
            <text:p>0,43</text:p>
          </table:table-cell>
          <table:table-cell table:formula="of:=[.E48]/[.$D$51]" office:value-type="float" office:value="0.571428571428571">
            <text:p>0,5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formula="of:=([.A49]+[.B49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49]+[.E48]" office:value-type="float" office:value="300">
            <text:p>300</text:p>
          </table:table-cell>
          <table:table-cell table:formula="of:=[.D49]/[.$D$51]" office:value-type="float" office:value="0.285714285714286">
            <text:p>0,29</text:p>
          </table:table-cell>
          <table:table-cell table:formula="of:=[.E49]/[.$D$51]" office:value-type="float" office:value="0.857142857142857">
            <text:p>0,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([.A50]+[.B50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50]+[.E49]" office:value-type="float" office:value="350">
            <text:p>350</text:p>
          </table:table-cell>
          <table:table-cell table:formula="of:=[.D50]/[.$D$51]" office:value-type="float" office:value="0.142857142857143">
            <text:p>0,14</text:p>
          </table:table-cell>
          <table:table-cell table:formula="of:=[.E50]/[.$D$51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47:.D50])" office:value-type="float" office:value="350">
            <text:p>350</text:p>
          </table:table-cell>
          <table:table-cell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0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372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mitjana</text:p>
          </table:table-cell>
          <table:table-cell table:style-name="ce1" office:value-type="float" office:value="11.0916666666667">
            <text:p>11,09</text:p>
          </table:table-cell>
        </table:table-row>
        <table:table-row table:style-name="ro1">
          <table:table-cell table:number-columns-repeated="9"/>
          <table:table-cell office:value-type="string">
            <text:p>variància</text:p>
          </table:table-cell>
          <table:table-cell table:style-name="ce1" office:value-type="float" office:value="0.537430555555556">
            <text:p>0,54</text:p>
          </table:table-cell>
        </table:table-row>
        <table:table-row table:style-name="ro1">
          <table:table-cell table:number-columns-repeated="9"/>
          <table:table-cell office:value-type="string">
            <text:p>P90</text:p>
          </table:table-cell>
          <table:table-cell table:style-name="ce1" office:value-type="float" office:value="12.0833333333333">
            <text:p>12,08</text:p>
          </table:table-cell>
        </table:table-row>
        <table:table-row table:style-name="ro1">
          <table:table-cell table:number-columns-repeated="9"/>
          <table:table-cell office:value-type="string">
            <text:p>Interval90%</text:p>
          </table:table-cell>
          <table:table-cell office:value-type="string">
            <text:p>0-12,08</text:p>
          </table:table-cell>
        </table:table-row>
      </table:table>
    </office:spreadshee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5:5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718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623cm"/>
    </style:style>
    <style:style style:name="co7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87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office:value-type="string">
            <text:p>percentatge (%) </text:p>
          </table:table-cell>
          <table:table-cell office:value-type="string">
            <text:p>percentatge (%) acum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E391]/[.$E$406]" office:value-type="float" office:value="0.05">
            <text:p>0,05</text:p>
          </table:table-cell>
          <table:table-cell table:formula="of:=[.E391]" office:value-type="float" office:value="1">
            <text:p>1</text:p>
          </table:table-cell>
          <table:table-cell table:formula="of:=[.G391]/[.$E$406]" office:value-type="float" office:value="0.05">
            <text:p>0,05</text:p>
          </table:table-cell>
          <table:table-cell table:formula="of:=[.F391]*100" office:value-type="float" office:value="5">
            <text:p>5</text:p>
          </table:table-cell>
          <table:table-cell table:formula="of:=[.H391]*100"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E392]/[.$E$406]" office:value-type="float" office:value="0.05">
            <text:p>0,05</text:p>
          </table:table-cell>
          <table:table-cell table:formula="of:=[.E392]+[.G391]" office:value-type="float" office:value="2">
            <text:p>2</text:p>
          </table:table-cell>
          <table:table-cell table:formula="of:=[.G392]/[.$E$406]" office:value-type="float" office:value="0.1">
            <text:p>0,1</text:p>
          </table:table-cell>
          <table:table-cell table:formula="of:=[.F392]*100" office:value-type="float" office:value="5">
            <text:p>5</text:p>
          </table:table-cell>
          <table:table-cell table:formula="of:=[.H392]*100" office:value-type="float" office:value="10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E393]/[.$E$406]" office:value-type="float" office:value="0.05">
            <text:p>0,05</text:p>
          </table:table-cell>
          <table:table-cell table:formula="of:=[.E393]+[.G392]" office:value-type="float" office:value="3">
            <text:p>3</text:p>
          </table:table-cell>
          <table:table-cell table:formula="of:=[.G393]/[.$E$406]" office:value-type="float" office:value="0.15">
            <text:p>0,15</text:p>
          </table:table-cell>
          <table:table-cell table:formula="of:=[.F393]*100" office:value-type="float" office:value="5">
            <text:p>5</text:p>
          </table:table-cell>
          <table:table-cell table:formula="of:=[.H393]*100" office:value-type="float" office:value="15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f:=[.E394]/[.$E$406]" office:value-type="float" office:value="0.1">
            <text:p>0,1</text:p>
          </table:table-cell>
          <table:table-cell table:formula="of:=[.E394]+[.G393]" office:value-type="float" office:value="5">
            <text:p>5</text:p>
          </table:table-cell>
          <table:table-cell table:formula="of:=[.G394]/[.$E$406]" office:value-type="float" office:value="0.25">
            <text:p>0,25</text:p>
          </table:table-cell>
          <table:table-cell table:formula="of:=[.F394]*100" office:value-type="float" office:value="10">
            <text:p>10</text:p>
          </table:table-cell>
          <table:table-cell table:formula="of:=[.H394]*100" office:value-type="float" office:value="25">
            <text:p>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E395]/[.$E$406]" office:value-type="float" office:value="0.05">
            <text:p>0,05</text:p>
          </table:table-cell>
          <table:table-cell table:formula="of:=[.E395]+[.G394]" office:value-type="float" office:value="6">
            <text:p>6</text:p>
          </table:table-cell>
          <table:table-cell table:formula="of:=[.G395]/[.$E$406]" office:value-type="float" office:value="0.3">
            <text:p>0,3</text:p>
          </table:table-cell>
          <table:table-cell table:formula="of:=[.F395]*100" office:value-type="float" office:value="5">
            <text:p>5</text:p>
          </table:table-cell>
          <table:table-cell table:formula="of:=[.H395]*100" office:value-type="float" office:value="30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formula="of:=[.E396]/[.$E$406]" office:value-type="float" office:value="0.1">
            <text:p>0,1</text:p>
          </table:table-cell>
          <table:table-cell table:formula="of:=[.E396]+[.G395]" office:value-type="float" office:value="8">
            <text:p>8</text:p>
          </table:table-cell>
          <table:table-cell table:formula="of:=[.G396]/[.$E$406]" office:value-type="float" office:value="0.4">
            <text:p>0,4</text:p>
          </table:table-cell>
          <table:table-cell table:formula="of:=[.F396]*100" office:value-type="float" office:value="10">
            <text:p>10</text:p>
          </table:table-cell>
          <table:table-cell table:formula="of:=[.H396]*100" office:value-type="float" office:value="40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formula="of:=[.E397]/[.$E$406]" office:value-type="float" office:value="0.1">
            <text:p>0,1</text:p>
          </table:table-cell>
          <table:table-cell table:formula="of:=[.E397]+[.G396]" office:value-type="float" office:value="10">
            <text:p>10</text:p>
          </table:table-cell>
          <table:table-cell table:formula="of:=[.G397]/[.$E$406]" office:value-type="float" office:value="0.5">
            <text:p>0,5</text:p>
          </table:table-cell>
          <table:table-cell table:formula="of:=[.F397]*100" office:value-type="float" office:value="10">
            <text:p>10</text:p>
          </table:table-cell>
          <table:table-cell table:formula="of:=[.H397]*100" office:value-type="float" office:value="50">
            <text:p>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E398]/[.$E$406]" office:value-type="float" office:value="0.05">
            <text:p>0,05</text:p>
          </table:table-cell>
          <table:table-cell table:formula="of:=[.E398]+[.G397]" office:value-type="float" office:value="11">
            <text:p>11</text:p>
          </table:table-cell>
          <table:table-cell table:formula="of:=[.G398]/[.$E$406]" office:value-type="float" office:value="0.55">
            <text:p>0,55</text:p>
          </table:table-cell>
          <table:table-cell table:formula="of:=[.F398]*100" office:value-type="float" office:value="5">
            <text:p>5</text:p>
          </table:table-cell>
          <table:table-cell table:formula="of:=[.H398]*100" office:value-type="float" office:value="55">
            <text:p>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E399]/[.$E$406]" office:value-type="float" office:value="0.05">
            <text:p>0,05</text:p>
          </table:table-cell>
          <table:table-cell table:formula="of:=[.E399]+[.G398]" office:value-type="float" office:value="12">
            <text:p>12</text:p>
          </table:table-cell>
          <table:table-cell table:formula="of:=[.G399]/[.$E$406]" office:value-type="float" office:value="0.6">
            <text:p>0,6</text:p>
          </table:table-cell>
          <table:table-cell table:formula="of:=[.F399]*100" office:value-type="float" office:value="5">
            <text:p>5</text:p>
          </table:table-cell>
          <table:table-cell table:formula="of:=[.H399]*100" office:value-type="float" office:value="60">
            <text:p>6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E400]/[.$E$406]" office:value-type="float" office:value="0.05">
            <text:p>0,05</text:p>
          </table:table-cell>
          <table:table-cell table:formula="of:=[.E400]+[.G399]" office:value-type="float" office:value="13">
            <text:p>13</text:p>
          </table:table-cell>
          <table:table-cell table:formula="of:=[.G400]/[.$E$406]" office:value-type="float" office:value="0.65">
            <text:p>0,65</text:p>
          </table:table-cell>
          <table:table-cell table:formula="of:=[.F400]*100" office:value-type="float" office:value="5">
            <text:p>5</text:p>
          </table:table-cell>
          <table:table-cell table:formula="of:=[.H400]*100" office:value-type="float" office:value="65">
            <text:p>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E401]/[.$E$406]" office:value-type="float" office:value="0.05">
            <text:p>0,05</text:p>
          </table:table-cell>
          <table:table-cell table:formula="of:=[.E401]+[.G400]" office:value-type="float" office:value="14">
            <text:p>14</text:p>
          </table:table-cell>
          <table:table-cell table:formula="of:=[.G401]/[.$E$406]" office:value-type="float" office:value="0.7">
            <text:p>0,7</text:p>
          </table:table-cell>
          <table:table-cell table:formula="of:=[.F401]*100" office:value-type="float" office:value="5">
            <text:p>5</text:p>
          </table:table-cell>
          <table:table-cell table:formula="of:=[.H401]*100" office:value-type="float" office:value="70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E402]/[.$E$406]" office:value-type="float" office:value="0.05">
            <text:p>0,05</text:p>
          </table:table-cell>
          <table:table-cell table:formula="of:=[.E402]+[.G401]" office:value-type="float" office:value="15">
            <text:p>15</text:p>
          </table:table-cell>
          <table:table-cell table:formula="of:=[.G402]/[.$E$406]" office:value-type="float" office:value="0.75">
            <text:p>0,75</text:p>
          </table:table-cell>
          <table:table-cell table:formula="of:=[.F402]*100" office:value-type="float" office:value="5">
            <text:p>5</text:p>
          </table:table-cell>
          <table:table-cell table:formula="of:=[.H402]*100" office:value-type="float" office:value="75">
            <text:p>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formula="of:=[.E403]/[.$E$406]" office:value-type="float" office:value="0.1">
            <text:p>0,1</text:p>
          </table:table-cell>
          <table:table-cell table:formula="of:=[.E403]+[.G402]" office:value-type="float" office:value="17">
            <text:p>17</text:p>
          </table:table-cell>
          <table:table-cell table:formula="of:=[.G403]/[.$E$406]" office:value-type="float" office:value="0.85">
            <text:p>0,85</text:p>
          </table:table-cell>
          <table:table-cell table:formula="of:=[.F403]*100" office:value-type="float" office:value="10">
            <text:p>10</text:p>
          </table:table-cell>
          <table:table-cell table:formula="of:=[.H403]*100" office:value-type="float" office:value="85">
            <text:p>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E404]/[.$E$406]" office:value-type="float" office:value="0.05">
            <text:p>0,05</text:p>
          </table:table-cell>
          <table:table-cell table:formula="of:=[.E404]+[.G403]" office:value-type="float" office:value="18">
            <text:p>18</text:p>
          </table:table-cell>
          <table:table-cell table:formula="of:=[.G404]/[.$E$406]" office:value-type="float" office:value="0.9">
            <text:p>0,9</text:p>
          </table:table-cell>
          <table:table-cell table:formula="of:=[.F404]*100" office:value-type="float" office:value="5">
            <text:p>5</text:p>
          </table:table-cell>
          <table:table-cell table:formula="of:=[.H404]*100" office:value-type="float" office:value="90">
            <text:p>9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[.E405]/[.$E$406]" office:value-type="float" office:value="0.1">
            <text:p>0,1</text:p>
          </table:table-cell>
          <table:table-cell table:formula="of:=[.E405]+[.G404]" office:value-type="float" office:value="20">
            <text:p>20</text:p>
          </table:table-cell>
          <table:table-cell table:formula="of:=[.G405]/[.$E$406]" office:value-type="float" office:value="1">
            <text:p>1</text:p>
          </table:table-cell>
          <table:table-cell table:formula="of:=[.F405]*100" office:value-type="float" office:value="10">
            <text:p>10</text:p>
          </table:table-cell>
          <table:table-cell table:formula="of:=[.H405]*100"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  <table:table-cell table:formula="of:=SUM([.E391:.E405])" office:value-type="float" office:value="20">
            <text:p>20</text:p>
          </table:table-cell>
          <table:table-cell table:number-columns-repeated="6"/>
        </table:table-row>
      </table:table>
    </office:spreadshee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1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85">
          <table:table-cell table:number-columns-repeated="2"/>
        </table:table-row>
        <table:table-row table:style-name="ro1">
          <table:table-cell office:value-type="string">
            <text:p>Variable: qualificacions</text:p>
          </table:table-cell>
          <table:table-cell/>
        </table:table-row>
      </table:table>
    </office:spreadshee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5:53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88">
          <table:table-cell table:number-columns-repeated="15"/>
        </table:table-row>
        <table:table-row table:style-name="ro1">
          <table:table-cell table:number-columns-repeated="11"/>
          <table:table-cell office:value-type="string">
            <text:p>Histograma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 (%)</text:p>
          </table:table-cell>
          <table:table-cell office:value-type="string">
            <text:p>Alçada (% acum)</text:p>
          </table:table-cell>
        </table:table-row>
        <table:table-row table:style-name="ro1">
          <table:table-cell table:number-columns-repeated="11"/>
          <table:table-cell office:value-type="string">
            <text:p>[59, 60)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5">
            <text:p>5</text:p>
          </table:table-cell>
        </table:table-row>
        <table:table-row table:style-name="ro1">
          <table:table-cell table:number-columns-repeated="11"/>
          <table:table-cell office:value-type="string">
            <text:p>[60, 62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number-columns-repeated="11"/>
          <table:table-cell office:value-type="string">
            <text:p>[62, 68)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33333333333333">
            <text:p>0,83</text:p>
          </table:table-cell>
          <table:table-cell table:style-name="ce1" office:value-type="float" office:value="2.5">
            <text:p>2,5</text:p>
          </table:table-cell>
        </table:table-row>
        <table:table-row table:style-name="ro1">
          <table:table-cell table:number-columns-repeated="11"/>
          <table:table-cell office:value-type="string">
            <text:p>[68, 71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33333333333333">
            <text:p>3,33</text:p>
          </table:table-cell>
          <table:table-cell table:style-name="ce1" office:value-type="float" office:value="8.33333333333333">
            <text:p>8,33</text:p>
          </table:table-cell>
        </table:table-row>
        <table:table-row table:style-name="ro1">
          <table:table-cell table:number-columns-repeated="11"/>
          <table:table-cell office:value-type="string">
            <text:p>[71, 73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number-columns-repeated="11"/>
          <table:table-cell office:value-type="string">
            <text:p>[73, 75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number-columns-repeated="11"/>
          <table:table-cell office:value-type="string">
            <text:p>[75, 76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0">
            <text:p>50</text:p>
          </table:table-cell>
        </table:table-row>
        <table:table-row table:style-name="ro1">
          <table:table-cell table:number-columns-repeated="11"/>
          <table:table-cell office:value-type="string">
            <text:p>[76, 79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18.3333333333333">
            <text:p>18,33</text:p>
          </table:table-cell>
        </table:table-row>
        <table:table-row table:style-name="ro1">
          <table:table-cell table:number-columns-repeated="11"/>
          <table:table-cell office:value-type="string">
            <text:p>[79, 82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number-columns-repeated="11"/>
          <table:table-cell office:value-type="string">
            <text:p>[82, 84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32.5">
            <text:p>32,5</text:p>
          </table:table-cell>
        </table:table-row>
        <table:table-row table:style-name="ro1">
          <table:table-cell table:number-columns-repeated="11"/>
          <table:table-cell office:value-type="string">
            <text:p>[84, 85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0">
            <text:p>70</text:p>
          </table:table-cell>
        </table:table-row>
        <table:table-row table:style-name="ro1">
          <table:table-cell table:number-columns-repeated="11"/>
          <table:table-cell office:value-type="string">
            <text:p>[85, 88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number-columns-repeated="11"/>
          <table:table-cell office:value-type="string">
            <text:p>[88, 90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2.5">
            <text:p>42,5</text:p>
          </table:table-cell>
        </table:table-row>
        <table:table-row table:style-name="ro1">
          <table:table-cell table:number-columns-repeated="11"/>
          <table:table-cell office:value-type="string">
            <text:p>[90, 93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table:number-columns-repeated="11"/>
          <table:table-cell office:value-type="string">
            <text:p>[93, 94)</text:p>
          </table:table-cell>
          <table:table-cell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</table:table-row>
      </table:table>
    </office:spreadshee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412">
          <table:table-cell table:number-columns-repeated="2"/>
        </table:table-row>
        <table:table-row table:style-name="ro1">
          <table:table-cell office:value-type="string">
            <text:p>Variable: preu persona i nit</text:p>
          </table:table-cell>
          <table:table-cell/>
        </table:table-row>
      </table:table>
    </office:spreadshee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5:5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2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14"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Taul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 <text:s/></text:p>
          </table:table-cell>
          <table:table-cell office:value-type="string">
            <text:p>freq rel <text:s/></text:p>
          </table:table-cell>
          <table:table-cell office:value-type="string">
            <text:p>freq abs acum</text:p>
          </table:table-cell>
          <table:table-cell office:value-type="string">
            <text:p>freq rel acum 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6"/>
          <table:table-cell office:value-type="string">
            <text:p>24-3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H417]+[.I417])/2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formula="of:=[.K417]/[.$K$425]" office:value-type="float" office:value="0.384615384615385">
            <text:p>0,38</text:p>
          </table:table-cell>
          <table:table-cell table:formula="of:=[.K417]" office:value-type="float" office:value="20">
            <text:p>20</text:p>
          </table:table-cell>
          <table:table-cell table:formula="of:=[.M417]/[.$K$425]" office:value-type="float" office:value="0.384615384615385">
            <text:p>0,38</text:p>
          </table:table-cell>
          <table:table-cell table:formula="of:=[.L417]*100" office:value-type="float" office:value="38.4615384615385">
            <text:p>38,46</text:p>
          </table:table-cell>
        </table:table-row>
        <table:table-row table:style-name="ro1">
          <table:table-cell table:number-columns-repeated="6"/>
          <table:table-cell office:value-type="string">
            <text:p>34-4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formula="of:=([.H418]+[.I418])/2" office:value-type="float" office:value="39">
            <text:p>39</text:p>
          </table:table-cell>
          <table:table-cell table:style-name="ce1" office:value-type="float" office:value="8">
            <text:p>8</text:p>
          </table:table-cell>
          <table:table-cell table:formula="of:=[.K418]/[.$K$425]" office:value-type="float" office:value="0.153846153846154">
            <text:p>0,15</text:p>
          </table:table-cell>
          <table:table-cell table:formula="of:=[.K418]+[.M417]" office:value-type="float" office:value="28">
            <text:p>28</text:p>
          </table:table-cell>
          <table:table-cell table:formula="of:=[.M418]/[.$K$425]" office:value-type="float" office:value="0.538461538461538">
            <text:p>0,54</text:p>
          </table:table-cell>
          <table:table-cell table:formula="of:=[.L418]*100" office:value-type="float" office:value="15.3846153846154">
            <text:p>15,38</text:p>
          </table:table-cell>
        </table:table-row>
        <table:table-row table:style-name="ro1">
          <table:table-cell table:number-columns-repeated="6"/>
          <table:table-cell office:value-type="string">
            <text:p>44-5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formula="of:=([.H419]+[.I419])/2" office:value-type="float" office:value="49">
            <text:p>49</text:p>
          </table:table-cell>
          <table:table-cell table:style-name="ce1" office:value-type="float" office:value="8">
            <text:p>8</text:p>
          </table:table-cell>
          <table:table-cell table:formula="of:=[.K419]/[.$K$425]" office:value-type="float" office:value="0.153846153846154">
            <text:p>0,15</text:p>
          </table:table-cell>
          <table:table-cell table:formula="of:=[.K419]+[.M418]" office:value-type="float" office:value="36">
            <text:p>36</text:p>
          </table:table-cell>
          <table:table-cell table:formula="of:=[.M419]/[.$K$425]" office:value-type="float" office:value="0.692307692307692">
            <text:p>0,69</text:p>
          </table:table-cell>
          <table:table-cell table:formula="of:=[.L419]*100" office:value-type="float" office:value="15.3846153846154">
            <text:p>15,38</text:p>
          </table:table-cell>
        </table:table-row>
        <table:table-row table:style-name="ro1">
          <table:table-cell table:number-columns-repeated="6"/>
          <table:table-cell office:value-type="string">
            <text:p>54-6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formula="of:=([.H420]+[.I420])/2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formula="of:=[.K420]/[.$K$425]" office:value-type="float" office:value="0.153846153846154">
            <text:p>0,15</text:p>
          </table:table-cell>
          <table:table-cell table:formula="of:=[.K420]+[.M419]" office:value-type="float" office:value="44">
            <text:p>44</text:p>
          </table:table-cell>
          <table:table-cell table:formula="of:=[.M420]/[.$K$425]" office:value-type="float" office:value="0.846153846153846">
            <text:p>0,85</text:p>
          </table:table-cell>
          <table:table-cell table:formula="of:=[.L420]*100" office:value-type="float" office:value="15.3846153846154">
            <text:p>15,38</text:p>
          </table:table-cell>
        </table:table-row>
        <table:table-row table:style-name="ro1">
          <table:table-cell table:number-columns-repeated="6"/>
          <table:table-cell office:value-type="string">
            <text:p>64-7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formula="of:=([.H421]+[.I421])/2" office:value-type="float" office:value="69">
            <text:p>69</text:p>
          </table:table-cell>
          <table:table-cell table:style-name="ce1" office:value-type="float" office:value="5">
            <text:p>5</text:p>
          </table:table-cell>
          <table:table-cell table:formula="of:=[.K421]/[.$K$425]" office:value-type="float" office:value="0.0961538461538462">
            <text:p>0,1</text:p>
          </table:table-cell>
          <table:table-cell table:formula="of:=[.K421]+[.M420]" office:value-type="float" office:value="49">
            <text:p>49</text:p>
          </table:table-cell>
          <table:table-cell table:formula="of:=[.M421]/[.$K$425]" office:value-type="float" office:value="0.942307692307692">
            <text:p>0,94</text:p>
          </table:table-cell>
          <table:table-cell table:formula="of:=[.L421]*100" office:value-type="float" office:value="9.61538461538462">
            <text:p>9,62</text:p>
          </table:table-cell>
        </table:table-row>
        <table:table-row table:style-name="ro1">
          <table:table-cell table:number-columns-repeated="6"/>
          <table:table-cell office:value-type="string">
            <text:p>74-8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formula="of:=([.H422]+[.I422])/2"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K422]/[.$K$425]" office:value-type="float" office:value="0">
            <text:p>0</text:p>
          </table:table-cell>
          <table:table-cell table:formula="of:=[.K422]+[.M421]" office:value-type="float" office:value="49">
            <text:p>49</text:p>
          </table:table-cell>
          <table:table-cell table:formula="of:=[.M422]/[.$K$425]" office:value-type="float" office:value="0.942307692307692">
            <text:p>0,94</text:p>
          </table:table-cell>
          <table:table-cell table:formula="of:=[.L422]*10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84-9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formula="of:=([.H423]+[.I423])/2"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K423]/[.$K$425]" office:value-type="float" office:value="0.0192307692307692">
            <text:p>0,02</text:p>
          </table:table-cell>
          <table:table-cell table:formula="of:=[.K423]+[.M422]" office:value-type="float" office:value="50">
            <text:p>50</text:p>
          </table:table-cell>
          <table:table-cell table:formula="of:=[.M423]/[.$K$425]" office:value-type="float" office:value="0.961538461538462">
            <text:p>0,96</text:p>
          </table:table-cell>
          <table:table-cell table:formula="of:=[.L423]*100" office:value-type="float" office:value="1.92307692307692">
            <text:p>1,92</text:p>
          </table:table-cell>
        </table:table-row>
        <table:table-row table:style-name="ro1">
          <table:table-cell table:number-columns-repeated="6"/>
          <table:table-cell office:value-type="string">
            <text:p>94-10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formula="of:=([.H424]+[.I424])/2"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[.K424]/[.$K$425]" office:value-type="float" office:value="0.0384615384615385">
            <text:p>0,04</text:p>
          </table:table-cell>
          <table:table-cell table:formula="of:=[.K424]+[.M423]" office:value-type="float" office:value="52">
            <text:p>52</text:p>
          </table:table-cell>
          <table:table-cell table:formula="of:=[.M424]/[.$K$425]" office:value-type="float" office:value="1">
            <text:p>1</text:p>
          </table:table-cell>
          <table:table-cell table:formula="of:=[.L424]*100" office:value-type="float" office:value="3.84615384615385">
            <text:p>3,85</text:p>
          </table:table-cell>
        </table:table-row>
        <table:table-row table:style-name="ro1">
          <table:table-cell table:number-columns-repeated="10"/>
          <table:table-cell table:formula="of:=SUM([.K417:.K424])" office:value-type="float" office:value="52">
            <text:p>52</text:p>
          </table:table-cell>
          <table:table-cell table:number-columns-repeated="4"/>
        </table:table-row>
      </table:table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2.311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2.231cm"/>
    </style:style>
    <style:style style:name="co6" style:family="table-column">
      <style:table-column-properties fo:break-before="auto" style:column-width="2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26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Histograma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</table:table-row>
        <table:table-row table:style-name="ro1">
          <table:table-cell table:number-columns-repeated="6"/>
          <table:table-cell office:value-type="string">
            <text:p>24-34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2" office:value-type="float" office:value="0.0384615384615385">
            <text:p>0,038</text:p>
          </table:table-cell>
        </table:table-row>
        <table:table-row table:style-name="ro1">
          <table:table-cell table:number-columns-repeated="6"/>
          <table:table-cell office:value-type="string">
            <text:p>34-44</text:p>
          </table:table-cell>
          <table:table-cell office:value-type="float" office:value="10">
            <text:p>10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2.8">
            <text:p>2,8</text:p>
          </table:table-cell>
          <table:table-cell table:style-name="ce2" office:value-type="float" office:value="0.0153846153846154">
            <text:p>0,015</text:p>
          </table:table-cell>
          <table:table-cell table:style-name="ce2" office:value-type="float" office:value="0.0538461538461538">
            <text:p>0,054</text:p>
          </table:table-cell>
        </table:table-row>
        <table:table-row table:style-name="ro1">
          <table:table-cell table:number-columns-repeated="6"/>
          <table:table-cell office:value-type="string">
            <text:p>44-54</text:p>
          </table:table-cell>
          <table:table-cell office:value-type="float" office:value="10">
            <text:p>10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3.6">
            <text:p>3,6</text:p>
          </table:table-cell>
          <table:table-cell table:style-name="ce2" office:value-type="float" office:value="0.0153846153846154">
            <text:p>0,015</text:p>
          </table:table-cell>
          <table:table-cell table:style-name="ce2" office:value-type="float" office:value="0.0692307692307692">
            <text:p>0,069</text:p>
          </table:table-cell>
        </table:table-row>
        <table:table-row table:style-name="ro1">
          <table:table-cell table:number-columns-repeated="6"/>
          <table:table-cell office:value-type="string">
            <text:p>54-64</text:p>
          </table:table-cell>
          <table:table-cell office:value-type="float" office:value="10">
            <text:p>10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4.4">
            <text:p>4,4</text:p>
          </table:table-cell>
          <table:table-cell table:style-name="ce2" office:value-type="float" office:value="0.0153846153846154">
            <text:p>0,015</text:p>
          </table:table-cell>
          <table:table-cell table:style-name="ce2" office:value-type="float" office:value="0.0846153846153846">
            <text:p>0,085</text:p>
          </table:table-cell>
        </table:table-row>
        <table:table-row table:style-name="ro1">
          <table:table-cell table:number-columns-repeated="6"/>
          <table:table-cell office:value-type="string">
            <text:p>64-74</text:p>
          </table:table-cell>
          <table:table-cell office:value-type="float" office:value="10">
            <text:p>10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4.9">
            <text:p>4,9</text:p>
          </table:table-cell>
          <table:table-cell table:style-name="ce2" office:value-type="float" office:value="0.00961538461538462">
            <text:p>0,010</text:p>
          </table:table-cell>
          <table:table-cell table:style-name="ce2" office:value-type="float" office:value="0.0942307692307692">
            <text:p>0,094</text:p>
          </table:table-cell>
        </table:table-row>
        <table:table-row table:style-name="ro1">
          <table:table-cell table:number-columns-repeated="6"/>
          <table:table-cell office:value-type="string">
            <text:p>74-84</text:p>
          </table:table-cell>
          <table:table-cell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">
            <text:p>4,9</text:p>
          </table:table-cell>
          <table:table-cell table:style-name="ce2" office:value-type="float" office:value="0">
            <text:p>0,000</text:p>
          </table:table-cell>
          <table:table-cell table:style-name="ce2" office:value-type="float" office:value="0.0942307692307692">
            <text:p>0,094</text:p>
          </table:table-cell>
        </table:table-row>
        <table:table-row table:style-name="ro1">
          <table:table-cell table:number-columns-repeated="6"/>
          <table:table-cell office:value-type="string">
            <text:p>84-94</text:p>
          </table:table-cell>
          <table:table-cell office:value-type="float" office:value="10">
            <text:p>10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0.00192307692307692">
            <text:p>0,002</text:p>
          </table:table-cell>
          <table:table-cell table:style-name="ce2" office:value-type="float" office:value="0.0961538461538462">
            <text:p>0,096</text:p>
          </table:table-cell>
        </table:table-row>
        <table:table-row table:style-name="ro1">
          <table:table-cell table:number-columns-repeated="6"/>
          <table:table-cell office:value-type="string">
            <text:p>94-104</text:p>
          </table:table-cell>
          <table:table-cell office:value-type="float" office:value="10">
            <text:p>10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5.2">
            <text:p>5,2</text:p>
          </table:table-cell>
          <table:table-cell table:style-name="ce2" office:value-type="float" office:value="0.00384615384615385">
            <text:p>0,004</text:p>
          </table:table-cell>
          <table:table-cell table:style-name="ce2" office:value-type="float" office:value="0.1">
            <text:p>0,100</text:p>
          </table:table-cell>
        </table:table-row>
      </table:table>
    </office:spreadshee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477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7"/>
          <table:table-cell office:value-type="string">
            <text:p>Mediana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style-name="ce1" office:value-type="float" office:value="98">
            <text:p>98</text:p>
          </table:table-cell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style-name="ce1" office:value-type="float" office:value="-14">
            <text:p>-14</text:p>
          </table:table-cell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style-name="ce1" office:value-type="float" office:value="140">
            <text:p>140</text:p>
          </table:table-cell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style-name="ce1" office:value-type="float" office:value="-56">
            <text:p>-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2" office:value-type="string">
            <text:p>No</text:p>
          </table:table-cell>
        </table:table-row>
      </table:table>
    </office:spreadsheet>
  </office:body>
</office:document-content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3737306594849pt" style:font-size-asian="11.3737306594849pt" style:font-size-complex="11.3737306594849pt"/>
    </style:style>
    <style:style style:name="ch3" style:family="chart">
      <style:graphic-properties draw:stroke="none" svg:stroke-color="#b3b3b3" draw:fill="none" draw:fill-color="#e6e6e6"/>
      <style:text-properties fo:font-size="6.99921846389771pt" style:font-size-asian="6.99921846389771pt" style:font-size-complex="6.99921846389771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7.168cm" svg:height="7.277cm" xlink:href="." xlink:type="simple" chart:class="chart:circle" chart:style-name="ch1">
        <chart:title svg:x="2.451cm" svg:y="0.146cm" chart:style-name="ch2">
          <text:p>Preus</text:p>
        </chart:title>
        <chart:legend chart:legend-position="end" svg:x="5.636cm" svg:y="1.764cm" chart:style-name="ch3"/>
        <chart:plot-area chart:style-name="ch4" chart:data-source-has-labels="both" svg:x="0.143cm" svg:y="0.814cm" svg:width="5.349cm" svg:height="6.17cm">
          <chartooo:coordinate-region svg:x="0.143cm" svg:y="1.225cm" svg:width="5.349cm" svg:height="5.349cm"/>
          <chart:axis chart:dimension="x" chart:name="primary-x" chart:style-name="ch5"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24-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-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-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-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-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-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-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-104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02">
          <table:table-cell table:number-columns-repeated="6"/>
        </table:table-row>
        <table:table-row table:style-name="ro1">
          <table:table-cell office:value-type="string">
            <text:p>Venedor</text:p>
          </table:table-cell>
          <table:table-cell office:value-type="string">
            <text:p>Nombre dies</text:p>
          </table:table-cell>
          <table:table-cell office:value-type="string">
            <text:p>Nombre aspiradores venudes</text:p>
          </table:table-cell>
          <table:table-cell table:number-columns-repeated="3"/>
        </table:table-row>
        <table:table-row table:style-name="ro1">
          <table:table-cell office:value-type="string">
            <text:p>A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D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F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uma</text:p>
          </table:table-cell>
          <table:table-cell table:formula="of:=SUM([.B504:.B509])" office:value-type="float" office:value="24">
            <text:p>24</text:p>
          </table:table-cell>
          <table:table-cell table:formula="of:=SUM([.C504:.C509])" office:value-type="float" office:value="50">
            <text:p>50</text:p>
          </table:table-cell>
          <table:table-cell/>
          <table:table-cell office:value-type="string">
            <text:p>Mitjana diària</text:p>
          </table:table-cell>
          <table:table-cell table:formula="of:=[.C510]/[.B510]" office:value-type="float" office:value="2.08333333333333">
            <text:p>2,08</text:p>
          </table:table-cell>
        </table:table-row>
      </table:table>
    </office:spreadshee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8.8571428571429">
            <text:p>18,86</text:p>
          </table:table-cell>
        </table:table-row>
        <table:table-row table:style-name="ro1">
          <table:table-cell table:number-columns-repeated="10"/>
          <table:table-cell office:value-type="string">
            <text:p>mediana </text:p>
          </table:table-cell>
          <table:table-cell table:style-name="ce1" office:value-type="float" office:value="17.5">
            <text:p>17,5</text:p>
          </table:table-cell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table:style-name="ce1" office:value-type="float" office:value="14.5">
            <text:p>14,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516">
          <table:table-cell table:number-columns-repeated="4"/>
        </table:table-row>
        <table:table-row table:style-name="ro1">
          <table:table-cell office:value-type="string">
            <text:p>Variable: nombre de vegades que s'examina la gent per aprovar examen de conduir</text:p>
          </table:table-cell>
          <table:table-cell table:number-columns-repeated="3"/>
        </table:table-row>
      </table:table>
    </office:spreadshee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19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tjana</text:p>
          </table:table-cell>
          <table:table-cell table:style-name="ce1" office:value-type="float" office:value="1.93333333333333">
            <text:p>1,93</text:p>
          </table:table-cell>
        </table:table-row>
        <table:table-row table:style-name="ro1">
          <table:table-cell table:number-columns-repeated="3"/>
          <table:table-cell office:value-type="string">
            <text:p>Variància (poblacional)</text:p>
          </table:table-cell>
          <table:table-cell table:style-name="ce1" office:value-type="float" office:value="0.862222222222222">
            <text:p>0,86</text:p>
          </table:table-cell>
        </table:table-row>
      </table:table>
    </office:spreadsheet>
  </office:body>
</office:document-content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554">
          <table:table-cell table:number-columns-repeated="2"/>
        </table:table-row>
        <table:table-row table:style-name="ro2">
          <table:table-cell office:value-type="string">
            <text:p>Variable: pes llangosta</text:p>
          </table:table-cell>
          <table:table-cell/>
        </table:table-row>
      </table:table>
    </office:spreadsheet>
  </office:body>
</office:document-content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4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22cm"/>
    </style:style>
    <style:style style:name="co6" style:family="table-column">
      <style:table-column-properties fo:break-before="auto" style:column-width="2.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706">
          <table:table-cell table:number-columns-repeated="8"/>
        </table:table-row>
        <table:table-row table:style-name="ro2">
          <table:table-cell office:value-type="string">
            <text:p>Taula (amplada intervals=0,07) </text:p>
          </table:table-cell>
          <table:table-cell table:number-columns-repeated="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709]+0.07" office:value-type="float" office:value="0.52">
            <text:p>0,52</text:p>
          </table:table-cell>
          <table:table-cell table:formula="of:=([.B709]+[.C709])/2" office:value-type="float" office:value="0.485">
            <text:p>0,49</text:p>
          </table:table-cell>
          <table:table-cell table:style-name="ce1" office:value-type="float" office:value="17">
            <text:p>17</text:p>
          </table:table-cell>
          <table:table-cell table:formula="of:=[.E709]/[.$E$714]" office:value-type="float" office:value="0.141666666666667">
            <text:p>0,14</text:p>
          </table:table-cell>
          <table:table-cell table:formula="of:=[.E709]" office:value-type="float" office:value="17">
            <text:p>17</text:p>
          </table:table-cell>
          <table:table-cell table:formula="of:=[.G709]/[.$E$714]" office:value-type="float" office:value="0.141666666666667">
            <text:p>0,14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[.B709]+0.07" office:value-type="float" office:value="0.52">
            <text:p>0,52</text:p>
          </table:table-cell>
          <table:table-cell table:formula="of:=[.B710]+0.07" office:value-type="float" office:value="0.59">
            <text:p>0,59</text:p>
          </table:table-cell>
          <table:table-cell table:formula="of:=([.B710]+[.C710])/2" office:value-type="float" office:value="0.555">
            <text:p>0,56</text:p>
          </table:table-cell>
          <table:table-cell table:style-name="ce1" office:value-type="float" office:value="49">
            <text:p>49</text:p>
          </table:table-cell>
          <table:table-cell table:formula="of:=[.E710]/[.$E$714]" office:value-type="float" office:value="0.408333333333333">
            <text:p>0,41</text:p>
          </table:table-cell>
          <table:table-cell table:formula="of:=[.E710]+[.G709]" office:value-type="float" office:value="66">
            <text:p>66</text:p>
          </table:table-cell>
          <table:table-cell table:formula="of:=[.G710]/[.$E$714]" office:value-type="float" office:value="0.55">
            <text:p>0,55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[.B710]+0.07" office:value-type="float" office:value="0.59">
            <text:p>0,59</text:p>
          </table:table-cell>
          <table:table-cell table:formula="of:=[.B711]+0.07" office:value-type="float" office:value="0.66">
            <text:p>0,66</text:p>
          </table:table-cell>
          <table:table-cell table:formula="of:=([.B711]+[.C711])/2" office:value-type="float" office:value="0.625">
            <text:p>0,63</text:p>
          </table:table-cell>
          <table:table-cell table:style-name="ce1" office:value-type="float" office:value="38">
            <text:p>38</text:p>
          </table:table-cell>
          <table:table-cell table:formula="of:=[.E711]/[.$E$714]" office:value-type="float" office:value="0.316666666666667">
            <text:p>0,32</text:p>
          </table:table-cell>
          <table:table-cell table:formula="of:=[.E711]+[.G710]" office:value-type="float" office:value="104">
            <text:p>104</text:p>
          </table:table-cell>
          <table:table-cell table:formula="of:=[.G711]/[.$E$714]" office:value-type="float" office:value="0.866666666666667">
            <text:p>0,87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[.B711]+0.07" office:value-type="float" office:value="0.66">
            <text:p>0,66</text:p>
          </table:table-cell>
          <table:table-cell table:formula="of:=[.B712]+0.07" office:value-type="float" office:value="0.73">
            <text:p>0,73</text:p>
          </table:table-cell>
          <table:table-cell table:formula="of:=([.B712]+[.C712])/2" office:value-type="float" office:value="0.695">
            <text:p>0,7</text:p>
          </table:table-cell>
          <table:table-cell table:style-name="ce1" office:value-type="float" office:value="13">
            <text:p>13</text:p>
          </table:table-cell>
          <table:table-cell table:formula="of:=[.E712]/[.$E$714]" office:value-type="float" office:value="0.108333333333333">
            <text:p>0,11</text:p>
          </table:table-cell>
          <table:table-cell table:formula="of:=[.E712]+[.G711]" office:value-type="float" office:value="117">
            <text:p>117</text:p>
          </table:table-cell>
          <table:table-cell table:formula="of:=[.G712]/[.$E$714]" office:value-type="float" office:value="0.975">
            <text:p>0,98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[.B712]+0.07" office:value-type="float" office:value="0.73">
            <text:p>0,73</text:p>
          </table:table-cell>
          <table:table-cell table:formula="of:=[.B713]+0.07" office:value-type="float" office:value="0.8">
            <text:p>0,8</text:p>
          </table:table-cell>
          <table:table-cell table:formula="of:=([.B713]+[.C713])/2" office:value-type="float" office:value="0.765">
            <text:p>0,77</text:p>
          </table:table-cell>
          <table:table-cell table:style-name="ce1" office:value-type="float" office:value="3">
            <text:p>3</text:p>
          </table:table-cell>
          <table:table-cell table:formula="of:=[.E713]/[.$E$714]" office:value-type="float" office:value="0.025">
            <text:p>0,03</text:p>
          </table:table-cell>
          <table:table-cell table:formula="of:=[.E713]+[.G712]" office:value-type="float" office:value="120">
            <text:p>120</text:p>
          </table:table-cell>
          <table:table-cell table:formula="of:=[.G713]/[.$E$714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709:.E713])" office:value-type="float" office:value="120">
            <text:p>120</text:p>
          </table:table-cell>
          <table:table-cell table:number-columns-repeated="3"/>
        </table:table-row>
      </table:table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87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83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715">
          <table:table-cell table:number-columns-repeated="6"/>
        </table:table-row>
        <table:table-row table:style-name="ro1">
          <table:table-cell office:value-type="string">
            <text:p>Histograma</text:p>
          </table:table-cell>
          <table:table-cell table:number-columns-repeated="5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number-columns-repeated="2" table:style-name="ce1" office:value-type="float" office:value="2.02380952380952">
            <text:p>2,02</text:p>
          </table:table-cell>
          <table:table-cell table:number-columns-repeated="2" table:style-name="ce1" office:value-type="float" office:value="242.857142857143">
            <text:p>242,86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5.83333333333333">
            <text:p>5,83</text:p>
          </table:table-cell>
          <table:table-cell table:style-name="ce1" office:value-type="float" office:value="7.85714285714286">
            <text:p>7,86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942.857142857143">
            <text:p>942,86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4.52380952380952">
            <text:p>4,52</text:p>
          </table:table-cell>
          <table:table-cell table:style-name="ce1" office:value-type="float" office:value="12.3809523809524">
            <text:p>12,38</text:p>
          </table:table-cell>
          <table:table-cell table:style-name="ce1" office:value-type="float" office:value="542.857142857143">
            <text:p>542,86</text:p>
          </table:table-cell>
          <table:table-cell table:style-name="ce1" office:value-type="float" office:value="1485.71428571429">
            <text:p>1485,71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54761904761905">
            <text:p>1,55</text:p>
          </table:table-cell>
          <table:table-cell table:style-name="ce1" office:value-type="float" office:value="13.9285714285714">
            <text:p>13,93</text:p>
          </table:table-cell>
          <table:table-cell table:style-name="ce1" office:value-type="float" office:value="185.714285714286">
            <text:p>185,71</text:p>
          </table:table-cell>
          <table:table-cell table:style-name="ce1" office:value-type="float" office:value="1671.42857142857">
            <text:p>1671,43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0.357142857142857">
            <text:p>0,36</text:p>
          </table:table-cell>
          <table:table-cell table:style-name="ce1" office:value-type="float" office:value="14.2857142857143">
            <text:p>14,29</text:p>
          </table:table-cell>
          <table:table-cell table:style-name="ce1" office:value-type="float" office:value="42.8571428571429">
            <text:p>42,86</text:p>
          </table:table-cell>
          <table:table-cell table:style-name="ce1" office:value-type="float" office:value="1714.28571428571">
            <text:p>1714,29</text:p>
          </table:table-cell>
        </table:table-row>
      </table:table>
    </office:spreadsheet>
  </office:body>
</office:document-content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590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number-columns-repeated="7"/>
          <table:table-cell office:value-type="string">
            <text:p>Mediana 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style-name="ce1" office:value-type="float" office:value="0.08">
            <text:p>0,08</text:p>
          </table:table-cell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style-name="ce1" office:value-type="float" office:value="0.76">
            <text:p>0,76</text:p>
          </table:table-cell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style-name="ce1" office:value-type="float" office:value="0.44">
            <text:p>0,44</text:p>
          </table:table-cell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style-name="ce1" office:value-type="float" office:value="0.88">
            <text:p>0,88</text:p>
          </table:table-cell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style-name="ce1" office:value-type="float" office:value="0.32">
            <text:p>0,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table:style-name="ce2" office:value-type="string">
            <text:p>0,75, 0,77</text:p>
          </table:table-cell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2" office:value-type="string">
            <text:p>No</text:p>
          </table:table-cell>
        </table:table-row>
      </table:table>
    </office:spreadsheet>
  </office:body>
</office:document-content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8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7498779297pt" style:font-size-asian="12.9967498779297pt" style:font-size-complex="12.9967498779297pt"/>
    </style:style>
    <style:style style:name="ch3" style:family="chart">
      <style:graphic-properties draw:stroke="none" svg:stroke-color="#b3b3b3" draw:fill="none" draw:fill-color="#e6e6e6"/>
      <style:text-properties fo:font-size="7.9980001449585pt" style:font-size-asian="7.9980001449585pt" style:font-size-complex="7.9980001449585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998cm" svg:height="7cm" xlink:href="." xlink:type="simple" chart:class="chart:circle" chart:style-name="ch1">
        <chart:title svg:x="2.918cm" svg:y="0.145cm" chart:style-name="ch2">
          <text:p>Pesos (Kg)</text:p>
        </chart:title>
        <chart:legend chart:legend-position="end" svg:x="5.972cm" svg:y="2.338cm" chart:style-name="ch3"/>
        <chart:plot-area chart:style-name="ch4" chart:data-source-has-labels="both" svg:x="0.159cm" svg:y="0.784cm" svg:width="5.652cm" svg:height="5.936cm">
          <chartooo:coordinate-region svg:x="0.159cm" svg:y="0.926cm" svg:width="5.652cm" svg:height="5.652cm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0,45-0,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554">
          <table:table-cell table:number-columns-repeated="2"/>
        </table:table-row>
        <table:table-row table:style-name="ro2">
          <table:table-cell office:value-type="string">
            <text:p>Variable: pes llangosta</text:p>
          </table:table-cell>
          <table:table-cell/>
        </table:table-row>
      </table:table>
    </office:spreadsheet>
  </office:body>
</office:document-content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4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1.6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860">
          <table:table-cell table:number-columns-repeated="8"/>
        </table:table-row>
        <table:table-row table:style-name="ro2">
          <table:table-cell office:value-type="string">
            <text:p>Taula (amplada intervals=0,07, excepte darrer (0,09)) <text:s/></text:p>
          </table:table-cell>
          <table:table-cell table:number-columns-repeated="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863]+0.07" office:value-type="float" office:value="0.52">
            <text:p>0,52</text:p>
          </table:table-cell>
          <table:table-cell table:formula="of:=([.B863]+[.C863])/2" office:value-type="float" office:value="0.485">
            <text:p>0,49</text:p>
          </table:table-cell>
          <table:table-cell table:style-name="ce2" office:value-type="float" office:value="2">
            <text:p>2</text:p>
          </table:table-cell>
          <table:table-cell table:formula="of:=[.E863]/[.$E$874]" office:value-type="float" office:value="0.0166666666666667">
            <text:p>0,02</text:p>
          </table:table-cell>
          <table:table-cell table:formula="of:=[.E863]" office:value-type="float" office:value="2">
            <text:p>2</text:p>
          </table:table-cell>
          <table:table-cell table:formula="of:=[.G863]/[.$E$874]" office:value-type="float" office:value="0.0166666666666667">
            <text:p>0,02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[.B863]+0.07" office:value-type="float" office:value="0.52">
            <text:p>0,52</text:p>
          </table:table-cell>
          <table:table-cell table:formula="of:=[.B864]+0.07" office:value-type="float" office:value="0.59">
            <text:p>0,59</text:p>
          </table:table-cell>
          <table:table-cell table:formula="of:=([.B864]+[.C864])/2" office:value-type="float" office:value="0.555">
            <text:p>0,56</text:p>
          </table:table-cell>
          <table:table-cell table:style-name="ce2" office:value-type="float" office:value="12">
            <text:p>12</text:p>
          </table:table-cell>
          <table:table-cell table:formula="of:=[.E864]/[.$E$874]" office:value-type="float" office:value="0.1">
            <text:p>0,1</text:p>
          </table:table-cell>
          <table:table-cell table:formula="of:=[.E864]+[.G863]" office:value-type="float" office:value="14">
            <text:p>14</text:p>
          </table:table-cell>
          <table:table-cell table:formula="of:=[.G864]/[.$E$874]" office:value-type="float" office:value="0.116666666666667">
            <text:p>0,12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[.B864]+0.07" office:value-type="float" office:value="0.59">
            <text:p>0,59</text:p>
          </table:table-cell>
          <table:table-cell table:formula="of:=[.B865]+0.07" office:value-type="float" office:value="0.66">
            <text:p>0,66</text:p>
          </table:table-cell>
          <table:table-cell table:formula="of:=([.B865]+[.C865])/2" office:value-type="float" office:value="0.625">
            <text:p>0,63</text:p>
          </table:table-cell>
          <table:table-cell table:style-name="ce2" office:value-type="float" office:value="15">
            <text:p>15</text:p>
          </table:table-cell>
          <table:table-cell table:formula="of:=[.E865]/[.$E$874]" office:value-type="float" office:value="0.125">
            <text:p>0,13</text:p>
          </table:table-cell>
          <table:table-cell table:formula="of:=[.E865]+[.G864]" office:value-type="float" office:value="29">
            <text:p>29</text:p>
          </table:table-cell>
          <table:table-cell table:formula="of:=[.G865]/[.$E$874]" office:value-type="float" office:value="0.241666666666667">
            <text:p>0,24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[.B865]+0.07" office:value-type="float" office:value="0.66">
            <text:p>0,66</text:p>
          </table:table-cell>
          <table:table-cell table:formula="of:=[.B866]+0.07" office:value-type="float" office:value="0.73">
            <text:p>0,73</text:p>
          </table:table-cell>
          <table:table-cell table:formula="of:=([.B866]+[.C866])/2" office:value-type="float" office:value="0.695">
            <text:p>0,7</text:p>
          </table:table-cell>
          <table:table-cell table:style-name="ce2" office:value-type="float" office:value="20">
            <text:p>20</text:p>
          </table:table-cell>
          <table:table-cell table:formula="of:=[.E866]/[.$E$874]" office:value-type="float" office:value="0.166666666666667">
            <text:p>0,17</text:p>
          </table:table-cell>
          <table:table-cell table:formula="of:=[.E866]+[.G865]" office:value-type="float" office:value="49">
            <text:p>49</text:p>
          </table:table-cell>
          <table:table-cell table:formula="of:=[.G866]/[.$E$874]" office:value-type="float" office:value="0.408333333333333">
            <text:p>0,41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[.B866]+0.07" office:value-type="float" office:value="0.73">
            <text:p>0,73</text:p>
          </table:table-cell>
          <table:table-cell table:formula="of:=[.B867]+0.07" office:value-type="float" office:value="0.8">
            <text:p>0,8</text:p>
          </table:table-cell>
          <table:table-cell table:formula="of:=([.B867]+[.C867])/2" office:value-type="float" office:value="0.765">
            <text:p>0,77</text:p>
          </table:table-cell>
          <table:table-cell table:style-name="ce2" office:value-type="float" office:value="18">
            <text:p>18</text:p>
          </table:table-cell>
          <table:table-cell table:formula="of:=[.E867]/[.$E$874]" office:value-type="float" office:value="0.15">
            <text:p>0,15</text:p>
          </table:table-cell>
          <table:table-cell table:formula="of:=[.E867]+[.G866]" office:value-type="float" office:value="67">
            <text:p>67</text:p>
          </table:table-cell>
          <table:table-cell table:formula="of:=[.G867]/[.$E$874]" office:value-type="float" office:value="0.558333333333333">
            <text:p>0,56</text:p>
          </table:table-cell>
        </table:table-row>
        <table:table-row table:style-name="ro1">
          <table:table-cell office:value-type="string">
            <text:p>0,80-0,87</text:p>
          </table:table-cell>
          <table:table-cell table:formula="of:=[.B867]+0.07" office:value-type="float" office:value="0.8">
            <text:p>0,8</text:p>
          </table:table-cell>
          <table:table-cell table:formula="of:=[.B868]+0.07" office:value-type="float" office:value="0.87">
            <text:p>0,87</text:p>
          </table:table-cell>
          <table:table-cell table:formula="of:=([.B868]+[.C868])/2" office:value-type="float" office:value="0.835">
            <text:p>0,84</text:p>
          </table:table-cell>
          <table:table-cell table:style-name="ce2" office:value-type="float" office:value="14">
            <text:p>14</text:p>
          </table:table-cell>
          <table:table-cell table:formula="of:=[.E868]/[.$E$874]" office:value-type="float" office:value="0.116666666666667">
            <text:p>0,12</text:p>
          </table:table-cell>
          <table:table-cell table:formula="of:=[.E868]+[.G867]" office:value-type="float" office:value="81">
            <text:p>81</text:p>
          </table:table-cell>
          <table:table-cell table:formula="of:=[.G868]/[.$E$874]" office:value-type="float" office:value="0.675">
            <text:p>0,68</text:p>
          </table:table-cell>
        </table:table-row>
        <table:table-row table:style-name="ro1">
          <table:table-cell office:value-type="string">
            <text:p>0,87-0,94</text:p>
          </table:table-cell>
          <table:table-cell table:formula="of:=[.B868]+0.07" office:value-type="float" office:value="0.87">
            <text:p>0,87</text:p>
          </table:table-cell>
          <table:table-cell table:formula="of:=[.B869]+0.07" office:value-type="float" office:value="0.94">
            <text:p>0,94</text:p>
          </table:table-cell>
          <table:table-cell table:formula="of:=([.B869]+[.C869])/2" office:value-type="float" office:value="0.905">
            <text:p>0,91</text:p>
          </table:table-cell>
          <table:table-cell table:style-name="ce2" office:value-type="float" office:value="16">
            <text:p>16</text:p>
          </table:table-cell>
          <table:table-cell table:formula="of:=[.E869]/[.$E$874]" office:value-type="float" office:value="0.133333333333333">
            <text:p>0,13</text:p>
          </table:table-cell>
          <table:table-cell table:formula="of:=[.E869]+[.G868]" office:value-type="float" office:value="97">
            <text:p>97</text:p>
          </table:table-cell>
          <table:table-cell table:formula="of:=[.G869]/[.$E$874]" office:value-type="float" office:value="0.808333333333333">
            <text:p>0,81</text:p>
          </table:table-cell>
        </table:table-row>
        <table:table-row table:style-name="ro1">
          <table:table-cell office:value-type="string">
            <text:p>0,94-1,01</text:p>
          </table:table-cell>
          <table:table-cell table:formula="of:=[.B869]+0.07" office:value-type="float" office:value="0.94">
            <text:p>0,94</text:p>
          </table:table-cell>
          <table:table-cell table:formula="of:=[.B870]+0.07" office:value-type="float" office:value="1.01">
            <text:p>1,01</text:p>
          </table:table-cell>
          <table:table-cell table:formula="of:=([.B870]+[.C870])/2" office:value-type="float" office:value="0.975">
            <text:p>0,98</text:p>
          </table:table-cell>
          <table:table-cell table:style-name="ce2" office:value-type="float" office:value="9">
            <text:p>9</text:p>
          </table:table-cell>
          <table:table-cell table:formula="of:=[.E870]/[.$E$874]" office:value-type="float" office:value="0.075">
            <text:p>0,08</text:p>
          </table:table-cell>
          <table:table-cell table:formula="of:=[.E870]+[.G869]" office:value-type="float" office:value="106">
            <text:p>106</text:p>
          </table:table-cell>
          <table:table-cell table:formula="of:=[.G870]/[.$E$874]" office:value-type="float" office:value="0.883333333333333">
            <text:p>0,88</text:p>
          </table:table-cell>
        </table:table-row>
        <table:table-row table:style-name="ro1">
          <table:table-cell office:value-type="string">
            <text:p>1,01-1,08</text:p>
          </table:table-cell>
          <table:table-cell table:formula="of:=[.B870]+0.07" office:value-type="float" office:value="1.01">
            <text:p>1,01</text:p>
          </table:table-cell>
          <table:table-cell table:formula="of:=[.B871]+0.07" office:value-type="float" office:value="1.08">
            <text:p>1,08</text:p>
          </table:table-cell>
          <table:table-cell table:formula="of:=([.B871]+[.C871])/2" office:value-type="float" office:value="1.045">
            <text:p>1,05</text:p>
          </table:table-cell>
          <table:table-cell table:style-name="ce2" office:value-type="float" office:value="6">
            <text:p>6</text:p>
          </table:table-cell>
          <table:table-cell table:formula="of:=[.E871]/[.$E$874]" office:value-type="float" office:value="0.05">
            <text:p>0,05</text:p>
          </table:table-cell>
          <table:table-cell table:formula="of:=[.E871]+[.G870]" office:value-type="float" office:value="112">
            <text:p>112</text:p>
          </table:table-cell>
          <table:table-cell table:formula="of:=[.G871]/[.$E$874]" office:value-type="float" office:value="0.933333333333333">
            <text:p>0,93</text:p>
          </table:table-cell>
        </table:table-row>
        <table:table-row table:style-name="ro1">
          <table:table-cell office:value-type="string">
            <text:p>1,08-1,15</text:p>
          </table:table-cell>
          <table:table-cell table:formula="of:=[.B871]+0.07" office:value-type="float" office:value="1.08">
            <text:p>1,08</text:p>
          </table:table-cell>
          <table:table-cell table:formula="of:=[.B872]+0.07" office:value-type="float" office:value="1.15">
            <text:p>1,15</text:p>
          </table:table-cell>
          <table:table-cell table:formula="of:=([.B872]+[.C872])/2" office:value-type="float" office:value="1.115">
            <text:p>1,12</text:p>
          </table:table-cell>
          <table:table-cell table:style-name="ce2" office:value-type="float" office:value="2">
            <text:p>2</text:p>
          </table:table-cell>
          <table:table-cell table:formula="of:=[.E872]/[.$E$874]" office:value-type="float" office:value="0.0166666666666667">
            <text:p>0,02</text:p>
          </table:table-cell>
          <table:table-cell table:formula="of:=[.E872]+[.G871]" office:value-type="float" office:value="114">
            <text:p>114</text:p>
          </table:table-cell>
          <table:table-cell table:formula="of:=[.G872]/[.$E$874]" office:value-type="float" office:value="0.95">
            <text:p>0,95</text:p>
          </table:table-cell>
        </table:table-row>
        <table:table-row table:style-name="ro1">
          <table:table-cell office:value-type="string">
            <text:p>més de 1,15</text:p>
          </table:table-cell>
          <table:table-cell table:formula="of:=[.B872]+0.07" office:value-type="float" office:value="1.15">
            <text:p>1,15</text:p>
          </table:table-cell>
          <table:table-cell table:style-name="ce1" table:formula="of:=[.B873]+0.091" office:value-type="float" office:value="1.241">
            <text:p>1,24</text:p>
          </table:table-cell>
          <table:table-cell table:formula="of:=([.B873]+[.C873])/2" office:value-type="float" office:value="1.1955">
            <text:p>1,2</text:p>
          </table:table-cell>
          <table:table-cell table:style-name="ce2" office:value-type="float" office:value="6">
            <text:p>6</text:p>
          </table:table-cell>
          <table:table-cell table:formula="of:=[.E873]/[.$E$874]" office:value-type="float" office:value="0.05">
            <text:p>0,05</text:p>
          </table:table-cell>
          <table:table-cell table:formula="of:=[.E873]+[.G872]" office:value-type="float" office:value="120">
            <text:p>120</text:p>
          </table:table-cell>
          <table:table-cell table:formula="of:=[.G873]/[.$E$874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863:.E873])" office:value-type="float" office:value="120">
            <text:p>120</text:p>
          </table:table-cell>
          <table:table-cell table:number-columns-repeated="3"/>
        </table:table-row>
      </table:table>
    </office:spreadshee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1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876">
          <table:table-cell table:number-columns-repeated="6"/>
        </table:table-row>
        <table:table-row table:style-name="ro1">
          <table:table-cell office:value-type="string">
            <text:p>Histograma</text:p>
          </table:table-cell>
          <table:table-cell table:number-columns-repeated="5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number-columns-repeated="2" table:style-name="ce1" office:value-type="float" office:value="0.238095238095238">
            <text:p>0,24</text:p>
          </table:table-cell>
          <table:table-cell table:number-columns-repeated="2" table:style-name="ce1" office:value-type="float" office:value="28.5714285714286">
            <text:p>28,57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42857142857143">
            <text:p>1,4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171.428571428571">
            <text:p>171,43</text:p>
          </table:table-cell>
          <table:table-cell table:style-name="ce1" office:value-type="float" office:value="200">
            <text:p>200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78571428571429">
            <text:p>1,79</text:p>
          </table:table-cell>
          <table:table-cell table:style-name="ce1" office:value-type="float" office:value="3.45238095238095">
            <text:p>3,45</text:p>
          </table:table-cell>
          <table:table-cell table:style-name="ce1" office:value-type="float" office:value="214.285714285714">
            <text:p>214,29</text:p>
          </table:table-cell>
          <table:table-cell table:style-name="ce1" office:value-type="float" office:value="414.285714285714">
            <text:p>414,29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2.38095238095238">
            <text:p>2,38</text:p>
          </table:table-cell>
          <table:table-cell table:style-name="ce1" office:value-type="float" office:value="5.83333333333333">
            <text:p>5,83</text:p>
          </table:table-cell>
          <table:table-cell table:style-name="ce1" office:value-type="float" office:value="285.714285714286">
            <text:p>285,71</text:p>
          </table:table-cell>
          <table:table-cell table:style-name="ce1" office:value-type="float" office:value="700">
            <text:p>700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2.14285714285714">
            <text:p>2,14</text:p>
          </table:table-cell>
          <table:table-cell table:style-name="ce1" office:value-type="float" office:value="7.97619047619048">
            <text:p>7,98</text:p>
          </table:table-cell>
          <table:table-cell table:style-name="ce1" office:value-type="float" office:value="257.142857142857">
            <text:p>257,14</text:p>
          </table:table-cell>
          <table:table-cell table:style-name="ce1" office:value-type="float" office:value="957.142857142857">
            <text:p>957,14</text:p>
          </table:table-cell>
        </table:table-row>
        <table:table-row table:style-name="ro1">
          <table:table-cell office:value-type="string">
            <text:p>0,80-0,87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9.64285714285714">
            <text:p>9,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157.14285714286">
            <text:p>1157,14</text:p>
          </table:table-cell>
        </table:table-row>
        <table:table-row table:style-name="ro1">
          <table:table-cell office:value-type="string">
            <text:p>0,87-0,94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9047619047619">
            <text:p>1,9</text:p>
          </table:table-cell>
          <table:table-cell table:style-name="ce1" office:value-type="float" office:value="11.547619047619">
            <text:p>11,55</text:p>
          </table:table-cell>
          <table:table-cell table:style-name="ce1" office:value-type="float" office:value="228.571428571429">
            <text:p>228,57</text:p>
          </table:table-cell>
          <table:table-cell table:style-name="ce1" office:value-type="float" office:value="1385.71428571429">
            <text:p>1385,71</text:p>
          </table:table-cell>
        </table:table-row>
        <table:table-row table:style-name="ro1">
          <table:table-cell office:value-type="string">
            <text:p>0,94-1,01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07142857142857">
            <text:p>1,07</text:p>
          </table:table-cell>
          <table:table-cell table:style-name="ce1" office:value-type="float" office:value="12.6190476190476">
            <text:p>12,62</text:p>
          </table:table-cell>
          <table:table-cell table:style-name="ce1" office:value-type="float" office:value="128.571428571429">
            <text:p>128,57</text:p>
          </table:table-cell>
          <table:table-cell table:style-name="ce1" office:value-type="float" office:value="1514.28571428571">
            <text:p>1514,29</text:p>
          </table:table-cell>
        </table:table-row>
        <table:table-row table:style-name="ro1">
          <table:table-cell office:value-type="string">
            <text:p>1,01-1,08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0.714285714285714">
            <text:p>0,71</text:p>
          </table:table-cell>
          <table:table-cell table:style-name="ce1" office:value-type="float" office:value="13.3333333333333">
            <text:p>13,33</text:p>
          </table:table-cell>
          <table:table-cell table:style-name="ce1" office:value-type="float" office:value="85.7142857142857">
            <text:p>85,71</text:p>
          </table:table-cell>
          <table:table-cell table:style-name="ce1" office:value-type="float" office:value="1600">
            <text:p>1600</text:p>
          </table:table-cell>
        </table:table-row>
        <table:table-row table:style-name="ro1">
          <table:table-cell office:value-type="string">
            <text:p>1,08-1,15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0.238095238095238">
            <text:p>0,24</text:p>
          </table:table-cell>
          <table:table-cell table:style-name="ce1" office:value-type="float" office:value="13.5714285714286">
            <text:p>13,57</text:p>
          </table:table-cell>
          <table:table-cell table:style-name="ce1" office:value-type="float" office:value="28.5714285714286">
            <text:p>28,57</text:p>
          </table:table-cell>
          <table:table-cell table:style-name="ce1" office:value-type="float" office:value="1628.57142857143">
            <text:p>1628,57</text:p>
          </table:table-cell>
        </table:table-row>
        <table:table-row table:style-name="ro1">
          <table:table-cell office:value-type="string">
            <text:p>més de 1,15</text:p>
          </table:table-cell>
          <table:table-cell table:formula="of:=0.09" office:value-type="float" office:value="0.09">
            <text:p>0,09</text:p>
          </table:table-cell>
          <table:table-cell table:style-name="ce1" office:value-type="float" office:value="0.555555555555556">
            <text:p>0,56</text:p>
          </table:table-cell>
          <table:table-cell table:style-name="ce1" office:value-type="float" office:value="11.1111111111111">
            <text:p>11,11</text:p>
          </table:table-cell>
          <table:table-cell table:style-name="ce1" office:value-type="float" office:value="66.6666666666667">
            <text:p>66,67</text:p>
          </table:table-cell>
          <table:table-cell table:style-name="ce1" office:value-type="float" office:value="1333.33333333333">
            <text:p>1333,33</text:p>
          </table:table-cell>
        </table:table-row>
      </table:table>
    </office:spreadshee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55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9.5">
            <text:p>9,5</text:p>
          </table:table-cell>
          <table:table-cell table:formula="of:=([.A57]+[.B57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57]" office:value-type="float" office:value="50">
            <text:p>50</text:p>
          </table:table-cell>
          <table:table-cell table:formula="of:=[.D57]/[.$D$61]" office:value-type="float" office:value="0.142857142857143">
            <text:p>0,14</text:p>
          </table:table-cell>
          <table:table-cell table:formula="of:=[.E57]/[.$D$61]" office:value-type="float" office:value="0.142857142857143">
            <text:p>0,14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9.5">
            <text:p>19,5</text:p>
          </table:table-cell>
          <table:table-cell table:formula="of:=([.A58]+[.B58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58]+[.E57]" office:value-type="float" office:value="200">
            <text:p>200</text:p>
          </table:table-cell>
          <table:table-cell table:formula="of:=[.D58]/[.$D$61]" office:value-type="float" office:value="0.428571428571429">
            <text:p>0,43</text:p>
          </table:table-cell>
          <table:table-cell table:formula="of:=[.E58]/[.$D$61]" office:value-type="float" office:value="0.571428571428571">
            <text:p>0,57</text:p>
          </table:table-cell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29.5">
            <text:p>29,5</text:p>
          </table:table-cell>
          <table:table-cell table:formula="of:=([.A59]+[.B59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59]+[.E58]" office:value-type="float" office:value="300">
            <text:p>300</text:p>
          </table:table-cell>
          <table:table-cell table:formula="of:=[.D59]/[.$D$61]" office:value-type="float" office:value="0.285714285714286">
            <text:p>0,29</text:p>
          </table:table-cell>
          <table:table-cell table:formula="of:=[.E59]/[.$D$61]" office:value-type="float" office:value="0.857142857142857">
            <text:p>0,86</text:p>
          </table:table-cell>
        </table:table-row>
        <table:table-row table:style-name="ro1">
          <table:table-cell office:value-type="float" office:value="29.5">
            <text:p>29,5</text:p>
          </table:table-cell>
          <table:table-cell office:value-type="float" office:value="40.5">
            <text:p>40,5</text:p>
          </table:table-cell>
          <table:table-cell table:formula="of:=([.A60]+[.B60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60]+[.E59]" office:value-type="float" office:value="350">
            <text:p>350</text:p>
          </table:table-cell>
          <table:table-cell table:formula="of:=[.D60]/[.$D$61]" office:value-type="float" office:value="0.142857142857143">
            <text:p>0,14</text:p>
          </table:table-cell>
          <table:table-cell table:formula="of:=[.E60]/[.$D$61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57:.D60])" office:value-type="float" office:value="350">
            <text:p>350</text:p>
          </table:table-cell>
          <table:table-cell table:number-columns-repeated="3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795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number-columns-repeated="7"/>
          <table:table-cell office:value-type="string">
            <text:p>Mediana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style-name="ce1" office:value-type="float" office:value="0.24">
            <text:p>0,24</text:p>
          </table:table-cell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style-name="ce1" office:value-type="float" office:value="1.26">
            <text:p>1,26</text:p>
          </table:table-cell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style-name="ce1" office:value-type="float" office:value="0.3">
            <text:p>0,3</text:p>
          </table:table-cell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style-name="ce1" office:value-type="float" office:value="1.62">
            <text:p>1,62</text:p>
          </table:table-cell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style-name="ce1" office:value-type="float" office:value="-0.06">
            <text:p>-0,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2" office:value-type="string">
            <text:p>No</text:p>
          </table:table-cell>
        </table:table-row>
      </table:table>
    </office:spreadshee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2238750457764pt" style:font-size-asian="11.2238750457764pt" style:font-size-complex="11.2238750457764pt"/>
    </style:style>
    <style:style style:name="ch3" style:family="chart">
      <style:graphic-properties draw:stroke="none" svg:stroke-color="#b3b3b3" draw:fill="none" draw:fill-color="#e6e6e6"/>
      <style:text-properties fo:font-size="6.90700006484985pt" style:font-size-asian="6.90700006484985pt" style:font-size-complex="6.90700006484985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.907cm" svg:height="6.854cm" xlink:href="." xlink:type="simple" chart:class="chart:circle" chart:style-name="ch1">
        <chart:title svg:x="2.52cm" svg:y="0.139cm" chart:style-name="ch2">
          <text:p>Pesos (Kg)</text:p>
        </chart:title>
        <chart:legend chart:legend-position="end" svg:x="4.86cm" svg:y="1.034cm" chart:style-name="ch3"/>
        <chart:plot-area chart:style-name="ch4" chart:data-source-has-labels="both" svg:x="0.138cm" svg:y="0.767cm" svg:width="4.584cm" svg:height="5.812cm">
          <chartooo:coordinate-region svg:x="0.138cm" svg:y="1.381cm" svg:width="4.584cm" svg:height="4.584cm"/>
          <chart:axis chart:dimension="x" chart:name="primary-x" chart:style-name="ch5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0,45-0,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80-0,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87-0,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,94-1,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,01-1,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,08-1,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és de 1,1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895">
          <table:table-cell table:number-columns-repeated="6"/>
        </table:table-row>
        <table:table-row table:style-name="ro1">
          <table:table-cell office:value-type="string">
            <text:p>Taula contingència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T\C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string">
            <text:p>Marginal PT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formula="of:=SUM([.B898:.D898])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formula="of:=SUM([.B899:.D899])" office:value-type="float" office:value="11">
            <text:p>11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formula="of:=SUM([.B900:.D900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arginal C</text:p>
          </table:table-cell>
          <table:table-cell table:formula="of:=SUM([.B898:.B900])" office:value-type="float" office:value="9">
            <text:p>9</text:p>
          </table:table-cell>
          <table:table-cell table:formula="of:=SUM([.C898:.C900])" office:value-type="float" office:value="9">
            <text:p>9</text:p>
          </table:table-cell>
          <table:table-cell table:formula="of:=SUM([.D898:.D900])" office:value-type="float" office:value="8">
            <text:p>8</text:p>
          </table:table-cell>
          <table:table-cell table:formula="of:=SUM([.B898:.D900])" office:value-type="float" office:value="26">
            <text:p>26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06">
          <table:table-cell table:number-columns-repeated="6"/>
        </table:table-row>
        <table:table-row table:style-name="ro1">
          <table:table-cell office:value-type="string">
            <text:p>Variable X: retard</text:p>
          </table:table-cell>
          <table:table-cell table:number-columns-repeated="5"/>
        </table:table-row>
        <table:table-row table:style-name="ro1">
          <table:table-cell office:value-type="string">
            <text:p>Variable Y: velocit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X\Y</text:p>
          </table:table-cell>
          <table:table-cell table:style-name="ce1" office:value-type="string">
            <text:p>40-50</text:p>
          </table:table-cell>
          <table:table-cell table:style-name="ce1" office:value-type="string">
            <text:p>50-60</text:p>
          </table:table-cell>
          <table:table-cell table:style-name="ce1" office:value-type="string">
            <text:p>60-80</text:p>
          </table:table-cell>
          <table:table-cell office:value-type="string">
            <text:p>Marginal X</text:p>
          </table:table-cell>
          <table:table-cell/>
        </table:table-row>
        <table:table-row table:style-name="ro1">
          <table:table-cell table:style-name="ce1" office:value-type="string">
            <text:p>0-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32">
            <text:p>0,32</text:p>
          </table:table-cell>
          <table:table-cell table:formula="of:=SUM([.B912:.D912])" office:value-type="float" office:value="0.32">
            <text:p>0,32</text:p>
          </table:table-cell>
          <table:table-cell/>
        </table:table-row>
        <table:table-row table:style-name="ro1">
          <table:table-cell table:style-name="ce2" office:value-type="string">
            <text:p>1-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3">
            <text:p>0,13</text:p>
          </table:table-cell>
          <table:table-cell table:style-name="ce1" office:value-type="float" office:value="0.08">
            <text:p>0,08</text:p>
          </table:table-cell>
          <table:table-cell table:formula="of:=SUM([.B913:.D913])" office:value-type="float" office:value="0.21">
            <text:p>0,21</text:p>
          </table:table-cell>
          <table:table-cell/>
        </table:table-row>
        <table:table-row table:style-name="ro1">
          <table:table-cell table:style-name="ce2" office:value-type="string">
            <text:p>2-3</text:p>
          </table:table-cell>
          <table:table-cell table:style-name="ce1" office:value-type="float" office:value="0.16">
            <text:p>0,16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">
            <text:p>0</text:p>
          </table:table-cell>
          <table:table-cell table:formula="of:=SUM([.B914:.D914])" office:value-type="float" office:value="0.26">
            <text:p>0,26</text:p>
          </table:table-cell>
          <table:table-cell/>
        </table:table-row>
        <table:table-row table:style-name="ro1">
          <table:table-cell table:style-name="ce2" office:value-type="string">
            <text:p>3-4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">
            <text:p>0</text:p>
          </table:table-cell>
          <table:table-cell table:formula="of:=SUM([.B915:.D915])" office:value-type="float" office:value="0.21">
            <text:p>0,21</text:p>
          </table:table-cell>
          <table:table-cell/>
        </table:table-row>
        <table:table-row table:style-name="ro1">
          <table:table-cell office:value-type="string">
            <text:p>Marginal Y </text:p>
          </table:table-cell>
          <table:table-cell table:formula="of:=SUM([.B912:.B915])" office:value-type="float" office:value="0.31">
            <text:p>0,31</text:p>
          </table:table-cell>
          <table:table-cell table:formula="of:=SUM([.C912:.C915])" office:value-type="float" office:value="0.29">
            <text:p>0,29</text:p>
          </table:table-cell>
          <table:table-cell table:formula="of:=SUM([.D912:.D915])" office:value-type="float" office:value="0.4">
            <text:p>0,4</text:p>
          </table:table-cell>
          <table:table-cell table:formula="of:=SUM([.B912:.D915])" office:value-type="float" office:value="1">
            <text:p>1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918">
          <table:table-cell table:number-columns-repeated="4"/>
        </table:table-row>
        <table:table-row table:style-name="ro1">
          <table:table-cell office:value-type="string">
            <text:p>nij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32">
            <text:p>0,32</text:p>
          </table:table-cell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.13">
            <text:p>0,13</text:p>
          </table:table-cell>
          <table:table-cell table:style-name="ce1" office:value-type="float" office:value="0.08">
            <text:p>0,08</text:p>
          </table:table-cell>
        </table:table-row>
        <table:table-row table:style-name="ro1">
          <table:table-cell/>
          <table:table-cell table:style-name="ce1" office:value-type="float" office:value="0.16">
            <text:p>0,16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0.15">
            <text:p>0,15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2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924">
          <table:table-cell table:number-columns-repeated="4"/>
        </table:table-row>
        <table:table-row table:style-name="ro1">
          <table:table-cell office:value-type="string">
            <text:p>eij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992">
            <text:p>0,1</text:p>
          </table:table-cell>
          <table:table-cell table:style-name="ce1" office:value-type="float" office:value="0.0928">
            <text:p>0,09</text:p>
          </table:table-cell>
          <table:table-cell table:style-name="ce1" office:value-type="float" office:value="0.128">
            <text:p>0,13</text:p>
          </table:table-cell>
        </table:table-row>
        <table:table-row table:style-name="ro1">
          <table:table-cell/>
          <table:table-cell table:style-name="ce1" office:value-type="float" office:value="0.0651">
            <text:p>0,07</text:p>
          </table:table-cell>
          <table:table-cell table:style-name="ce1" office:value-type="float" office:value="0.0609">
            <text:p>0,06</text:p>
          </table:table-cell>
          <table:table-cell table:style-name="ce1" office:value-type="float" office:value="0.084">
            <text:p>0,08</text:p>
          </table:table-cell>
        </table:table-row>
        <table:table-row table:style-name="ro1">
          <table:table-cell/>
          <table:table-cell table:style-name="ce1" office:value-type="float" office:value="0.0806">
            <text:p>0,08</text:p>
          </table:table-cell>
          <table:table-cell table:style-name="ce1" office:value-type="float" office:value="0.0754">
            <text:p>0,08</text:p>
          </table:table-cell>
          <table:table-cell table:style-name="ce1" office:value-type="float" office:value="0.104">
            <text:p>0,1</text:p>
          </table:table-cell>
        </table:table-row>
        <table:table-row table:style-name="ro1">
          <table:table-cell/>
          <table:table-cell table:style-name="ce1" office:value-type="float" office:value="0.0651">
            <text:p>0,07</text:p>
          </table:table-cell>
          <table:table-cell table:style-name="ce1" office:value-type="float" office:value="0.0609">
            <text:p>0,06</text:p>
          </table:table-cell>
          <table:table-cell table:style-name="ce1" office:value-type="float" office:value="0.084">
            <text:p>0,08</text:p>
          </table:table-cell>
        </table:table-row>
      </table:table>
    </office:spreadshee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930">
          <table:table-cell table:number-columns-repeated="4"/>
        </table:table-row>
        <table:table-row table:style-name="ro1">
          <table:table-cell office:value-type="string">
            <text:p>(nij-eij)^2/eij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992">
            <text:p>0,1</text:p>
          </table:table-cell>
          <table:table-cell table:style-name="ce1" office:value-type="float" office:value="0.0928">
            <text:p>0,09</text:p>
          </table:table-cell>
          <table:table-cell table:style-name="ce1" office:value-type="float" office:value="0.288">
            <text:p>0,29</text:p>
          </table:table-cell>
        </table:table-row>
        <table:table-row table:style-name="ro1">
          <table:table-cell/>
          <table:table-cell table:style-name="ce1" office:value-type="float" office:value="0.0651">
            <text:p>0,07</text:p>
          </table:table-cell>
          <table:table-cell table:style-name="ce1" office:value-type="float" office:value="0.078404105090312">
            <text:p>0,08</text:p>
          </table:table-cell>
          <table:table-cell table:style-name="ce1" office:value-type="float" office:value="0.000190476190476192">
            <text:p>0</text:p>
          </table:table-cell>
        </table:table-row>
        <table:table-row table:style-name="ro1">
          <table:table-cell/>
          <table:table-cell table:style-name="ce1" office:value-type="float" office:value="0.0782178660049628">
            <text:p>0,08</text:p>
          </table:table-cell>
          <table:table-cell table:style-name="ce1" office:value-type="float" office:value="0.00802599469496021">
            <text:p>0,01</text:p>
          </table:table-cell>
          <table:table-cell table:style-name="ce1" office:value-type="float" office:value="0.104">
            <text:p>0,1</text:p>
          </table:table-cell>
        </table:table-row>
        <table:table-row table:style-name="ro1">
          <table:table-cell/>
          <table:table-cell table:style-name="ce1" office:value-type="float" office:value="0.110722119815668">
            <text:p>0,11</text:p>
          </table:table-cell>
          <table:table-cell table:style-name="ce1" office:value-type="float" office:value="0.0000133004926108376">
            <text:p>0</text:p>
          </table:table-cell>
          <table:table-cell table:style-name="ce1" office:value-type="float" office:value="0.084">
            <text:p>0,08</text:p>
          </table:table-cell>
        </table:table-row>
      </table:table>
    </office:spreadshee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6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936">
          <table:table-cell table:number-columns-repeated="4"/>
        </table:table-row>
        <table:table-row table:style-name="ro1">
          <table:table-cell office:value-type="string">
            <text:p>Chi^2</text:p>
          </table:table-cell>
          <table:table-cell table:style-name="ce1" office:value-type="float" office:value="1.00867386228899">
            <text:p>1,01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0.708631852019689">
            <text:p>0,71</text:p>
          </table:table-cell>
          <table:table-cell table:number-columns-repeated="2"/>
        </table:table-row>
        <table:table-row table:style-name="ro1">
          <table:table-cell office:value-type="string">
            <text:p>num files (k)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num colum (l)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max</text:p>
          </table:table-cell>
          <table:table-cell table:formula="of:=SQRT(1-1/[.B940])" office:value-type="float" office:value="0.816496580927726">
            <text:p>0,82</text:p>
          </table:table-cell>
          <table:table-cell table:number-columns-repeated="2"/>
        </table:table-row>
        <table:table-row table:style-name="ro1">
          <table:table-cell office:value-type="string">
            <text:p>C/Cmax (%)</text:p>
          </table:table-cell>
          <table:table-cell table:formula="of:=[.B938]/[.B941]*100" office:value-type="float" office:value="86.7893226465838">
            <text:p>86,79</text:p>
          </table:table-cell>
          <table:table-cell office:value-type="string">
            <text:p>Forta dependència estadística entre X i Y</text:p>
          </table:table-cell>
          <table:table-cell/>
        </table:table-row>
      </table:table>
    </office:spreadshee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 table:number-rows-repeated="947">
          <table:table-cell table:number-columns-repeated="7"/>
        </table:table-row>
        <table:table-row table:style-name="ro1">
          <table:table-cell office:value-type="string">
            <text:p>Variable X: errors</text:p>
          </table:table-cell>
          <table:table-cell table:number-columns-repeated="6"/>
        </table:table-row>
        <table:table-row table:style-name="ro1">
          <table:table-cell office:value-type="string">
            <text:p>Variable Y: temp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ula contingència</text:p>
          </table:table-cell>
          <table:table-cell table:number-columns-repeated="6"/>
        </table:table-row>
        <table:table-row table:style-name="ro1">
          <table:table-cell table:style-name="ce1" office:value-type="string">
            <text:p>X\Y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office:value-type="string">
            <text:p>Marginal X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formula="of:=SUM([.B953:.E953])" office:value-type="float" office:value="29">
            <text:p>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formula="of:=SUM([.B954:.E954])" office:value-type="float" office:value="52">
            <text:p>52</text:p>
          </table:table-cell>
          <table:table-cell office:value-type="string">
            <text:p>Moda X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formula="of:=SUM([.B955:.E955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Marginal Y </text:p>
          </table:table-cell>
          <table:table-cell table:formula="of:=SUM([.B953:.B955])" office:value-type="float" office:value="23">
            <text:p>23</text:p>
          </table:table-cell>
          <table:table-cell table:formula="of:=SUM([.C953:.C955])" office:value-type="float" office:value="27">
            <text:p>27</text:p>
          </table:table-cell>
          <table:table-cell table:formula="of:=SUM([.D953:.D955])" office:value-type="float" office:value="44">
            <text:p>44</text:p>
          </table:table-cell>
          <table:table-cell table:formula="of:=SUM([.E953:.E955])" office:value-type="float" office:value="26">
            <text:p>26</text:p>
          </table:table-cell>
          <table:table-cell table:formula="of:=SUM([.B953:.E955])" office:value-type="float" office:value="120">
            <text:p>120</text:p>
          </table:table-cell>
          <table:table-cell office:value-type="string">
            <text:p>Suma total (N)</text:p>
          </table:table-cell>
        </table:table-row>
        <table:table-row table:style-name="ro1">
          <table:table-cell table:number-columns-repeated="3"/>
          <table:table-cell office:value-type="string">
            <text:p>Moda Y</text:p>
          </table:table-cell>
          <table:table-cell table:number-columns-repeated="3"/>
        </table:table-row>
      </table:table>
    </office:spreadshee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958">
          <table:table-cell table:number-columns-repeated="2"/>
        </table:table-row>
        <table:table-row table:style-name="ro1">
          <table:table-cell office:value-type="string">
            <text:p>Moda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janaX</text:p>
          </table:table-cell>
          <table:table-cell table:style-name="ce1" office:value-type="float" office:value="1.08333333333333">
            <text:p>1,08</text:p>
          </table:table-cell>
        </table:table-row>
        <table:table-row table:style-name="ro1">
          <table:table-cell office:value-type="string">
            <text:p>DesvTipX</text:p>
          </table:table-cell>
          <table:table-cell table:style-name="ce1" office:value-type="float" office:value="0.748145856248781">
            <text:p>0,75</text:p>
          </table:table-cell>
        </table:table-row>
      </table:table>
    </office:spreadshee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23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8.8571428571429">
            <text:p>18,86</text:p>
          </table:table-cell>
        </table:table-row>
        <table:table-row table:style-name="ro1">
          <table:table-cell table:number-columns-repeated="10"/>
          <table:table-cell office:value-type="string">
            <text:p>mediana </text:p>
          </table:table-cell>
          <table:table-cell table:style-name="ce1" office:value-type="float" office:value="17.8333333333333">
            <text:p>17,83</text:p>
          </table:table-cell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table:style-name="ce1" office:value-type="float" office:value="14.5">
            <text:p>14,5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962">
          <table:table-cell table:number-columns-repeated="2"/>
        </table:table-row>
        <table:table-row table:style-name="ro1">
          <table:table-cell office:value-type="string">
            <text:p>ModaY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tjanaY</text:p>
          </table:table-cell>
          <table:table-cell table:style-name="ce1" office:value-type="float" office:value="4.60833333333333">
            <text:p>4,61</text:p>
          </table:table-cell>
        </table:table-row>
        <table:table-row table:style-name="ro1">
          <table:table-cell office:value-type="string">
            <text:p>DesvTipY</text:p>
          </table:table-cell>
          <table:table-cell table:style-name="ce1" office:value-type="float" office:value="1.02709812362576">
            <text:p>1,03</text:p>
          </table:table-cell>
        </table:table-row>
      </table:table>
    </office:spreadshee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24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970">
          <table:table-cell table:number-columns-repeated="2"/>
        </table:table-row>
        <table:table-row table:style-name="ro1">
          <table:table-cell office:value-type="string">
            <text:p>Variable X: ratio compte</text:p>
          </table:table-cell>
          <table:table-cell/>
        </table:table-row>
        <table:table-row table:style-name="ro1">
          <table:table-cell office:value-type="string">
            <text:p>Variable I: saldo mitjà</text:p>
          </table:table-cell>
          <table:table-cell/>
        </table:table-row>
      </table:table>
    </office:spreadshee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2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73">
          <table:table-cell table:number-columns-repeated="6"/>
        </table:table-row>
        <table:table-row table:style-name="ro1">
          <table:table-cell office:value-type="string">
            <text:p>Taula contingència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\X</text:p>
          </table:table-cell>
          <table:table-cell table:style-name="ce1" office:value-type="string">
            <text:p>menys de 0,1</text:p>
          </table:table-cell>
          <table:table-cell table:style-name="ce1" office:value-type="string">
            <text:p>0,1-0,3</text:p>
          </table:table-cell>
          <table:table-cell table:style-name="ce1" office:value-type="string">
            <text:p>més de 0,3</text:p>
          </table:table-cell>
          <table:table-cell office:value-type="string">
            <text:p>marginal I</text:p>
          </table:table-cell>
          <table:table-cell/>
        </table:table-row>
        <table:table-row table:style-name="ro2">
          <table:table-cell table:style-name="ce1" office:value-type="string">
            <text:p>menys de 2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formula="of:=SUM([.B976:.D976])" office:value-type="float" office:value="48">
            <text:p>48</text:p>
          </table:table-cell>
          <table:table-cell/>
        </table:table-row>
        <table:table-row table:style-name="ro1">
          <table:table-cell table:style-name="ce1" office:value-type="string">
            <text:p>20-5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formula="of:=SUM([.B977:.D977])"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50-1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formula="of:=SUM([.B978:.D978])" office:value-type="float" office:value="24">
            <text:p>24</text:p>
          </table:table-cell>
          <table:table-cell/>
        </table:table-row>
        <table:table-row table:style-name="ro1">
          <table:table-cell table:style-name="ce1" office:value-type="string">
            <text:p>100-2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formula="of:=SUM([.B979:.D979])" office:value-type="float" office:value="13">
            <text:p>13</text:p>
          </table:table-cell>
          <table:table-cell/>
        </table:table-row>
        <table:table-row table:style-name="ro2">
          <table:table-cell table:style-name="ce1" office:value-type="string">
            <text:p>més de 2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formula="of:=SUM([.B980:.D980])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marginal X</text:p>
          </table:table-cell>
          <table:table-cell table:formula="of:=SUM([.B976:.B980])" office:value-type="float" office:value="96">
            <text:p>96</text:p>
          </table:table-cell>
          <table:table-cell table:formula="of:=SUM([.C976:.C980])" office:value-type="float" office:value="30">
            <text:p>30</text:p>
          </table:table-cell>
          <table:table-cell table:formula="of:=SUM([.D976:.D980])" office:value-type="float" office:value="4">
            <text:p>4</text:p>
          </table:table-cell>
          <table:table-cell table:formula="of:=SUM([.B976:.D980])" office:value-type="float" office:value="130">
            <text:p>130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983">
          <table:table-cell table:number-columns-repeated="5"/>
        </table:table-row>
        <table:table-row table:style-name="ro1">
          <table:table-cell office:value-type="string">
            <text:p>Variable I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tervals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q abs</text:p>
          </table:table-cell>
        </table:table-row>
        <table:table-row table:style-name="ro2">
          <table:table-cell table:style-name="ce1" office:value-type="string">
            <text:p>menys de 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([.B986]+[.C986])/2" office:value-type="float" office:value="10">
            <text:p>10</text:p>
          </table:table-cell>
          <table:table-cell table:style-name="ce1" office:value-type="float" office:value="48">
            <text:p>48</text:p>
          </table:table-cell>
        </table:table-row>
        <table:table-row table:style-name="ro1">
          <table:table-cell table:style-name="ce1" office:value-type="string">
            <text:p>20-5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table:formula="of:=([.B987]+[.C987])/2" office:value-type="float" office:value="35">
            <text:p>35</text:p>
          </table:table-cell>
          <table:table-cell table:style-name="ce1" office:value-type="float" office:value="32">
            <text:p>32</text:p>
          </table:table-cell>
        </table:table-row>
        <table:table-row table:style-name="ro1">
          <table:table-cell table:style-name="ce1" office:value-type="string">
            <text:p>50-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table:formula="of:=([.B988]+[.C988])/2" office:value-type="float" office:value="75">
            <text:p>75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100-2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table:style-name="ce1" table:formula="of:=([.B989]+[.C989])/2" office:value-type="float" office:value="175">
            <text:p>175</text:p>
          </table:table-cell>
          <table:table-cell table:style-name="ce1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més de 25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000">
            <text:p>1000</text:p>
          </table:table-cell>
          <table:table-cell table:style-name="ce1" table:formula="of:=([.B990]+[.C990])/2" office:value-type="float" office:value="625">
            <text:p>625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f:=SUM([.E986:.E990])" office:value-type="float" office:value="130">
            <text:p>130</text:p>
          </table:table-cell>
        </table:table-row>
        <table:table-row table:style-name="ro1">
          <table:table-cell office:value-type="string">
            <text:p>Mitjana I</text:p>
          </table:table-cell>
          <table:table-cell table:formula="of:=SUMPRODUCT([.D986:.D990];[.E986:.E990])/SUM([.E986:.E990])" office:value-type="float" office:value="106.153846153846">
            <text:p>106,15</text:p>
          </table:table-cell>
          <table:table-cell table:number-columns-repeated="3"/>
        </table:table-row>
      </table:table>
    </office:spreadshee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0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994">
          <table:table-cell table:number-columns-repeated="8"/>
        </table:table-row>
        <table:table-row table:style-name="ro1">
          <table:table-cell office:value-type="string">
            <text:p>Variable X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ntervals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q abs</text:p>
          </table:table-cell>
          <table:table-cell table:style-name="ce1" office:value-type="string">
            <text:p>freq abs acum</text:p>
          </table:table-cell>
          <table:table-cell table:style-name="ce1" office:value-type="string">
            <text:p>freq rel acum</text:p>
          </table:table-cell>
          <table:table-cell/>
        </table:table-row>
        <table:table-row table:style-name="ro2">
          <table:table-cell table:style-name="ce1" office:value-type="string">
            <text:p>menys de 0,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,1</text:p>
          </table:table-cell>
          <table:table-cell table:style-name="ce1" table:formula="of:=([.B997]+[.C997])/2" office:value-type="float" office:value="0.05">
            <text:p>0,05</text:p>
          </table:table-cell>
          <table:table-cell table:style-name="ce1" office:value-type="float" office:value="96">
            <text:p>96</text:p>
          </table:table-cell>
          <table:table-cell table:style-name="ce1" table:formula="of:=[.E997]" office:value-type="float" office:value="96">
            <text:p>96</text:p>
          </table:table-cell>
          <table:table-cell table:style-name="ce1" table:formula="of:=[.F997]/[.$E$1000]" office:value-type="float" office:value="0.738461538461539">
            <text:p>0,74</text:p>
          </table:table-cell>
          <table:table-cell/>
        </table:table-row>
        <table:table-row table:style-name="ro1">
          <table:table-cell table:style-name="ce1" office:value-type="string">
            <text:p>0,1-0,3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3">
            <text:p>0,3</text:p>
          </table:table-cell>
          <table:table-cell table:style-name="ce1" table:formula="of:=([.B998]+[.C998])/2" office:value-type="float" office:value="0.2">
            <text:p>0,2</text:p>
          </table:table-cell>
          <table:table-cell table:style-name="ce1" office:value-type="float" office:value="30">
            <text:p>30</text:p>
          </table:table-cell>
          <table:table-cell table:style-name="ce1" table:formula="of:=[.E998]+[.F997]" office:value-type="float" office:value="126">
            <text:p>126</text:p>
          </table:table-cell>
          <table:table-cell table:style-name="ce1" table:formula="of:=[.F998]/[.$E$1000]" office:value-type="float" office:value="0.969230769230769">
            <text:p>0,97</text:p>
          </table:table-cell>
          <table:table-cell office:value-type="string">
            <text:p>Q3</text:p>
          </table:table-cell>
        </table:table-row>
        <table:table-row table:style-name="ro2">
          <table:table-cell table:style-name="ce1" office:value-type="string">
            <text:p>més de 0,3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">
            <text:p>1</text:p>
          </table:table-cell>
          <table:table-cell table:style-name="ce1" table:formula="of:=([.B999]+[.C999])/2" office:value-type="float" office:value="0.65">
            <text:p>0,65</text:p>
          </table:table-cell>
          <table:table-cell table:style-name="ce1" office:value-type="float" office:value="4">
            <text:p>4</text:p>
          </table:table-cell>
          <table:table-cell table:style-name="ce1" table:formula="of:=[.E999]+[.F998]" office:value-type="float" office:value="130">
            <text:p>130</text:p>
          </table:table-cell>
          <table:table-cell table:style-name="ce1" table:formula="of:=[.F999]/[.$E$1000]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SUM([.E997:.E999]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Q3 <text:s/></text:p>
          </table:table-cell>
          <table:table-cell table:formula="of:=[.B998]+([.C998]-[.B998])*(0.75*[.E1000]-[.F997])/[.E998]" office:value-type="float" office:value="0.11">
            <text:p>0,11</text:p>
          </table:table-cell>
          <table:table-cell table:number-columns-repeated="6"/>
        </table:table-row>
      </table:table>
    </office:spreadsheet>
  </office:body>
</office:document-content>
</file>

<file path=Object 8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1003">
          <table:table-cell table:number-columns-repeated="4"/>
        </table:table-row>
        <table:table-row table:style-name="ro1">
          <table:table-cell office:value-type="string">
            <text:p>Variable I condicionada a Variable X en 0,1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Intervals</text:p>
          </table:table-cell>
          <table:table-cell table:style-name="ce1" office:value-type="string">
            <text:p>freq abs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enys de 20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-50</text:p>
          </table:table-cell>
          <table:table-cell table:style-name="ce1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0-100</text:p>
          </table:table-cell>
          <table:table-cell table:style-name="ce1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00-250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és de 250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</table:table>
    </office:spreadsheet>
  </office:body>
</office:document-content>
</file>

<file path=Object 8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15">
          <table:table-cell table:number-columns-repeated="2"/>
        </table:table-row>
        <table:table-row table:style-name="ro1">
          <table:table-cell office:value-type="string">
            <text:p>Variable X: nombre balances</text:p>
          </table:table-cell>
          <table:table-cell/>
        </table:table-row>
        <table:table-row table:style-name="ro1">
          <table:table-cell office:value-type="string">
            <text:p>Variable I: nombre dependents</text:p>
          </table:table-cell>
          <table:table-cell/>
        </table:table-row>
      </table:table>
    </office:spreadsheet>
  </office:body>
</office:document-content>
</file>

<file path=Object 8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 table:number-rows-repeated="1018">
          <table:table-cell table:number-columns-repeated="7"/>
        </table:table-row>
        <table:table-row table:style-name="ro1">
          <table:table-cell office:value-type="string">
            <text:p>Taula contingència</text:p>
          </table:table-cell>
          <table:table-cell table:number-columns-repeated="6"/>
        </table:table-row>
        <table:table-row table:style-name="ro1">
          <table:table-cell table:style-name="ce1" office:value-type="string">
            <text:p>X\I 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office:value-type="string">
            <text:p>Marginal X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formula="of:=SUM([.B1021:.E1021])"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formula="of:=SUM([.B1022:.E1022])" office:value-type="float" office:value="7">
            <text:p>7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formula="of:=SUM([.B1023:.E1023])" office:value-type="float" office:value="9">
            <text:p>9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formula="of:=SUM([.B1024:.E1024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arginal I</text:p>
          </table:table-cell>
          <table:table-cell table:formula="of:=SUM([.B1021:.B1024])" office:value-type="float" office:value="2">
            <text:p>2</text:p>
          </table:table-cell>
          <table:table-cell table:formula="of:=SUM([.C1021:.C1024])" office:value-type="float" office:value="5">
            <text:p>5</text:p>
          </table:table-cell>
          <table:table-cell table:formula="of:=SUM([.D1021:.D1024])" office:value-type="float" office:value="7">
            <text:p>7</text:p>
          </table:table-cell>
          <table:table-cell table:formula="of:=SUM([.E1021:.E1024])" office:value-type="float" office:value="10">
            <text:p>10</text:p>
          </table:table-cell>
          <table:table-cell table:formula="of:=SUM([.B1021:.E1024])" office:value-type="float" office:value="24">
            <text:p>24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8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35">
          <table:table-cell table:number-columns-repeated="2"/>
        </table:table-row>
        <table:table-row table:style-name="ro1">
          <table:table-cell office:value-type="string">
            <text:p>MitjanaX</text:p>
          </table:table-cell>
          <table:table-cell table:style-name="ce1" office:value-type="float" office:value="2.66666666666667">
            <text:p>2,67</text:p>
          </table:table-cell>
        </table:table-row>
        <table:table-row table:style-name="ro1">
          <table:table-cell office:value-type="string">
            <text:p>DesvTipX</text:p>
          </table:table-cell>
          <table:table-cell table:style-name="ce1" office:value-type="float" office:value="0.942809041582063">
            <text:p>0,94</text:p>
          </table:table-cell>
        </table:table-row>
      </table:table>
    </office:spreadsheet>
  </office:body>
</office:document-content>
</file>

<file path=Object 8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41">
          <table:table-cell table:number-columns-repeated="2"/>
        </table:table-row>
        <table:table-row table:style-name="ro1">
          <table:table-cell office:value-type="string">
            <text:p>MitjanaI</text:p>
          </table:table-cell>
          <table:table-cell table:style-name="ce1" office:value-type="float" office:value="3.04166666666667">
            <text:p>3,04</text:p>
          </table:table-cell>
        </table:table-row>
        <table:table-row table:style-name="ro1">
          <table:table-cell office:value-type="string">
            <text:p>DesvTipI</text:p>
          </table:table-cell>
          <table:table-cell table:style-name="ce1" office:value-type="float" office:value="0.978057882858792">
            <text:p>0,98</text:p>
          </table:table-cell>
        </table:table-row>
      </table:table>
    </office:spreadsheet>
  </office:body>
</office:document-content>
</file>

<file path=Object 8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64">
          <table:table-cell/>
        </table:table-row>
        <table:table-row table:style-name="ro1">
          <table:table-cell office:value-type="string">
            <text:p>Resultats lleugerament diferents per a la mediana perquè l'agrupació en intervals és diferent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45">
          <table:table-cell table:number-columns-repeated="2"/>
        </table:table-row>
        <table:table-row table:style-name="ro1">
          <table:table-cell office:value-type="string">
            <text:p>CovXI</text:p>
          </table:table-cell>
          <table:table-cell table:style-name="ce1" office:value-type="float" office:value="0.597222222222221">
            <text:p>0,6</text:p>
          </table:table-cell>
        </table:table-row>
        <table:table-row table:style-name="ro1">
          <table:table-cell office:value-type="string">
            <text:p>coef correlXI (rXI)</text:p>
          </table:table-cell>
          <table:table-cell table:style-name="ce1" office:value-type="float" office:value="0.647660875613435">
            <text:p>0,65</text:p>
          </table:table-cell>
        </table:table-row>
      </table:table>
    </office:spreadsheet>
  </office:body>
</office:document-content>
</file>

<file path=Object 9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51">
          <table:table-cell table:number-columns-repeated="2"/>
        </table:table-row>
        <table:table-row table:style-name="ro1">
          <table:table-cell office:value-type="string">
            <text:p>Variable X: control 1</text:p>
          </table:table-cell>
          <table:table-cell/>
        </table:table-row>
        <table:table-row table:style-name="ro1">
          <table:table-cell office:value-type="string">
            <text:p>Variable Y: control 2</text:p>
          </table:table-cell>
          <table:table-cell/>
        </table:table-row>
      </table:table>
    </office:spreadsheet>
  </office:body>
</office:document-content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1.4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 table:number-rows-repeated="1054">
          <table:table-cell table:number-columns-repeated="7"/>
        </table:table-row>
        <table:table-row table:style-name="ro1">
          <table:table-cell table:style-name="ce1" office:value-type="string">
            <text:p>Y\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string">
            <text:p>Marginal Y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formula="of:=SUM([.B1056:.E1056])" office:value-type="float" office:value="15">
            <text:p>15</text:p>
          </table:table-cell>
          <table:table-cell office:value-type="string">
            <text:p>Moda Y 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formula="of:=SUM([.B1057:.E1057])" office:value-type="float" office:value="13">
            <text:p>13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formula="of:=SUM([.B1058:.E1058])" office:value-type="float" office:value="8">
            <text:p>8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formula="of:=SUM([.B1059:.E1059]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rginal X</text:p>
          </table:table-cell>
          <table:table-cell table:formula="of:=SUM([.B1056:.B1059])" office:value-type="float" office:value="11">
            <text:p>11</text:p>
          </table:table-cell>
          <table:table-cell table:formula="of:=SUM([.C1056:.C1059])" office:value-type="float" office:value="11">
            <text:p>11</text:p>
          </table:table-cell>
          <table:table-cell table:formula="of:=SUM([.D1056:.D1059])" office:value-type="float" office:value="10">
            <text:p>10</text:p>
          </table:table-cell>
          <table:table-cell table:formula="of:=SUM([.E1056:.E1059])" office:value-type="float" office:value="10">
            <text:p>10</text:p>
          </table:table-cell>
          <table:table-cell table:formula="of:=SUM([.B1056:.E1059])" office:value-type="float" office:value="42">
            <text:p>42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9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62">
          <table:table-cell table:number-columns-repeated="2"/>
        </table:table-row>
        <table:table-row table:style-name="ro1">
          <table:table-cell office:value-type="string">
            <text:p>Moda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tjanaY</text:p>
          </table:table-cell>
          <table:table-cell table:style-name="ce1" office:value-type="float" office:value="1.11904761904762">
            <text:p>1,12</text:p>
          </table:table-cell>
        </table:table-row>
        <table:table-row table:style-name="ro1">
          <table:table-cell office:value-type="string">
            <text:p>Median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vTipY</text:p>
          </table:table-cell>
          <table:table-cell table:style-name="ce1" office:value-type="float" office:value="1.05113047879258">
            <text:p>1,05</text:p>
          </table:table-cell>
        </table:table-row>
      </table:table>
    </office:spreadsheet>
  </office:body>
</office:document-content>
</file>

<file path=Object 9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68">
          <table:table-cell table:number-columns-repeated="2"/>
        </table:table-row>
        <table:table-row table:style-name="ro1">
          <table:table-cell office:value-type="string">
            <text:p>MitjanaX</text:p>
          </table:table-cell>
          <table:table-cell table:style-name="ce1" office:value-type="float" office:value="1.45238095238095">
            <text:p>1,45</text:p>
          </table:table-cell>
        </table:table-row>
        <table:table-row table:style-name="ro1">
          <table:table-cell office:value-type="string">
            <text:p>DesvTipX</text:p>
          </table:table-cell>
          <table:table-cell table:style-name="ce1" office:value-type="float" office:value="1.1170194386419">
            <text:p>1,12</text:p>
          </table:table-cell>
        </table:table-row>
      </table:table>
    </office:spreadsheet>
  </office:body>
</office:document-content>
</file>

<file path=Object 9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8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84">
          <table:table-cell table:number-columns-repeated="2"/>
        </table:table-row>
        <table:table-row table:style-name="ro1">
          <table:table-cell office:value-type="string">
            <text:p>CovXY</text:p>
          </table:table-cell>
          <table:table-cell table:style-name="ce1" office:value-type="float" office:value="-0.720521541950113">
            <text:p>-0,72</text:p>
          </table:table-cell>
        </table:table-row>
        <table:table-row table:style-name="ro1">
          <table:table-cell office:value-type="string">
            <text:p>coef correlXY (rXY)</text:p>
          </table:table-cell>
          <table:table-cell table:style-name="ce1" office:value-type="float" office:value="-0.613662534917901">
            <text:p>-0,61</text:p>
          </table:table-cell>
        </table:table-row>
      </table:table>
    </office:spreadsheet>
  </office:body>
</office:document-content>
</file>

<file path=Object 9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91">
          <table:table-cell table:number-columns-repeated="2"/>
        </table:table-row>
        <table:table-row table:style-name="ro1">
          <table:table-cell office:value-type="string">
            <text:p>Variable X: estoc</text:p>
          </table:table-cell>
          <table:table-cell/>
        </table:table-row>
        <table:table-row table:style-name="ro1">
          <table:table-cell office:value-type="string">
            <text:p>Variable I: vendes</text:p>
          </table:table-cell>
          <table:table-cell/>
        </table:table-row>
        <table:table-row table:style-name="ro1">
          <table:table-cell office:value-type="string">
            <text:p>Variable Z: empleats fixos</text:p>
          </table:table-cell>
          <table:table-cell/>
        </table:table-row>
        <table:table-row table:style-name="ro1">
          <table:table-cell office:value-type="string">
            <text:p>Variable V: empleats eventuals</text:p>
          </table:table-cell>
          <table:table-cell/>
        </table:table-row>
      </table:table>
    </office:spreadsheet>
  </office:body>
</office:document-content>
</file>

<file path=Object 9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52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096">
          <table:table-cell table:number-columns-repeated="5"/>
        </table:table-row>
        <table:table-row table:style-name="ro1">
          <table:table-cell table:style-name="ce1" office:value-type="string">
            <text:p>Cooperativa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</text:p>
          </table:table-cell>
          <table:table-cell table:style-name="ce1" office:value-type="string">
            <text:p>Z</text:p>
          </table:table-cell>
          <table:table-cell table:style-name="ce1" office:value-type="string">
            <text:p>V</text:p>
          </table:table-cell>
        </table:table-row>
        <table:table-row table:style-name="ro1">
          <table:table-cell table:style-name="ce1" office:value-type="string">
            <text:p>A 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D 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E 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F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jana</text:p>
          </table:table-cell>
          <table:table-cell table:formula="of:=AVERAGE([.B1098:.B1103])" office:value-type="float" office:value="22">
            <text:p>22</text:p>
          </table:table-cell>
          <table:table-cell table:formula="of:=AVERAGE([.C1098:.C1103])" office:value-type="float" office:value="130">
            <text:p>130</text:p>
          </table:table-cell>
          <table:table-cell table:formula="of:=AVERAGE([.D1098:.D1103])" office:value-type="float" office:value="8">
            <text:p>8</text:p>
          </table:table-cell>
          <table:table-cell table:formula="of:=AVERAGE([.E1098:.E1103])" office:value-type="float" office:value="6">
            <text:p>6</text:p>
          </table:table-cell>
        </table:table-row>
        <table:table-row table:style-name="ro1">
          <table:table-cell office:value-type="string">
            <text:p>Var</text:p>
          </table:table-cell>
          <table:table-cell table:formula="of:=VARP([.B1098:.B1103])" office:value-type="float" office:value="46.3333333333333">
            <text:p>46,33</text:p>
          </table:table-cell>
          <table:table-cell table:formula="of:=VARP([.C1098:.C1103])" office:value-type="float" office:value="540.333333333333">
            <text:p>540,33</text:p>
          </table:table-cell>
          <table:table-cell table:formula="of:=VARP([.D1098:.D1103])" office:value-type="float" office:value="2.66666666666667">
            <text:p>2,67</text:p>
          </table:table-cell>
          <table:table-cell table:formula="of:=VARP([.E1098:.E1103])" office:value-type="float" office:value="2.66666666666667">
            <text:p>2,67</text:p>
          </table:table-cell>
        </table:table-row>
        <table:table-row table:style-name="ro1">
          <table:table-cell office:value-type="string">
            <text:p>DesvTip</text:p>
          </table:table-cell>
          <table:table-cell table:formula="of:=SQRT([.B1106])" office:value-type="float" office:value="6.80685928555405">
            <text:p>6,81</text:p>
          </table:table-cell>
          <table:table-cell table:formula="of:=SQRT([.C1106])" office:value-type="float" office:value="23.2450711621482">
            <text:p>23,25</text:p>
          </table:table-cell>
          <table:table-cell table:formula="of:=SQRT([.D1106])" office:value-type="float" office:value="1.63299316185545">
            <text:p>1,63</text:p>
          </table:table-cell>
          <table:table-cell table:formula="of:=SQRT([.E1106])" office:value-type="float" office:value="1.63299316185545">
            <text:p>1,63</text:p>
          </table:table-cell>
        </table:table-row>
      </table:table>
    </office:spreadsheet>
  </office:body>
</office:document-content>
</file>

<file path=Object 9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97cm" svg:height="6.903cm" xlink:href="." xlink:type="simple" chart:class="chart:scatter" chart:style-name="ch1">
        <chart:title svg:x="2.768cm" svg:y="0.145cm" chart:style-name="ch2">
          <text:p>dispersió X-I</text:p>
        </chart:title>
        <chart:plot-area chart:style-name="ch3" chart:data-source-has-labels="both" svg:x="0.159cm" svg:y="0.773cm" svg:width="5.998cm" svg:height="4.678cm">
          <chartooo:coordinate-region svg:x="0.88cm" svg:y="0.922cm" svg:width="5.115cm" svg:height="3.983cm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9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9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97cm" svg:height="6.903cm" xlink:href="." xlink:type="simple" chart:class="chart:scatter" chart:style-name="ch1">
        <chart:title svg:x="2.8cm" svg:y="0.145cm" chart:style-name="ch2">
          <text:p>dispersió I-Z</text:p>
        </chart:title>
        <chart:plot-area chart:style-name="ch3" chart:data-source-has-labels="both" svg:x="0.159cm" svg:y="0.773cm" svg:width="5.998cm" svg:height="4.678cm">
          <chartooo:coordinate-region svg:x="0.731cm" svg:y="0.922cm" svg:width="5.19cm" svg:height="3.983cm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9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